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9.3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79.85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12.81pt" fo:break-before="auto" style:use-optimal-row-height="true"/>
    </style:style>
    <style:style style:name="ro12" style:family="table-row">
      <style:table-row-properties style:row-height="113.41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75.34pt" fo:break-before="auto" style:use-optimal-row-height="true"/>
    </style:style>
    <style:style style:name="ro17" style:family="table-row">
      <style:table-row-properties style:row-height="180.54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57.91pt" fo:break-before="auto" style:use-optimal-row-height="true"/>
    </style:style>
    <style:style style:name="ro20" style:family="table-row">
      <style:table-row-properties style:row-height="247.75pt" fo:break-before="auto" style:use-optimal-row-height="true"/>
    </style:style>
    <style:style style:name="ro21" style:family="table-row">
      <style:table-row-properties style:row-height="460.91pt" fo:break-before="auto" style:use-optimal-row-height="true"/>
    </style:style>
    <style:style style:name="ro22" style:family="table-row">
      <style:table-row-properties style:row-height="158.2pt" fo:break-before="auto" style:use-optimal-row-height="true"/>
    </style:style>
    <style:style style:name="ro23" style:family="table-row">
      <style:table-row-properties style:row-height="214.16pt" fo:break-before="auto" style:use-optimal-row-height="true"/>
    </style:style>
    <style:style style:name="ro24" style:family="table-row">
      <style:table-row-properties style:row-height="270.11pt" fo:break-before="auto" style:use-optimal-row-height="true"/>
    </style:style>
    <style:style style:name="ro25" style:family="table-row">
      <style:table-row-properties style:row-height="191.76pt" fo:break-before="auto" style:use-optimal-row-height="true"/>
    </style:style>
    <style:style style:name="ro26" style:family="table-row">
      <style:table-row-properties style:row-height="147pt" fo:break-before="auto" style:use-optimal-row-height="true"/>
    </style:style>
    <style:style style:name="ta1" style:family="table" style:master-page-name="Default">
      <style:table-properties table:display="true" style:writing-mode="lr-tb"/>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8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8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8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8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79"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8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8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7"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98"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9"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2"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0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0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3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1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1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22"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35"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3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60"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61"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4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4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9"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1" style:family="table-cell" style:parent-style-name="Default">
      <style:table-cell-properties fo:background-color="#ce181e"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5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0.06pt solid #000000"/>
    </style:style>
    <style:style style:name="ce19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relief="none" fo:font-size="10pt" fo:language="en" fo:country="US"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name="Liberation Sans" style:text-overline-style="none" style:text-overline-color="font-color"/>
    </style:style>
    <style:style style:name="T3"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FreeSans" style:font-name-asian="Tahoma"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US" fo:font-size="10pt"/>
    </style:style>
    <style:style style:name="T4" style:family="text">
      <style:text-properties style:font-size-asian="10pt" style:text-overline-style="none" style:text-overline-color="font-color" style:text-emphasize="none" style:font-style-asian="normal" style:font-weight-asian="normal" style:font-name-asian="Tahoma" style:language-asian="zh" style:country-asian="CN" style:text-line-through-mode="continuous" style:text-outline="false" style:text-line-through-type="none" fo:font-weight="normal" style:font-name="Liberation Sans" fo:font-size="10pt" style:text-underline-style="none" style:text-underline-color="font-color" fo:font-style="normal" fo:text-shadow="none" fo:language="en" fo:country="US" style:language-complex="hi" style:country-complex="IN" style:font-name-complex="FreeSans" style:font-size-complex="10pt" style:font-weight-complex="normal" style:font-style-complex="normal" style:font-relief="non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fo:font-size="10pt" style:font-size-asian="10pt" style:font-size-complex="10pt"/>
    </style:style>
    <style:style style:name="T14" style:family="text">
      <style:text-properties style:language-complex="hi" style:country-complex="IN" style:text-overline-style="none" style:text-overline-color="font-color" fo:color="#000000" style:text-emphasize="none" style:font-style-complex="normal" style:font-style-asian="normal" style:font-weight-complex="normal" style:font-weight-asian="normal" style:font-size-complex="10pt" style:font-size-asian="10pt" style:font-name-complex="FreeSans" style:font-name-asian="Tahoma" style:font-relief="none"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17" style:family="text">
      <style:text-properties fo:language="en" fo:country="US" style:font-relief="none" style:font-style-complex="normal" style:font-weight-complex="normal" style:font-size-complex="10pt" style:font-name-complex="FreeSans" style:language-complex="hi" style:country-complex="IN" fo:text-shadow="none" fo:font-style="normal" style:text-underline-style="none" style:text-underline-color="font-color" fo:font-size="10pt" fo:color="#000000" style:text-emphasize="none" style:font-name="Liberation Sans" fo:font-weight="normal" style:text-line-through-type="none" style:text-outline="false" style:text-line-through-mode="continuous" style:language-asian="zh" style:country-asian="CN" style:font-name-asian="Tahoma" style:font-size-asian="10pt" style:font-weight-asian="normal" style:font-style-asian="normal" style:text-overline-style="none" style:text-overline-color="font-color"/>
    </style:style>
    <style:style style:name="T18" style:family="text">
      <style:text-properties style:font-style-complex="normal" style:font-relief="none" style:font-weight-complex="normal" style:font-size-complex="10pt" style:font-name-complex="FreeSans" style:language-complex="hi" style:country-complex="IN" fo:language="en" fo:country="US" fo:text-shadow="none" fo:font-style="normal" style:text-underline-style="none" style:text-underline-color="font-color" fo:font-size="10pt" fo:color="#000000" style:font-size-asian="10pt" style:font-name="Liberation Sans" fo:font-weight="normal" style:text-line-through-type="none" style:text-outline="false" style:text-line-through-mode="continuous" style:language-asian="zh" style:country-asian="CN" style:font-name-asian="Tahoma" style:font-weight-asian="normal" style:font-style-asian="normal" style:text-emphasize="none" style:text-overline-style="none" style:text-overline-color="font-color"/>
    </style:style>
    <style:style style:name="T19" style:family="text">
      <style:text-properties style:text-emphasize="none" style:text-overline-style="none" style:text-overline-color="font-color" style:font-style-asian="normal" style:font-weight-asian="normal" style:font-size-asian="10pt" style:font-name-asian="Tahoma" style:language-asian="zh" style:country-asian="CN" style:text-line-through-mode="continuous" style:text-outline="false" style:text-line-through-type="none" fo:font-weight="normal" style:font-name="Liberation Sans" fo:language="en" fo:country="US" fo:color="#000000" fo:font-size="10pt" style:text-underline-style="none" style:text-underline-color="font-color" fo:font-style="normal" fo:text-shadow="none" style:language-complex="hi" style:country-complex="IN" style:font-name-complex="FreeSans" style:font-size-complex="10pt" style:font-weight-complex="normal" style:font-style-complex="normal" style:font-relief="none"/>
    </style:style>
    <style:style style:name="T20" style:family="text">
      <style:text-properties style:font-name="Liberation Sans" style:font-relief="none" style:font-style-complex="normal" style:font-weight-complex="normal" style:font-size-complex="10pt" style:font-name-complex="FreeSans" style:language-complex="hi" style:country-complex="IN" fo:language="en" fo:country="US" fo:text-shadow="none" fo:font-style="normal" style:text-underline-style="none" style:text-underline-color="font-color" fo:font-size="10pt" fo:color="#000000" fo:font-weight="normal" style:text-line-through-type="none" style:text-outline="false" style:text-line-through-mode="continuous" style:language-asian="zh" style:country-asian="CN" style:font-name-asian="Tahoma" style:font-size-asian="10pt" style:font-weight-asian="normal" style:font-style-asian="normal" style:text-emphasize="none" style:text-overline-style="none" style:text-overline-color="font-color"/>
    </style:style>
    <style:style style:name="T21" style:family="text">
      <style:text-properties style:font-relief="none" style:font-name="Liberation Sans" fo:color="#000000" fo:font-size="10pt" fo:font-weight="normal" style:text-underline-style="none" style:text-underline-color="font-color" style:text-line-through-type="none" fo:font-style="normal" style:text-outline="false" fo:text-shadow="none" style:text-line-through-mode="continuous" style:language-complex="hi" style:country-complex="IN" style:language-asian="zh" style:country-asian="CN" style:font-name-asian="Tahoma" style:font-name-complex="FreeSans" style:font-size-asian="10pt" style:font-size-complex="10pt" style:font-weight-asian="normal" style:font-weight-complex="normal" style:font-style-asian="normal" style:font-style-complex="normal" style:text-emphasize="none" fo:language="en" fo:country="US" style:text-overline-style="none" style:text-overline-color="font-color"/>
    </style:style>
    <style:style style:name="T22" style:family="text">
      <style:text-properties style:language-complex="hi" style:country-complex="IN" style:text-overline-style="none" style:text-overline-color="font-color" style:language-asian="zh" style:country-asian="CN" style:text-emphasize="none" style:font-style-complex="normal" style:font-style-asian="normal" style:font-weight-complex="normal" style:font-weight-asian="normal" style:font-size-complex="10pt" style:font-size-asian="10pt" style:font-name-complex="FreeSans" style:font-name-asian="Tahoma" style:font-relief="none" fo:color="#000000"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3" style:family="text">
      <style:text-properties style:font-name="Liberation Sans" style:text-overline-style="none" style:text-overline-color="font-color" style:language-asian="zh" style:country-asian="CN" style:text-emphasize="none" style:font-style-complex="normal" style:font-style-asian="normal" style:font-weight-complex="normal" style:font-weight-asian="normal" style:font-size-complex="10pt" style:font-size-asian="10pt" style:font-name-complex="FreeSans" style:font-name-asian="Tahoma" style:font-relief="none"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24" style:family="text">
      <style:text-properties style:language-complex="hi" style:country-complex="IN" style:text-overline-style="none" style:text-overline-color="font-color" style:language-asian="zh" style:country-asian="CN" fo:language="en" fo:country="US" style:font-style-complex="normal" style:font-style-asian="normal" style:font-weight-complex="normal" style:font-weight-asian="normal" style:font-size-complex="10pt" style:font-size-asian="10pt" style:font-name-complex="FreeSans" style:font-name-asian="Tahoma" style:font-relief="none" style:text-emphasize="none" style:text-line-through-mode="continuous" fo:text-shadow="none" style:text-outline="false" fo:font-style="normal" style:text-line-through-type="none" style:text-underline-style="none" style:text-underline-color="font-color" fo:font-weight="normal" fo:font-size="10pt" style:font-name="Liberation Sans" fo:color="#000000"/>
    </style:style>
    <style:style style:name="T25" style:family="text">
      <style:text-properties style:font-relief="none" fo:font-size="10pt" fo:font-weight="normal" style:text-underline-style="none" style:text-underline-color="font-color" style:text-line-through-type="none" fo:font-style="normal" fo:text-shadow="none" style:text-line-through-mode="continuous" fo:language="en" fo:country="US" style:font-weight-complex="normal" style:language-complex="hi" style:country-complex="IN" style:font-name-asian="Tahoma" style:font-name-complex="FreeSans" style:font-size-asian="10pt" style:font-size-complex="10pt" style:font-weight-asian="normal" style:text-outline="false" style:font-style-asian="normal" style:font-style-complex="normal" style:text-emphasize="none" style:language-asian="zh" style:country-asian="CN" style:text-overline-style="none" style:text-overline-color="font-color"/>
    </style:style>
    <style:style style:name="T26" style:family="text">
      <style:text-properties style:font-style-complex="normal" style:font-relief="none" style:font-weight-complex="normal" style:font-size-complex="10pt" style:font-name-complex="FreeSans" style:language-complex="hi" style:country-complex="IN" fo:language="en" fo:country="US" fo:text-shadow="none" fo:font-style="normal" style:text-underline-style="none" style:text-underline-color="font-color" fo:font-size="10pt" fo:color="#000000" style:font-weight-asian="normal" style:font-name="Liberation Sans" fo:font-weight="normal" style:text-line-through-type="none" style:text-outline="false" style:text-line-through-mode="continuous" style:language-asian="zh" style:country-asian="CN" style:font-name-asian="Tahoma" style:font-size-asian="10pt" style:font-style-asian="normal" style:text-emphasize="none" style:text-overline-style="none" style:text-overline-color="font-color"/>
    </style:style>
    <style:style style:name="T27" style:family="text">
      <style:text-properties style:language-complex="hi" style:country-complex="IN" style:text-overline-style="none" style:text-overline-color="font-color" style:language-asian="zh" style:country-asian="CN" style:text-emphasize="none" style:font-style-complex="normal" style:font-style-asian="normal" style:font-weight-complex="normal" style:font-weight-asian="normal" style:text-line-through-type="none" style:font-size-asian="10pt" style:font-name-complex="FreeSans" style:font-name-asian="Tahoma" style:font-relief="none" style:font-size-complex="10pt" fo:language="en" fo:country="US" style:text-line-through-mode="continuous" fo:text-shadow="none" style:text-outline="false" fo:font-style="normal" style:text-underline-style="none" style:text-underline-color="font-color" fo:font-weight="normal" fo:font-size="10pt" style:font-name="Liberation Sans" fo:color="#000000"/>
    </style:style>
    <style:style style:name="T28" style:family="text">
      <style:text-properties style:language-complex="hi" style:country-complex="IN" style:text-overline-style="none" style:text-overline-color="font-color" style:language-asian="zh" style:country-asian="CN" style:text-emphasize="none" style:font-style-complex="normal" style:font-style-asian="normal" style:text-outline="false" style:font-weight-asian="normal" style:font-size-complex="10pt" style:font-size-asian="10pt" style:font-name-complex="FreeSans" style:font-name-asian="Tahoma" style:font-relief="none" style:font-weight-complex="normal" fo:language="en" fo:country="US" style:text-line-through-mode="continuous" fo:text-shadow="none" fo:font-style="normal" style:text-line-through-type="none" style:text-underline-style="none" style:text-underline-color="font-color" fo:font-weight="normal" fo:font-size="10pt" style:font-name="Liberation Sans" fo:color="#000000"/>
    </style:style>
    <style:style style:name="T29"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30"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relief="non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fo:color="#000000" style:text-overline-style="none" style:text-overline-color="font-color"/>
    </style:style>
    <style:style style:name="T32" style:family="text">
      <style:text-properties fo:text-shadow="none" style:font-relief="none" style:font-style-complex="normal" style:font-weight-complex="normal" style:font-size-complex="10pt" style:font-name-complex="FreeSans" style:language-complex="hi" style:country-complex="IN" fo:language="en" fo:country="US" fo:font-style="normal" style:text-underline-style="none" style:text-underline-color="font-color" fo:font-size="10pt" fo:color="#000000" style:font-style-asian="normal" style:font-name="Liberation Sans" fo:font-weight="normal" style:text-line-through-type="none" style:text-outline="false" style:text-line-through-mode="continuous" style:language-asian="zh" style:country-asian="CN" style:font-name-asian="Tahoma" style:font-size-asian="10pt" style:font-weight-asian="normal" style:text-emphasize="none" style:text-overline-style="none" style:text-overline-color="font-color"/>
    </style:style>
    <style:style style:name="T33" style:family="text">
      <style:text-properties style:language-complex="hi" style:country-complex="IN" style:text-overline-style="none" style:text-overline-color="font-color" style:language-asian="zh" style:country-asian="CN" style:text-emphasize="none" style:font-style-complex="normal" style:font-style-asian="normal" style:font-weight-complex="normal" style:font-weight-asian="normal" style:font-size-complex="10pt" style:font-size-asian="10pt" style:font-name-complex="FreeSans" style:font-name-asian="Tahoma" style:font-relief="none" fo:text-shadow="none" fo:language="en" fo:country="US" style:text-line-through-mode="continuous" style:text-outline="false" fo:font-style="normal" style:text-line-through-type="none" style:text-underline-style="none" style:text-underline-color="font-color" fo:font-weight="normal" fo:font-size="10pt" style:font-name="Liberation Sans" fo:color="#000000"/>
    </style:style>
    <style:style style:name="T34" style:family="text">
      <style:text-properties style:language-complex="hi" style:country-complex="IN" style:text-overline-style="none" style:text-overline-color="font-color" style:language-asian="zh" style:country-asian="CN" style:text-emphasize="none" style:text-line-through-mode="continuous" style:font-style-asian="normal" style:font-weight-complex="normal" style:font-weight-asian="normal" style:font-size-complex="10pt" style:font-size-asian="10pt" style:font-name-complex="FreeSans" style:font-name-asian="Tahoma" style:font-relief="none" style:font-style-complex="normal" fo:language="en" fo:country="US" fo:text-shadow="none" style:text-outline="false" fo:font-style="normal" style:text-line-through-type="none" style:text-underline-style="none" style:text-underline-color="font-color" fo:font-weight="normal" fo:font-size="10pt" style:font-name="Liberation Sans" fo:color="#000000"/>
    </style:style>
    <style:style style:name="T35" style:family="text">
      <style:text-properties style:font-name-complex="FreeSans" style:font-relief="none" style:font-style-complex="normal" style:font-weight-complex="normal" style:font-size-complex="10pt" style:language-complex="hi" style:country-complex="IN" fo:language="en" fo:country="US" fo:text-shadow="none" fo:font-style="normal" style:text-underline-style="none" style:text-underline-color="font-color" fo:font-size="10pt" fo:color="#000000" style:language-asian="zh" style:country-asian="CN" style:font-name="Liberation Sans" fo:font-weight="normal" style:text-line-through-type="none" style:text-outline="false" style:text-line-through-mode="continuous" style:font-name-asian="Tahoma" style:font-size-asian="10pt" style:font-weight-asian="normal" style:font-style-asian="normal" style:text-emphasize="none" style:text-overline-style="none" style:text-overline-color="font-color"/>
    </style:style>
    <style:style style:name="T36" style:family="text">
      <style:text-properties style:font-size-complex="10pt" style:font-relief="none" style:font-style-complex="normal" style:font-weight-complex="normal" style:font-name-complex="FreeSans" style:language-complex="hi" style:country-complex="IN" fo:language="en" fo:country="US" fo:text-shadow="none" fo:font-style="normal" style:text-underline-style="none" style:text-underline-color="font-color" fo:font-size="10pt" fo:color="#000000" style:font-style-asian="normal" style:font-name="Liberation Sans" fo:font-weight="normal" style:text-line-through-type="none" style:text-outline="false" style:text-line-through-mode="continuous" style:language-asian="zh" style:country-asian="CN" style:font-name-asian="Tahoma" style:font-size-asian="10pt" style:font-weight-asian="normal" style:text-emphasize="none" style:text-overline-style="none" style:text-overline-color="font-color"/>
    </style:style>
    <style:style style:name="T37" style:family="text">
      <style:text-properties style:font-size-complex="10pt" style:font-relief="none" style:font-style-complex="normal" style:font-weight-complex="normal" style:font-name-complex="FreeSans" style:language-complex="hi" style:country-complex="IN" fo:language="en" fo:country="US" fo:text-shadow="none" fo:font-style="normal" style:text-underline-style="none" style:text-underline-color="font-color" fo:font-size="10pt" fo:color="#000000" style:text-emphasize="none" style:font-name="Liberation Sans" fo:font-weight="normal" style:text-line-through-type="none" style:text-outline="false" style:text-line-through-mode="continuous" style:language-asian="zh" style:country-asian="CN" style:font-name-asian="Tahoma" style:font-size-asian="10pt" style:font-weight-asian="normal" style:font-style-asian="normal" style:text-overline-style="none" style:text-overline-color="font-color"/>
    </style:style>
    <style:style style:name="T38"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39"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text-outline="false" style:font-relief="none" style:font-style-complex="normal" style:font-weight-complex="normal" style:font-size-complex="10pt" style:font-name-complex="FreeSans" style:language-complex="hi" style:country-complex="IN" fo:language="en" fo:country="US" fo:text-shadow="none" fo:font-style="normal" style:text-underline-style="none" style:text-underline-color="font-color" fo:font-size="10pt" fo:color="#000000" style:text-line-through-type="none" fo:font-weight="normal" style:font-name="Liberation Sans" style:text-line-through-mode="continuous" style:language-asian="zh" style:country-asian="CN" style:font-name-asian="Tahoma" style:font-size-asian="10pt" style:font-weight-asian="normal" style:font-style-asian="normal" style:text-emphasize="none" style:text-overline-style="none" style:text-overline-color="font-color"/>
    </style:style>
    <style:style style:name="T4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font-size="10pt"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fo:color="#000000"/>
    </style:style>
    <style:style style:name="T4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font-size="10pt"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Liberation Sans"/>
    </style:style>
    <style:style style:name="T43" style:family="text">
      <style:text-properties style:language-complex="hi" style:country-complex="IN" style:text-overline-style="none" style:text-overline-color="font-color" style:language-asian="zh" style:country-asian="CN" style:text-emphasize="none" style:font-style-complex="normal" style:font-style-asian="normal" style:font-weight-complex="normal" style:font-weight-asian="normal" style:font-size-complex="10pt" style:font-size-asian="10pt" fo:font-weight="normal" style:font-name-asian="Tahoma" style:font-relief="none" style:font-name-complex="FreeSans" fo:language="en" fo:country="US" style:text-line-through-mode="continuous" fo:text-shadow="none" style:text-outline="false" fo:font-style="normal" style:text-line-through-type="none" style:text-underline-style="none" style:text-underline-color="font-color" fo:font-size="10pt" style:font-name="Liberation Sans" fo:color="#000000"/>
    </style:style>
    <style:style style:name="T44" style:family="text">
      <style:text-properties style:font-name="Liberation Sans"/>
    </style:style>
    <style:style style:name="T4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fo:color="#00000a"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font-name="Liberation Sans" fo:font-size="10pt" style:text-line-through-type="none" style:text-outline="false" fo:text-shadow="none" style:text-line-through-mode="continuous" style:language-complex="none" style:country-complex="none" style:text-emphasize="none" style:font-relief="none" style:text-overline-style="none" style:text-overline-color="font-color"/>
    </style:style>
    <style:style style:name="T48" style:family="text">
      <style:text-properties fo:color="#00000a"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5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name-complex="FreeSans" fo:color="#000000" style:language-asian="zh" style:country-asian="CN" style:font-name-asian="Tahoma"/>
    </style:style>
    <style:style style:name="T5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name-complex="Courier New" style:font-name-asian="Mangal" fo:color="#00000a" style:language-asian="hi" style:country-asian="IN"/>
    </style:style>
    <style:style style:name="T53"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fo:color="#00000a"/>
    </style:style>
    <style:style style:name="T54" style:family="text">
      <style:text-properties style:language-complex="hi" style:country-complex="IN" fo:color="#00000a"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font-weight-complex="normal" style:font-relief="none" style:font-style-complex="normal" style:font-size-complex="10pt" style:font-name-complex="Courier New" style:language-complex="hi" style:country-complex="IN" fo:language="en" fo:country="US" fo:text-shadow="none" fo:font-style="normal" style:text-underline-style="none" style:text-underline-color="font-color" fo:font-size="10pt" fo:color="#00000a" style:font-style-asian="normal" style:font-name="Liberation Sans" fo:font-weight="normal" style:text-line-through-type="none" style:text-outline="false" style:text-line-through-mode="continuous" style:language-asian="hi" style:country-asian="IN" style:font-name-asian="Mangal" style:font-size-asian="10pt" style:font-weight-asian="normal" style:text-emphasize="none" style:text-overline-style="none" style:text-overline-color="font-color"/>
    </style:style>
    <style:style style:name="T56" style:family="text">
      <style:text-properties style:text-overline-style="none" style:text-overline-color="font-color" fo:color="#00000a" style:language-asian="hi" style:country-asian="IN" style:font-style-complex="normal" style:text-emphasize="none" fo:text-shadow="none" style:font-style-asian="normal" style:font-weight-complex="normal" style:font-weight-asian="normal" style:font-size-complex="10pt" style:font-size-asian="10pt" style:font-name-complex="Courier New" style:font-name-asian="Mangal" style:font-relief="none" style:font-name="Liberation Sans" fo:font-size="10pt" fo:font-weight="normal" style:text-underline-style="none" style:text-underline-color="font-color" fo:font-style="normal" style:text-outline="false" style:language-complex="hi" style:country-complex="IN" style:text-line-through-mode="continuous" fo:language="en" fo:country="US" style:text-line-through-type="none"/>
    </style:style>
    <style:style style:name="T57" style:family="text">
      <style:text-properties style:text-overline-style="none" style:text-overline-color="font-color" style:font-style-complex="normal" style:text-emphasize="none" fo:text-shadow="none" style:font-style-asian="normal" style:font-weight-complex="normal" style:font-weight-asian="normal" style:font-size-complex="10pt" style:font-size-asian="10pt" style:font-relief="none" style:font-name="Liberation Sans" fo:font-size="10pt" fo:font-weight="normal" style:text-underline-style="none" style:text-underline-color="font-color" fo:font-style="normal" style:text-outline="false" style:language-complex="hi" style:country-complex="IN" style:text-line-through-mode="continuous" fo:language="en" fo:country="US" style:text-line-through-type="none" style:font-name-asian="Tahoma" style:language-asian="zh" style:country-asian="CN" fo:color="#000000" style:font-name-complex="FreeSans"/>
    </style:style>
    <style:style style:name="T58" style:family="text">
      <style:text-properties style:text-overline-style="none" style:text-overline-color="font-color" style:font-style-complex="normal" style:text-emphasize="none" fo:text-shadow="none" style:font-style-asian="normal" style:font-weight-complex="normal" style:font-weight-asian="normal" style:font-size-complex="10pt" style:font-size-asian="10pt" style:font-relief="none" style:font-name="Liberation Sans" fo:font-size="10pt" fo:font-weight="normal" style:text-underline-style="none" style:text-underline-color="font-color" fo:font-style="normal" style:text-outline="false" style:language-complex="hi" style:country-complex="IN" style:text-line-through-mode="continuous" fo:language="en" fo:country="US" style:text-line-through-type="none" fo:color="#00000a" style:language-asian="hi" style:country-asian="IN" style:font-name-asian="Mangal" style:font-name-complex="Courier New"/>
    </style:style>
    <style:style style:name="T59" style:family="text">
      <style:text-properties style:language-complex="hi" style:country-complex="IN" style:text-overline-style="none" style:text-overline-color="font-color" style:language-asian="hi" style:country-asian="IN" style:text-emphasize="none" style:text-line-through-mode="continuous" style:font-style-asian="normal" style:font-weight-complex="normal" style:font-weight-asian="normal" style:font-size-complex="10pt" style:font-size-asian="10pt" style:font-name-complex="Courier New" style:font-name-asian="Mangal" style:font-relief="none" style:font-style-complex="normal" fo:language="en" fo:country="US" fo:text-shadow="none" style:text-outline="false" fo:font-style="normal" style:text-line-through-type="none" style:text-underline-style="none" style:text-underline-color="font-color" fo:font-weight="normal" fo:font-size="10pt" style:font-name="Liberation Sans" fo:color="#00000a"/>
    </style:style>
    <style:style style:name="T60" style:family="text">
      <style:text-properties style:font-relief="none" fo:color="#00000a" style:font-name="Liberation Sans" fo:font-size="10pt" fo:font-weight="normal" style:text-underline-style="none" style:text-underline-color="font-color" style:text-line-through-type="none" fo:font-style="normal" style:text-outline="false" fo:text-shadow="none" fo:language="en" fo:country="US" style:font-style-complex="normal" style:language-complex="hi" style:country-complex="IN" style:font-name-asian="Mangal" style:font-name-complex="Courier New" style:font-size-asian="10pt" style:font-size-complex="10pt" style:font-weight-asian="normal" style:font-weight-complex="normal" style:font-style-asian="normal" style:text-line-through-mode="continuous" style:text-emphasize="none" style:language-asian="hi" style:country-asian="IN" style:text-overline-style="none" style:text-overline-color="font-color"/>
    </style:style>
    <style:style style:name="T61"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asian="Mangal"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fo:color="#00000a" style:language-complex="none" style:country-complex="none" style:letter-kerning="true" style:font-name-complex="Courier New"/>
    </style:style>
    <style:style style:name="T62" style:family="text">
      <style:text-properties style:font-size-asian="10pt" style:font-size-complex="10pt"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Mangal" style:font-name-complex="Tahoma"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style:font-size-asian="10pt" style:font-size-complex="10pt"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weight-asian="normal" style:font-weight-complex="normal" style:font-style-asian="normal" style:font-style-complex="normal" style:text-emphasize="none" style:font-relief="none" style:text-overline-style="none" style:text-overline-color="font-color" style:font-name-complex="FreeSans" style:language-complex="hi" style:country-complex="IN" fo:color="#000000" style:language-asian="zh" style:country-asian="CN" style:font-name-asian="Tahoma"/>
    </style:style>
    <style:style style:name="T64" style:family="text">
      <style:text-properties style:font-size-asian="10pt" style:font-size-complex="10pt"/>
    </style:style>
    <style:style style:name="T65" style:family="text">
      <style:text-properties style:font-weight-asian="normal" fo:font-style="normal" style:font-size-complex="10pt" style:font-size-asian="10pt" style:font-name-complex="Courier New" style:font-name="Liberation Sans" fo:font-size="10pt" style:font-style-asian="normal" style:font-weight-complex="normal" style:text-underline-style="none" style:text-underline-color="font-color" fo:font-weight="normal" style:font-style-complex="normal" style:font-name-asian="Mangal" style:language-asian="hi" style:country-asian="IN" fo:language="en" fo:country="US" style:letter-kerning="true" fo:color="#00000a" style:text-line-through-type="none" style:text-outline="false" fo:text-shadow="none" style:text-line-through-mode="continuous" style:language-complex="none" style:country-complex="none" style:text-emphasize="none" style:font-relief="none" style:text-overline-style="none" style:text-overline-color="font-color"/>
    </style:style>
    <style:style style:name="T66" style:family="text">
      <style:text-properties style:font-weight-asian="normal" style:font-size-complex="10pt" style:font-size-asian="10pt" style:font-name-complex="Courier New" style:font-name="Liberation Sans" fo:font-size="10pt" style:font-weight-complex="normal" style:text-underline-style="none" style:text-underline-color="font-color" fo:font-weight="normal" style:font-name-asian="Mangal" style:language-asian="hi" style:country-asian="IN" fo:language="en" fo:country="US" style:letter-kerning="true" fo:color="#00000a" style:text-line-through-type="none" style:text-outline="false" fo:text-shadow="none" style:text-line-through-mode="continuous" style:language-complex="none" style:country-complex="none" style:text-emphasize="none" style:font-relief="none" style:text-overline-style="none" style:text-overline-color="font-color" style:font-style-complex="italic" style:font-style-asian="italic" fo:font-style="italic"/>
    </style:style>
    <style:style style:name="T67" style:family="text">
      <style:text-properties style:font-weight-asian="normal" style:font-size-complex="10pt" style:font-size-asian="10pt" style:font-name-complex="Courier New" style:font-name="Liberation Sans" fo:font-size="10pt" style:font-weight-complex="normal" style:text-underline-style="none" style:text-underline-color="font-color" fo:font-weight="normal" style:font-name-asian="Mangal" style:language-asian="hi" style:country-asian="IN" fo:language="en" fo:country="US" style:letter-kerning="true" fo:color="#00000a" style:text-line-through-type="none" style:text-outline="false" fo:text-shadow="none" style:text-line-through-mode="continuous" style:language-complex="none" style:country-complex="none" style:text-emphasize="none" style:font-relief="none" style:text-overline-style="none" style:text-overline-color="font-color" fo:font-style="normal" style:font-style-asian="normal" style:font-style-complex="normal"/>
    </style:style>
    <style:style style:name="T68"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69"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complex="Courier New" style:text-overline-style="none" style:text-overline-color="font-color" style:font-relief="none" style:text-emphasize="none" style:font-style-complex="normal" style:font-style-asian="normal" style:font-weight-complex="normal" style:font-weight-asian="normal" style:font-size-complex="6.80000019073486pt" style:font-size-asian="8pt" style:text-underline-style="none" style:text-underline-color="font-color" style:font-name-asian="Courier New" style:language-complex="none" style:country-complex="none" style:language-asian="hi" style:country-asian="IN" fo:language="en" fo:country="US" style:text-line-through-mode="continuous" fo:text-shadow="none" style:text-outline="false" fo:font-style="normal" style:text-line-through-type="none"/>
    </style:style>
    <style:style style:name="T71"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FreeSans" style:language-complex="hi" style:country-complex="IN" fo:color="#000000" style:language-asian="zh" style:country-asian="CN"/>
    </style:style>
    <style:style style:name="T73" style:family="text">
      <style:text-properties style:font-name="Liberation Sans" style:font-name-asian="Mangal" style:font-name-complex="Courier New" style:language-asian="hi" style:country-asian="IN" fo:color="#00000a" style:text-overline-style="none" style:text-overline-color="font-color" style:font-relief="none" style:text-emphasize="none" style:font-style-complex="normal" style:font-style-asian="normal" style:font-weight-complex="normal" style:font-weight-asian="normal" style:font-size-complex="10pt" style:font-size-asian="10pt"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style>
    <style:style style:name="T74"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asian="Tahoma" style:language-asian="zh" style:country-asian="CN" fo:color="#000000" style:font-name-complex="FreeSans"/>
    </style:style>
    <style:style style:name="T75"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fo:color="#00000a" style:language-asian="hi" style:country-asian="IN" style:font-name-asian="Mangal" style:font-name-complex="Courier New"/>
    </style:style>
    <style:style style:name="T7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complex="Courier New" style:font-name-asian="Mangal"/>
    </style:style>
    <style:style style:name="T7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Tahoma" style:language-asian="zh" style:country-asian="CN" fo:color="#000000" style:font-name-complex="FreeSans"/>
    </style:style>
    <style:style style:name="T7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79" style:family="text">
      <style:text-properties fo:color="#00000a" style:font-relief="none" style:font-style-complex="normal" style:font-weight-complex="normal" style:font-size-complex="10pt" style:language-complex="hi" style:country-complex="IN" fo:language="en" fo:country="US" style:letter-kerning="true" fo:text-shadow="none" fo:font-style="normal" style:text-underline-style="none" style:text-underline-color="font-color" fo:font-size="10pt" style:text-emphasize="none" style:font-name-complex="Courier New" style:font-name="Liberation Sans" fo:font-weight="normal" style:text-line-through-type="none" style:text-outline="false" style:text-line-through-mode="continuous" style:language-asian="hi" style:country-asian="IN" style:font-name-asian="Mangal" style:font-size-asian="10pt" style:font-weight-asian="normal" style:font-style-asian="normal" style:text-overline-style="none" style:text-overline-color="font-color"/>
    </style:style>
    <style:style style:name="T80" style:family="text">
      <style:text-properties style:font-relief="none" style:font-style-complex="normal" style:font-weight-complex="normal" style:font-size-complex="10pt" style:language-complex="hi" style:country-complex="IN" fo:language="en" fo:country="US" style:letter-kerning="true" fo:text-shadow="none" fo:font-style="normal" style:text-underline-style="none" style:text-underline-color="font-color" fo:font-size="10pt" style:text-emphasize="none" style:font-name-complex="Courier New" style:font-name="Liberation Sans" fo:font-weight="normal" style:text-line-through-type="none" style:text-outline="false" style:text-line-through-mode="continuous" style:language-asian="hi" style:country-asian="IN" style:font-name-asian="Mangal" style:font-size-asian="10pt" style:font-weight-asian="normal" style:font-style-asian="normal" style:text-overline-style="none" style:text-overline-color="font-color"/>
    </style:style>
    <style:style style:name="T81" style:family="text">
      <style:text-properties style:text-emphasize="none" style:text-overline-style="none" style:text-overline-color="font-color" style:font-style-asian="normal" style:font-weight-asian="normal" style:font-size-asian="10pt" style:font-name-asian="Mangal" style:language-asian="hi" style:country-asian="IN" style:text-line-through-mode="continuous" style:text-outline="false" style:text-line-through-type="none" fo:font-weight="normal" style:font-name="Liberation Sans" style:font-name-complex="Courier New" fo:font-size="10pt" style:text-underline-style="none" style:text-underline-color="font-color" fo:font-style="normal" fo:text-shadow="none" style:letter-kerning="true" fo:language="en" fo:country="US" style:language-complex="hi" style:country-complex="IN" style:font-size-complex="10pt" style:font-weight-complex="normal" style:font-style-complex="normal" style:font-relief="none"/>
    </style:style>
    <style:style style:name="T82" style:family="text">
      <style:text-properties style:font-weight-complex="normal" style:font-relief="none" style:font-style-complex="normal" style:font-size-complex="10pt" style:font-name-complex="FreeSans" style:language-complex="hi" style:country-complex="IN" fo:language="en" fo:country="US" fo:text-shadow="none" fo:font-style="normal" style:text-underline-style="none" style:text-underline-color="font-color" fo:font-size="10pt" fo:color="#000000" style:font-name-asian="Tahoma" style:font-name="Liberation Sans" fo:font-weight="normal" style:text-line-through-type="none" style:text-outline="false" style:text-line-through-mode="continuous" style:language-asian="zh" style:country-asian="CN" style:font-size-asian="10pt" style:font-weight-asian="normal" style:font-style-asian="normal" style:text-emphasize="none" style:text-overline-style="none" style:text-overline-color="font-color"/>
    </style:style>
    <style:style style:name="T83"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4"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5"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86" style:family="text">
      <style:text-properties style:font-name="Liberation Sans" fo:font-size="10pt" style:font-size-asian="10pt" style:font-size-complex="10pt"/>
    </style:style>
    <style:style style:name="T87" style:family="text">
      <style:text-properties fo:language="en" fo:country="US" style:font-relief="none" style:font-style-complex="normal" style:font-weight-complex="normal" style:font-size-complex="10pt" style:font-name-complex="Courier New" style:language-complex="hi" style:country-complex="IN" style:letter-kerning="true" fo:text-shadow="none" fo:font-style="normal" style:text-underline-style="none" style:text-underline-color="font-color" fo:font-size="10pt" style:font-name="Liberation Sans" fo:color="#00000a" fo:font-weight="normal" style:text-line-through-type="none" style:text-outline="false" style:text-line-through-mode="continuous" style:language-asian="hi" style:country-asian="IN" style:font-name-asian="Mangal" style:font-size-asian="10pt" style:font-weight-asian="normal" style:font-style-asian="normal" style:text-emphasize="none" style:text-overline-style="none" style:text-overline-color="font-color"/>
    </style:style>
    <style:style style:name="T88" style:family="text">
      <style:text-properties style:font-name="Liberation Sans" style:font-relief="none" style:font-style-complex="normal" style:font-weight-complex="normal" style:font-name-complex="Courier New" style:language-complex="hi" style:country-complex="IN" fo:language="en" fo:country="US" style:letter-kerning="true" fo:text-shadow="none" fo:font-style="normal" style:text-underline-style="none" style:text-underline-color="font-color" fo:font-size="10pt" style:font-style-asian="normal" fo:color="#00000a" style:font-size-complex="10pt" fo:font-weight="normal" style:text-line-through-type="none" style:text-outline="false" style:text-line-through-mode="continuous" style:language-asian="hi" style:country-asian="IN" style:font-name-asian="Mangal" style:font-size-asian="10pt" style:font-weight-asian="normal" style:text-emphasize="none" style:text-overline-style="none" style:text-overline-color="font-color"/>
    </style:style>
    <style:style style:name="T89" style:family="text">
      <style:text-properties fo:font-size="10pt" style:font-relief="none" style:font-style-complex="normal" style:font-weight-complex="normal" style:font-size-complex="10pt" style:font-name-complex="Courier New" style:language-complex="hi" style:country-complex="IN" fo:language="en" fo:country="US" style:letter-kerning="true" fo:text-shadow="none" fo:font-style="normal" style:text-underline-style="none" style:text-underline-color="font-color" style:font-size-asian="10pt" fo:color="#00000a" style:font-name="Liberation Sans" fo:font-weight="normal" style:text-line-through-type="none" style:text-outline="false" style:text-line-through-mode="continuous" style:language-asian="hi" style:country-asian="IN" style:font-name-asian="Mangal" style:font-weight-asian="normal" style:font-style-asian="normal" style:text-emphasize="none" style:text-overline-style="none" style:text-overline-color="font-color"/>
    </style:style>
    <style:style style:name="T90" style:family="text">
      <style:text-properties fo:font-size="10pt" style:font-relief="none" style:font-style-complex="normal" style:font-weight-complex="normal" style:font-size-complex="10pt" style:font-name-complex="Courier New" style:language-complex="hi" style:country-complex="IN" fo:language="en" fo:country="US" style:letter-kerning="true" fo:text-shadow="none" fo:font-style="normal" style:text-underline-style="none" style:text-underline-color="font-color" style:text-outline="false" fo:color="#00000a" style:text-line-through-type="none" fo:font-weight="normal" style:font-name="Liberation Sans" style:text-line-through-mode="continuous" style:language-asian="hi" style:country-asian="IN" style:font-name-asian="Mangal" style:font-size-asian="10pt" style:font-weight-asian="normal" style:font-style-asian="normal" style:text-emphasize="none" style:text-overline-style="none" style:text-overline-color="font-color"/>
    </style:style>
    <style:style style:name="T9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Courier New" style:letter-kerning="true" fo:color="#00000a" style:language-asian="hi" style:country-asian="IN" style:font-name-asian="Mangal"/>
    </style:style>
    <style:style style:name="T92" style:family="text">
      <style:text-properties style:text-overline-style="none" style:text-overline-color="font-color" style:language-complex="hi" style:country-complex="IN" style:font-weight-asian="normal" style:font-weight-complex="normal" style:font-style-asian="normal" style:font-style-complex="normal" style:text-emphasize="none" style:font-name="Liberation Sans" style:language-asian="zh" style:country-asian="CN" style:font-size-complex="10pt" style:font-relief="none" style:font-size-asian="10pt" style:font-name-asian="Tahoma" style:font-name-complex="FreeSans" fo:font-weight="normal" style:text-underline-style="none" style:text-underline-color="font-color" style:text-line-through-type="none" fo:font-style="normal" style:text-outline="false" fo:text-shadow="none" style:text-line-through-mode="continuous" fo:language="en" fo:country="US" fo:font-size="10pt"/>
    </style:style>
    <style:style style:name="T93" style:family="text">
      <style:text-properties style:text-overline-style="none" style:text-overline-color="font-color" style:language-complex="hi" style:country-complex="IN" style:font-weight-asian="normal" style:font-weight-complex="normal" style:font-style-asian="normal" style:font-style-complex="normal" style:text-emphasize="none" style:font-name="Liberation Sans" style:font-size-complex="10pt" style:font-relief="none" style:font-size-asian="10pt" fo:font-weight="normal" style:text-underline-style="none" style:text-underline-color="font-color" style:text-line-through-type="none" fo:font-style="normal" style:text-outline="false" fo:text-shadow="none" style:text-line-through-mode="continuous" fo:language="en" fo:country="US" fo:font-size="10pt" fo:color="#00000a" style:letter-kerning="true" style:language-asian="hi" style:country-asian="IN" style:font-name-asian="Mangal" style:font-name-complex="Courier New"/>
    </style:style>
    <style:style style:name="T94" style:family="text">
      <style:text-properties style:text-line-through-type="none" style:font-relief="none" style:font-style-complex="normal" style:font-weight-complex="normal" style:font-size-complex="10pt" style:font-name-complex="FreeSans" style:language-complex="hi" style:country-complex="IN" fo:language="en" fo:country="US" fo:text-shadow="none" fo:font-style="normal" style:text-underline-style="none" style:text-underline-color="font-color" fo:font-size="10pt" fo:color="#00000a" style:letter-kerning="true" style:font-name="Liberation Sans" fo:font-weight="normal" style:text-outline="false" style:text-line-through-mode="continuous" style:language-asian="zh" style:country-asian="CN" style:font-name-asian="Tahoma" style:font-size-asian="10pt" style:font-weight-asian="normal" style:font-style-asian="normal" style:text-emphasize="none" style:text-overline-style="none" style:text-overline-color="font-color"/>
    </style:style>
    <style:style style:name="T95" style:family="text">
      <style:text-properties fo:color="#00000a" style:font-relief="none" style:font-style-complex="normal" style:font-weight-complex="normal" style:font-size-complex="10pt" style:font-name-complex="FreeSans" style:language-complex="hi" style:country-complex="IN" fo:language="en" fo:country="US" fo:text-shadow="none" fo:font-style="normal" fo:font-size="10pt" style:letter-kerning="true" style:font-style-asian="normal" style:text-underline-style="none" style:text-underline-color="font-color" style:font-name="Liberation Sans" fo:font-weight="normal" style:text-line-through-type="none" style:text-outline="false" style:text-line-through-mode="continuous" style:language-asian="zh" style:country-asian="CN" style:font-name-asian="Tahoma" style:font-size-asian="10pt" style:font-weight-asian="normal" style:text-emphasize="none" style:text-overline-style="none" style:text-overline-color="font-color"/>
    </style:style>
    <style:style style:name="T96" style:family="text">
      <style:text-properties style:language-complex="hi" style:country-complex="IN" style:font-name-complex="FreeSans" style:language-asian="zh" style:country-asian="CN" style:font-name="Liberation Sans" style:text-emphasize="none" style:font-style-complex="normal" style:font-style-asian="normal" style:font-weight-asian="normal" style:font-size-complex="10pt" style:font-size-asian="10pt" style:letter-kerning="true" fo:language="en" fo:country="US" style:font-relief="none" style:font-weight-complex="normal" style:font-name-asian="Tahoma" style:text-overline-style="none" style:text-overline-color="font-color" fo:font-weight="normal" fo:font-size="10pt" style:text-underline-style="none" style:text-underline-color="font-color" style:text-line-through-type="none" fo:font-style="normal" style:text-outline="false" fo:text-shadow="none" style:text-line-through-mode="continuous" fo:color="#00000a"/>
    </style:style>
    <style:style style:name="T97" style:family="text">
      <style:text-properties style:language-complex="hi" style:country-complex="IN" style:font-name="Liberation Sans" style:text-emphasize="none" style:font-style-complex="normal" style:font-style-asian="normal" style:font-weight-asian="normal" style:font-size-complex="10pt" style:font-size-asian="10pt" style:letter-kerning="true" fo:language="en" fo:country="US" style:font-relief="none" style:font-weight-complex="normal" style:text-overline-style="none" style:text-overline-color="font-color" fo:font-weight="normal" fo:font-size="10pt" style:text-underline-style="none" style:text-underline-color="font-color" style:text-line-through-type="none" fo:font-style="normal" style:text-outline="false" fo:text-shadow="none" style:text-line-through-mode="continuous" fo:color="#00000a" style:language-asian="hi" style:country-asian="IN" style:font-name-asian="Mangal" style:font-name-complex="Courier New"/>
    </style:style>
    <style:style style:name="T98" style:family="text">
      <style:text-properties fo:font-size="10pt" style:font-relief="none" style:font-style-complex="normal" style:font-weight-complex="normal" style:font-size-complex="10pt" style:font-name-complex="FreeSans" style:language-complex="hi" style:country-complex="IN" fo:language="en" fo:country="US" fo:text-shadow="none" fo:font-style="normal" style:text-underline-style="none" style:text-underline-color="font-color" style:font-size-asian="10pt" style:font-name="Liberation Sans" fo:font-weight="normal" style:text-line-through-type="none" style:text-outline="false" style:text-line-through-mode="continuous" style:language-asian="zh" style:country-asian="CN" style:font-name-asian="Tahoma" style:font-weight-asian="normal" style:font-style-asian="normal" style:text-emphasize="none" style:text-overline-style="none" style:text-overline-color="font-color"/>
    </style:style>
    <style:style style:name="T99"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00"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01"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102"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103"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font-name="Liberation Sans" fo:font-size="10pt" fo:font-weight="normal"/>
    </style:style>
    <style:style style:name="T104" style:family="text">
      <style:text-properties style:font-size-asian="10pt" style:text-overline-style="none" style:text-overline-color="font-color" style:font-weight-asian="normal" style:font-weight-complex="normal" style:font-style-asian="normal" style:font-style-complex="normal" style:text-emphasize="none" style:font-name="Liberation Sans" style:language-asian="zh" style:country-asian="CN" style:font-size-complex="10pt" style:font-relief="none" style:language-complex="hi" style:country-complex="IN" style:font-name-asian="Tahoma" style:font-name-complex="FreeSans" fo:font-weight="normal" style:text-underline-style="none" style:text-underline-color="font-color" style:text-line-through-type="none" fo:font-style="normal" style:text-outline="false" fo:text-shadow="none" style:text-line-through-mode="continuous" fo:language="en" fo:country="US" fo:font-size="10pt"/>
    </style:style>
    <style:style style:name="T10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6"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7"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8"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09"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110"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11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11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11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1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6"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117"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11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9"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0"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121"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12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4" style:family="text">
      <style:text-properties fo:font-size="10pt" style:text-overline-style="none" style:text-overline-color="font-color"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font-name="Liberation Sans"/>
    </style:style>
    <style:style style:name="T12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26"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asian="Tahoma" style:font-name-complex="FreeSans"/>
    </style:style>
    <style:style style:name="T127"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2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130" style:family="text">
      <style:text-properties style:font-style-asian="normal" style:text-overline-style="none" style:text-overline-color="font-color" style:text-emphasize="none" style:font-weight-asian="normal" style:font-size-asian="10pt" style:font-name-asian="Mangal" style:language-asian="hi" style:country-asian="IN" style:text-line-through-mode="continuous" style:text-outline="false" style:text-line-through-type="none" fo:font-weight="normal" style:font-size-complex="10pt" fo:color="#00000a" style:font-name="Liberation Sans" fo:font-size="10pt" style:text-underline-style="none" style:text-underline-color="font-color" fo:font-style="normal" fo:text-shadow="none" style:letter-kerning="true" fo:language="en" fo:country="US" style:language-complex="hi" style:country-complex="IN" style:font-name-complex="Courier New" style:font-weight-complex="normal" style:font-style-complex="normal" style:font-relief="none"/>
    </style:style>
    <style:style style:name="T131" style:family="text">
      <style:text-properties style:text-emphasize="none" style:text-overline-style="none" style:text-overline-color="font-color" style:font-style-asian="normal" style:font-weight-asian="normal" style:font-size-asian="10pt" style:font-name-asian="Mangal" style:language-asian="hi" style:country-asian="IN" style:text-line-through-mode="continuous" style:text-outline="false" style:text-line-through-type="none" fo:font-weight="normal" style:font-name="Liberation Sans" style:font-name-complex="Courier New" fo:color="#00000a" fo:font-size="10pt" style:text-underline-style="none" style:text-underline-color="font-color" fo:font-style="normal" fo:text-shadow="none" style:letter-kerning="true" fo:language="en" fo:country="US" style:language-complex="hi" style:country-complex="IN" style:font-size-complex="10pt" style:font-weight-complex="normal" style:font-style-complex="normal" style:font-relief="none"/>
    </style:style>
    <style:style style:name="T132"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133"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134"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135"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style:style style:name="T13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78"/>
        <table:table-column table:style-name="co2" table:default-cell-style-name="ce79"/>
        <table:table-column table:style-name="co3" table:default-cell-style-name="ce79"/>
        <table:table-column table:style-name="co4" table:default-cell-style-name="ce79"/>
        <table:table-column table:style-name="co5" table:default-cell-style-name="ce79"/>
        <table:table-column table:style-name="co6" table:default-cell-style-name="ce79"/>
        <table:table-column table:style-name="co7" table:number-columns-repeated="2" table:default-cell-style-name="ce79"/>
        <table:table-column table:style-name="co8" table:default-cell-style-name="ce79"/>
        <table:table-column table:style-name="co9" table:default-cell-style-name="ce79"/>
        <table:table-column table:style-name="co6" table:default-cell-style-name="ce79"/>
        <table:table-column table:style-name="co10" table:default-cell-style-name="ce79"/>
        <table:table-column table:style-name="co11" table:default-cell-style-name="ce79"/>
        <table:table-column table:style-name="co12" table:default-cell-style-name="ce79"/>
        <table:table-column table:style-name="co6" table:number-columns-repeated="1010" table:default-cell-style-name="ce79"/>
        <table:table-row table:style-name="ro1">
          <table:table-cell table:style-name="ce104" office:value-type="string" calcext:value-type="string">
            <text:p>Checked</text:p>
            <text:p>Overené</text:p>
          </table:table-cell>
          <table:table-cell table:style-name="ce90" office:value-type="string" calcext:value-type="string">
            <text:p>Commands</text:p>
            <text:p>Príkazy</text:p>
          </table:table-cell>
          <table:table-cell table:style-name="ce90" office:value-type="string" calcext:value-type="string">
            <text:p>Mittigation / Best practice configuration</text:p>
            <text:p>Mitigácia / Konfigurácia typu “Best practic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5">[CRITICAL|HIGH</text:span></text:p>
            <text:p><text:span text:style-name="T5">|MEDIUM|LOW|NOTIFY]</text:span></text:p>
            <text:p>CCNA SEC STUDY GUIDE</text:p>
          </table:table-cell>
          <table:table-cell office:value-type="string" calcext:value-type="string">
            <text:p>Facility</text:p>
            <text:p>Zariadenie</text:p>
            <text:p><text:span text:style-name="T5">[R/L3SW|L2SW]</text:span></text:p>
          </table:table-cell>
          <table:table-cell office:value-type="string" calcext:value-type="string">
            <text:p>Facility layer</text:p>
            <text:p>Zariadenie operujúce na vrstve</text:p>
            <text:p><text:span text:style-name="T5">[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87" office:value-type="string" calcext:value-type="string">
            <text:p>Unauthorized access to management of device / Nepovolený prístup k zariadeni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80" table:number-columns-repeated="4"/>
          <table:table-cell table:number-columns-repeated="1010"/>
        </table:table-row>
        <table:table-row table:style-name="ro3">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90" office:value-type="string" calcext:value-type="string">
            <text:p>NONE/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4"/>
          <table:table-cell table:number-columns-repeated="1010"/>
        </table:table-row>
        <table:table-row table:style-name="ro3">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90" office:value-type="string" calcext:value-type="string">
            <text:p>NONE/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4"/>
          <table:table-cell table:number-columns-repeated="1010"/>
        </table:table-row>
        <table:table-row table:style-name="ro4">
          <table:table-cell/>
          <table:table-cell table:style-name="ce80" table:formula="of:=HYPERLINK(&quot;#CISCO_COMMANDS_EQUIVALENT.A6&quot;;&quot;Disable unused management connections/Vypnúť nepoužíavné protokoly na prístup k manažovaniu zariadení (telnet)&quot;)" office:value-type="string" office:string-value="Disable unused management connections/Vypnúť nepoužíavné protokoly na prístup k manažovaniu zariadení (telnet)" calcext:value-type="string">
            <text:p>Disable unused management connections/Vypnúť nepoužíavné protokoly na prístup k manažovaniu zariadení (telnet)</text:p>
          </table:table-cell>
          <table:table-cell table:style-name="ce80" office:value-type="string" calcext:value-type="string">
            <text:p>Disable unused management connections/Vypnúť nepoužíavné protokoly na prístup k manažovaniu zariadení (telnet)</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80" table:number-columns-repeated="4"/>
          <table:table-cell table:number-columns-repeated="1010"/>
        </table:table-row>
        <table:table-row table:style-name="ro2">
          <table:table-cell/>
          <table:table-cell table:style-name="ce80" table:formula="of:=HYPERLINK(&quot;#CISCO_COMMANDS_EQUIVALENT.A7&quot;;&quot;Configure management connections to ask for credentials/Nakonfigruovanie protokolov na manažment zariadení, aby požadovali prístupové údaje (telnet)&quot;)" office:value-type="string" office:string-value="Configure management connections to ask for credentials/Nakonfigruovanie protokolov na manažment zariadení, aby požadovali prístupové údaje (telnet)" calcext:value-type="string">
            <text:p>Configure management connections to ask for credentials/Nakonfigruovanie protokolov na manažment zariadení, aby požadovali prístupové údaje (telnet)</text:p>
          </table:table-cell>
          <table:table-cell table:style-name="ce80" office:value-type="string" calcext:value-type="string">
            <text:p>Configure management connections to ask for credentials/Nakonfigruovanie protokolov na manažment zariadení, aby požadovali prístupové údaje (telnet)</text:p>
          </table:table-cell>
          <table:table-cell table:style-name="ce94" office:value-type="string" calcext:value-type="string">
            <text:p>Access without credentials / Prítup bez požadovanýchp rístupových údajov</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80" office:value-type="string" calcext:value-type="string">
            <text:p>CIS Cisco IOS 15 Benchmark v4.0.0 </text:p>
            <text:p><text:a xlink:href="https://www.cisecurity.org/cis-benchmarks/#cisco" xlink:type="simple">https://www.cisecurity.org/cis-benchmarks/#cisco</text:a></text:p>
          </table:table-cell>
          <table:table-cell table:style-name="ce80" table:number-columns-repeated="4"/>
          <table:table-cell table:number-columns-repeated="1010"/>
        </table:table-row>
        <table:table-row table:style-name="ro4">
          <table:table-cell/>
          <table:table-cell table:style-name="ce80" table:formula="of:=HYPERLINK(&quot;#CISCO_COMMANDS_EQUIVALENT.A8&quot;;&quot;SSH enable/Zapnutie SSH&quot;)" office:value-type="string" office:string-value="SSH enable/Zapnutie SSH" calcext:value-type="string">
            <text:p>SSH enable/Zapnutie SSH</text:p>
          </table:table-cell>
          <table:table-cell table:style-name="ce80" office:value-type="string" calcext:value-type="string">
            <text:p>SSH enable/Zapnutie SSH</text:p>
          </table:table-cell>
          <table:table-cell table:style-name="ce80" office:value-type="string" calcext:value-type="string">
            <text:p>Not using secured management connections can lead to <text:s/>eavesdropping / Nepoužívanie zabezpečeného protokolu na manažment zariadení môže viesť k odposluchu</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5">
          <table:table-cell/>
          <table:table-cell table:style-name="ce80" table:formula="of:=HYPERLINK(&quot;#CISCO_COMMANDS_EQUIVALENT.A9&quot;;&quot;SSH version 2/SSH verzia 2&quot;)" office:value-type="string" office:string-value="SSH version 2/SSH verzia 2" calcext:value-type="string">
            <text:p>SSH version 2/SSH verzia 2</text:p>
          </table:table-cell>
          <table:table-cell table:style-name="ce80" office:value-type="string" calcext:value-type="string">
            <text:p>SSH version 2/SSH verzia 2</text:p>
          </table:table-cell>
          <table:table-cell table:style-name="ce80" office:value-type="string" calcext:value-type="string">
            <text:p>Unsecured SSH v1 / Nebezpečné verzia 1 protokolu SSH</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80" table:number-columns-repeated="4"/>
          <table:table-cell table:number-columns-repeated="1010"/>
        </table:table-row>
        <table:table-row table:style-name="ro2">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80" office:value-type="string" calcext:value-type="string">
            <text:p>Short RSA key attack / Útok na krátky RSA kĺúč</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CRITICAL</text:p>
          </table:table-cell>
          <table:table-cell table:number-columns-repeated="2" table:style-name="ce8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80" table:number-columns-repeated="4"/>
          <table:table-cell table:number-columns-repeated="1010"/>
        </table:table-row>
        <table:table-row table:style-name="ro6">
          <table:table-cell/>
          <table:table-cell table:style-name="ce80" table:formula="of:=HYPERLINK(&quot;#CISCO_COMMANDS_EQUIVALENT.A10&quot;;&quot;SSH timeout/SSH čas vypršania sedenia&quot;)" office:value-type="string" office:string-value="SSH timeout/SSH čas vypršania sedenia" calcext:value-type="string">
            <text:p>SSH timeout/SSH čas vypršania sedenia</text:p>
          </table:table-cell>
          <table:table-cell table:style-name="ce91" office:value-type="string" calcext:value-type="string">
            <text:p>SSH timeout/SSH čas vypršania sedenia</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5">
          <table:table-cell/>
          <table:table-cell table:style-name="ce80" table:formula="of:=HYPERLINK(&quot;#CISCO_COMMANDS_EQUIVALENT.A12&quot;;&quot;SSH auth max retries/SSH maximálny počet neúspešných pokusov&quot;)" office:value-type="string" office:string-value="SSH auth max retries/SSH maximálny počet neúspešných pokusov" calcext:value-type="string">
            <text:p>SSH auth max retries/SSH maximálny počet neúspešných pokusov</text:p>
          </table:table-cell>
          <table:table-cell table:style-name="ce92" office:value-type="string" calcext:value-type="string">
            <text:p>Do not allow more password guess with one login attempts/ Zakázať viac pokusov o zadanie hesla pri jedno prihlásení</text:p>
          </table:table-cell>
          <table:table-cell table:style-name="ce90" office:value-type="string" calcext:value-type="string">
            <text:p>Guessing RSA key passphrase / Hádanie hesla k RSA kľúču</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https://www.cisco.com/c/en/us/td/docs/ios-xml/ios/sec_usr_ssh/configuration/15-s/sec-usr-ssh-15-s-book/sec-usr-ssh-sec-shell.html</text:p>
          </table:table-cell>
          <table:table-cell table:style-name="ce90" table:number-columns-repeated="4"/>
          <table:table-cell table:number-columns-repeated="1010"/>
        </table:table-row>
        <table:table-row table:style-name="ro2">
          <table:table-cell/>
          <table:table-cell table:style-name="ce81" table:formula="of:=HYPERLINK(&quot;#CISCO_COMMANDS_EQUIVALENT.A13&quot;;&quot;Wait for specific time to allow another access after N unsuccessful login attempts/Špecifikovať čas po ktorý nie je možné po N pokusoch sa prihlásiť&quot;)" office:value-type="string" office:string-value="Wait for specific time to allow another access after N unsuccessful login attempts/Špecifikovať čas po ktorý nie je možné po N pokusoch sa prihlásiť" calcext:value-type="string">
            <text:p>Wait for specific time to allow another access after N unsuccessful login attempts/Špecifikovať čas po ktorý nie je možné po N pokusoch sa prihlásiť</text:p>
          </table:table-cell>
          <table:table-cell table:style-name="ce81" office:value-type="string" calcext:value-type="string">
            <text:p>Wait for specific time to allow another access after N unsuccessful login attempts/Špecifikovať čas po ktorý nie je možne po N pokusoch sa prihlásiť</text:p>
          </table:table-cell>
          <table:table-cell table:style-name="ce90" office:value-type="string" calcext:value-type="string">
            <text:p>Brute force attack to guess credentials / Útok hrubou silou na zistenie prihlasovacích údajov</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6"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7">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80" table:formula="of:=HYPERLINK(&quot;#CISCO_COMMANDS_EQUIVALENT.A17&quot;;&quot;Management connection maximum timeout/Čas vypršania sedenia pre protokol na manažovanie zariadení&quot;)" office:value-type="string" office:string-value="Management connection maximum timeout/Čas vypršania sedenia pre protokol na manažovanie zariadení" calcext:value-type="string">
            <text:p>Management connection maximum timeout/Čas vypršania sedenia pre protokol na manažovanie zariadení</text:p>
          </table:table-cell>
          <table:table-cell table:style-name="ce91" office:value-type="string" calcext:value-type="string">
            <text:p>Management connection maximum timeout/Čas vypršania sedenia pre protokol na manažovanie zariadení</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Cisco SAFE Reference Guide</text:p>
            <text:p/>
          </table:table-cell>
          <table:table-cell table:style-name="ce80" table:number-columns-repeated="4"/>
          <table:table-cell table:number-columns-repeated="1010"/>
        </table:table-row>
        <table:table-row table:style-name="ro3">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90" office:value-type="string" calcext:value-type="string">
            <text:p>Allows to access through telnet when SSH is present</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TODO</text:p>
          </table:table-cell>
          <table:table-cell table:style-name="ce80" table:number-columns-repeated="4"/>
          <table:table-cell table:number-columns-repeated="1010"/>
        </table:table-row>
        <table:table-row table:style-name="ro2">
          <table:table-cell/>
          <table:table-cell table:style-name="ce80" table:formula="of:=HYPERLINK(&quot;#CISCO_COMMANDS_EQUIVALENT.A16&quot;;&quot;Legal messages notice/Právne upozornenie pri prístupe k zariadeniu&quot;)" office:value-type="string" office:string-value="Legal messages notice/Právne upozornenie pri prístupe k zariadeniu" calcext:value-type="string">
            <text:p>Legal messages notice/Právne upozornenie pri prístupe k zariadeniu</text:p>
          </table:table-cell>
          <table:table-cell table:style-name="ce91"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CCNA SECURITY STUDY GUIDE</text:p>
            <text:p><text:span text:style-name="T7">CIS </text:span><text:span text:style-name="T7"><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2">
          <table:table-cell/>
          <table:table-cell table:style-name="ce80"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80"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able:table-cell>
          <table:table-cell table:style-name="ce80" table:number-columns-repeated="4"/>
          <table:table-cell table:number-columns-repeated="1010"/>
        </table:table-row>
        <table:table-row table:style-name="ro2">
          <table:table-cell/>
          <table:table-cell table:style-name="ce80"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3"/>
          <table:table-cell table:style-name="ce84"/>
          <table:table-cell table:number-columns-repeated="1010"/>
        </table:table-row>
        <table:table-row table:style-name="ro7">
          <table:table-cell/>
          <table:table-cell table:style-name="ce80"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style-name="ce80" table:number-columns-repeated="3"/>
          <table:table-cell table:style-name="ce80" office:value-type="string" calcext:value-type="string">
            <text:p>MAYBE CRITICAL</text:p>
          </table:table-cell>
          <table:table-cell table:number-columns-repeated="1010"/>
        </table:table-row>
        <table:table-row table:style-name="ro7">
          <table:table-cell/>
          <table:table-cell table:style-name="ce80" table:formula="of:=HYPERLINK(&quot;#CISCO_COMMANDS_EQUIVALENT.A23:A24&quot;;&quot;Define and enable AAA server for login with fallback mechanism/ Definovanie a povolenie AAA serveru na prihlásenie a definovanie záložného prihhlásenia&quot;)" office:value-type="string" office:string-value="Define and enable AAA server for login with fallback mechanism/ Definovanie a povolenie AAA serveru na prihlásenie a definovanie záložného prihhlásenia" calcext:value-type="string">
            <text:p>Define and enable AAA server for login with fallback mechanism/ Definovanie a povolenie AAA serveru na prihlásenie a definovanie záložného prihhlásenia</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5">Cisco Router Hardening</text:span></text:p>
          </table:table-cell>
          <table:table-cell table:style-name="ce80" table:number-columns-repeated="4"/>
          <table:table-cell table:number-columns-repeated="1010"/>
        </table:table-row>
        <table:table-row table:style-name="ro5">
          <table:table-cell/>
          <table:table-cell table:style-name="ce80" table:formula="of:=HYPERLINK(&quot;#CISCO_COMMANDS_EQUIVALENT.A25:A26&quot;;&quot;Define and enable AAA for editing configuration with fallback mechanism/  Definovanie a povolenie AAA serveru na editáciu konfigurácií a definovanie záložného prihlásenia&quot;)" office:value-type="string" office:string-value="Define and enable AAA for editing configuration with fallback mechanism/  Definovanie a povolenie AAA serveru na editáciu konfigurácií a definovanie záložného prihlásenia" calcext:value-type="string">
            <text:p>Define and enable AAA for editing configuration with fallback mechanism/ <text:s/>Definovanie a povolenie AAA serveru na editáciu konfigurácií a definovanie záložného prihlásenia</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5">
          <table:table-cell/>
          <table:table-cell table:style-name="ce80"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80" office:value-type="string" calcext:value-type="string">
            <text:p>Set max authentication attempts after which account will be blocked / Definovanie maximálneho počtu neúspešných pokusov o prihlásenie a následné zablokovanie účtu</text:p>
          </table:table-cell>
          <table:table-cell table:style-name="ce90" office:value-type="string" calcext:value-type="string">
            <text:p>Guessing credentials/ Hádanie prístupový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5">
          <table:table-cell/>
          <table:table-cell table:style-name="ce80" table:formula="of:=HYPERLINK(&quot;#CISCO_COMMANDS_EQUIVALENT.A28&quot;;&quot;Disable fallback method in AAA to be no authentication / Zakázať záložné prihlásenie bez posskynutia autentizačných prostriedkov&quot;)" office:value-type="string" office:string-value="Disable fallback method in AAA to be no authentication / Zakázať záložné prihlásenie bez posskynutia autentizačných prostriedkov" calcext:value-type="string">
            <text:p>Disable fallback method in AAA to be no authentication / Zakázať záložné prihlásenie bez posskynutia autentizačných prostriedkov</text:p>
          </table:table-cell>
          <table:table-cell table:style-name="ce80" office:value-type="string" calcext:value-type="string">
            <text:p>Disable fallback method in AAA to be no authentication / Zakázať záložné prihlásenie bez posskynutia autentizačných prostriedkov</text:p>
          </table:table-cell>
          <table:table-cell table:style-name="ce94" office:value-type="string" calcext:value-type="string">
            <text:p>Login without credentiials / Prihlásenie bez prihlasovací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5">
          <table:table-cell/>
          <table:table-cell table:style-name="ce80" table:formula="of:=HYPERLINK(&quot;#CISCO_COMMANDS_EQUIVALENT.A29&quot;;&quot;AAA should not use local account as first login choice /  AAA by nemalo používať ako prvú možnosť prihlásenia lokálny účet &quot;)" office:value-type="string" office:string-value="AAA should not use local account as first login choice /  AAA by nemalo používať ako prvú možnosť prihlásenia lokálny účet " calcext:value-type="string">
            <text:p>AAA should not use local account as first login choice / <text:s/>AAA by nemalo používať ako prvú možnosť prihlásenia lokálny účet </text:p>
          </table:table-cell>
          <table:table-cell table:style-name="ce80" office:value-type="string" calcext:value-type="string">
            <text:p>AAA should not use local account as first login choice / <text:s/>AAA by nemalo používať ako prvú možnosť prihlásenia lokálny účet </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7"/>
          <table:table-cell table:style-name="ce80" table:number-columns-repeated="4"/>
          <table:table-cell table:number-columns-repeated="1010"/>
        </table:table-row>
        <table:table-row table:style-name="ro8">
          <table:table-cell/>
          <table:table-cell table:style-name="ce80" table:formula="of:=HYPERLINK(&quot;#CISCO_COMMANDS_EQUIVALENT.A30:A31&quot;;&quot;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5">Cisco Router Hardening</text:span></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able:table-cell>
          <table:table-cell table:style-name="ce80" table:number-columns-repeated="3"/>
          <table:table-cell table:style-name="ce91" office:value-type="string" calcext:value-type="string">
            <text:p>https://community.cisco.com/t5/policy-and-access/difference-between-if-authenticated-and-none-keyword/td-p/1270499</text:p>
          </table:table-cell>
          <table:table-cell table:number-columns-repeated="1010"/>
        </table:table-row>
        <table:table-row table:style-name="ro9">
          <table:table-cell/>
          <table:table-cell table:style-name="ce80" table:formula="of:=HYPERLINK(&quot;#CISCO_COMMANDS_EQUIVALENT.A32&quot;;&quot;Setup AAA accountiing executed commands and connections to device /  Nastavenie AAA účtovania respektíve logovania pripojení a vykonaných príkazov&quot;)" office:value-type="string" office:string-value="Setup AAA accountiing executed commands and connections to device /  Nastavenie AAA účtovania respektíve logovania pripojení a vykonaných príkazov" calcext:value-type="string">
            <text:p>Setup AAA accountiing executed commands and connections to device / <text:s/>Nastavenie AAA účtovania respektíve logovania pripojení a vykonaných príkazov</text:p>
          </table:table-cell>
          <table:table-cell table:style-name="ce80" office:value-type="string" calcext:value-type="string">
            <text:p>Setup AAA accountiing executed commands and connections to device / <text:s/>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style-name="ce80" table:number-columns-repeated="3"/>
          <table:table-cell table:style-name="ce91"/>
          <table:table-cell table:number-columns-repeated="1010"/>
        </table:table-row>
        <table:table-row table:style-name="ro5">
          <table:table-cell/>
          <table:table-cell table:number-columns-repeated="2" table:style-name="ce80" office:value-type="string" calcext:value-type="string">
            <text:p>Specify loopback source interface for AAA connections / <text:s/>Definovanie loopback zdrojového rozhrania pre AA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style-name="ce80" table:number-columns-repeated="3"/>
          <table:table-cell table:style-name="ce91"/>
          <table:table-cell table:number-columns-repeated="1010"/>
        </table:table-row>
        <table:table-row table:style-name="ro5">
          <table:table-cell/>
          <table:table-cell table:style-name="ce80" table:formula="of:=HYPERLINK(&quot;#CISCO_COMMANDS_EQUIVALENT.A34&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91"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4">
          <table:table-cell/>
          <table:table-cell table:style-name="ce80"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80" office:value-type="string" calcext:value-type="string">
            <text:p>Restrict SNMP view for read-only / Obmedzenie SNMP iba na čítanie</text:p>
          </table:table-cell>
          <table:table-cell table:style-name="ce80" office:value-type="string" calcext:value-type="string">
            <text:p>Modify configuration of device by SNMP / Modifikovanie konffigurácie pomocou SNMP</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5">NIST</text:span></text:p>
            <text:p><text:span text:style-name="T6"><text:a xlink:href="https://nvlpubs.nist.gov/nistpubs/SpecialPublications/NIST.SP.800-131Ar2.pdf" xlink:type="simple">https://nvlpubs.nist.gov/nistpubs/SpecialPublications/NIST.SP.800-131Ar2.pdf</text:a></text:span></text:p>
            <text:p><text:span text:style-name="T8">CIS Cisco IOS 15 Benchmark v4.0.0  </text:span><text:span text:style-name="T8"><text:a xlink:href="https://www.cisecurity.org/cis-benchmarks/#cisco" xlink:type="simple">https://www.cisecurity.org/cis-benchmarks/#cisco</text:a></text:span></text:p>
            <text:p><text:span text:style-name="T5">Hardening Cisco Routers</text:span></text:p>
          </table:table-cell>
          <table:table-cell table:style-name="ce80" table:number-columns-repeated="4"/>
          <table:table-cell table:number-columns-repeated="1010"/>
        </table:table-row>
        <table:table-row table:style-name="ro2">
          <table:table-cell/>
          <table:table-cell table:style-name="ce80"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80" office:value-type="string" calcext:value-type="string">
            <text:p>Restrict SNMP only for specific IP addresses with ACL / Obmedzenie SNMP iba pre vybrané IP adresy</text:p>
          </table:table-cell>
          <table:table-cell table:style-name="ce80" office:value-type="string" calcext:value-type="string">
            <text:p>Unauthorized access to SNMP informations / Neoprávnený prístup k SNMP informáciám</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4">
          <table:table-cell/>
          <table:table-cell table:style-name="ce80"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80"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5">NIST</text:span></text:p>
            <text:p><text:span text:style-name="T6"><text:a xlink:href="https://nvlpubs.nist.gov/nistpubs/SpecialPublications/NIST.SP.800-131Ar2.pdf" xlink:type="simple">https://nvlpubs.nist.gov/nistpubs/SpecialPublications/NIST.SP.800-131Ar2.pdf</text:a></text:span></text:p>
            <text:p><text:span text:style-name="T8">CIS Cisco IOS 15 Benchmark v4.0.0  </text:span><text:span text:style-name="T8"><text:a xlink:href="https://www.cisecurity.org/cis-benchmarks/#cisco" xlink:type="simple">https://www.cisecurity.org/cis-benchmarks/#cisco</text:a></text:span></text:p>
            <text:p><text:span text:style-name="T5">Hardening Cisco Routers</text:span></text:p>
          </table:table-cell>
          <table:table-cell table:style-name="ce80" table:number-columns-repeated="4"/>
          <table:table-cell table:number-columns-repeated="1010"/>
        </table:table-row>
        <table:table-row table:style-name="ro9">
          <table:table-cell/>
          <table:table-cell table:style-name="ce80"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80"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80" office:value-type="string" calcext:value-type="string">
            <text:p>Eavesdropping SNMP <text:s/>session due to weak encryption and <text:s/>hash / Odpočúvanie SNMP sedenie z <text:s/>dôvodu slabého šifrovania a hashovacej <text:s/>funkci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80"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80" table:number-columns-repeated="4"/>
          <table:table-cell table:number-columns-repeated="1010"/>
        </table:table-row>
        <table:table-row table:style-name="ro3">
          <table:table-cell/>
          <table:table-cell table:style-name="ce80"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80"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8"/>
          <table:table-cell table:number-columns-repeated="1014"/>
        </table:table-row>
        <table:table-row table:style-name="ro3">
          <table:table-cell/>
          <table:table-cell table:style-name="ce80"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80" office:value-type="string" calcext:value-type="string">
            <text:p>Specify loopback source interface for SNMP / <text:s/>Definovanie loopback zdrojového rozhrania pre SNMP</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9"/>
          <table:table-cell table:number-columns-repeated="1014"/>
        </table:table-row>
        <table:table-row table:style-name="ro3">
          <table:table-cell/>
          <table:table-cell table:style-name="ce83"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83" office:value-type="string" calcext:value-type="string">
            <text:p>SNMP persistent name of interfaces after reboot / SNMP statické nemenné meno rozhrania aj po reštarte zariadeni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9"/>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5">
          <table:table-cell/>
          <table:table-cell table:style-name="ce84"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84"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number-columns-repeated="1014"/>
        </table:table-row>
        <table:table-row table:style-name="ro5">
          <table:table-cell/>
          <table:table-cell table:style-name="ce84"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84"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number-columns-repeated="1014"/>
        </table:table-row>
        <table:table-row table:style-name="ro2">
          <table:table-cell/>
          <table:table-cell table:style-name="ce80"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text:s/>Definovanie loopback zdrojového rozhrania pre SYSLOG</text:p>
          </table:table-cell>
          <table:table-cell table:style-name="ce91" office:value-type="string" calcext:value-type="string">
            <text:p>Specify loopback source interface for SYSLOG / <text:s/>Definovanie loopback zdrojového rozhrania pre SYSLOG</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5">
          <table:table-cell/>
          <table:table-cell table:style-name="ce84" table:formula="of:=HYPERLINK(&quot;#CISCO_COMMANDS_EQUIVALENT.A45&quot;;&quot;Setup time format for logging and debugging information / Definovanie formátu času pre logovacie a ladiace výýstupy&quot;)" office:value-type="string" office:string-value="Setup time format for logging and debugging information / Definovanie formátu času pre logovacie a ladiace výýstupy" calcext:value-type="string">
            <text:p>Setup time format for logging and debugging information / Definovanie formátu času pre logovacie a ladiace výýstupy</text:p>
          </table:table-cell>
          <table:table-cell table:style-name="ce84" office:value-type="string" calcext:value-type="string">
            <text:p>Setup time format for logging and debugging information / Definovanie formátu času pre logovacie a ladiace výýstupy</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number-columns-repeated="1014"/>
        </table:table-row>
        <table:table-row table:style-name="ro7">
          <table:table-cell/>
          <table:table-cell table:style-name="ce84"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84"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number-columns-repeated="1014"/>
        </table:table-row>
        <table:table-row table:style-name="ro5">
          <table:table-cell/>
          <table:table-cell table:style-name="ce84"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84"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84"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84"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84"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84" office:value-type="string" calcext:value-type="string">
            <text:p>Disable discovery protocol CDP / Zakázanie protokolu CDP</text:p>
          </table:table-cell>
          <table:table-cell table:style-name="ce80" office:value-type="string" calcext:value-type="string">
            <text:p>Network scan and informatrion about network by management protocol CDP or usage of their security bugs / Skenovanie <text:s/>a zistenie informácií o sieti za pomoci protokolu CDP</text:p>
          </table:table-cell>
          <table:table-cell table:style-name="ce90" office:value-type="string" calcext:value-type="string">
            <text:p>Management</text:p>
          </table:table-cell>
          <table:table-cell table:style-name="ce80" office:value-type="string" calcext:value-type="string">
            <text:p>C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number-columns-repeated="1014"/>
        </table:table-row>
        <table:table-row table:style-name="ro9">
          <table:table-cell/>
          <table:table-cell table:style-name="ce84"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84" office:value-type="string" calcext:value-type="string">
            <text:p>Disable discovery protocol LLDP / Zakázanie protokolu LLDP</text:p>
          </table:table-cell>
          <table:table-cell table:style-name="ce80" office:value-type="string" calcext:value-type="string">
            <text:p>Network scan and informatrion about network by management protocol LLDP or usage of their security bugs / Skenovanie <text:s/>a zistenie informácií o sieti za pomoci protokolu LLDP</text:p>
          </table:table-cell>
          <table:table-cell table:style-name="ce90" office:value-type="string" calcext:value-type="string">
            <text:p>Management</text:p>
          </table:table-cell>
          <table:table-cell table:style-name="ce80" office:value-type="string" calcext:value-type="string">
            <text:p>LL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Cisco CCNA Security Study Guide</text:p>
          </table:table-cell>
          <table:table-cell table:number-columns-repeated="1014"/>
        </table:table-row>
        <table:table-row table:style-name="ro7">
          <table:table-cell/>
          <table:table-cell table:style-name="ce80"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80" office:value-type="string" calcext:value-type="string">
            <text:p>Setup NTP to have accurate time for logs / Nastavenie NTP serveru pre aktuálny čas v logoch</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10">
          <table:table-cell/>
          <table:table-cell table:style-name="ce80"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80"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80"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91" office:value-type="string" calcext:value-type="string">
            <text:p>Specify loopback source interface for NTP / <text:s/>Definovanie loopback zdrojového rozhrania pre NT</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80" table:formula="of:=HYPERLINK(&quot;#CISCO_COMMANDS_EQUIVALENT.A54&quot;;&quot;Use NTP v4 (support IPv6, private/public key) / Použitie NTP verzie 4 (podpora IPv6, privátny/verejný kľúč)&quot;)" office:value-type="string" office:string-value="Use NTP v4 (support IPv6, private/public key) / Použitie NTP verzie 4 (podpora IPv6, privátny/verejný kľúč)" calcext:value-type="string">
            <text:p>Use NTP v4 (support IPv6, private/public key) / Použitie NTP verzie 4 (podpora IPv6, privátny/verejný kľúč)</text:p>
          </table:table-cell>
          <table:table-cell table:style-name="ce80" office:value-type="string" calcext:value-type="string">
            <text:p>Use NTP v4 (support IPv6, private/public key) / Použitie NTP verzie 4 (podpora IPv6, privátny/verejný kľúč)</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0"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5">
          <table:table-cell/>
          <table:table-cell table:style-name="ce80"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80"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Hardening Cisco Routers</text:p>
          </table:table-cell>
          <table:table-cell table:number-columns-repeated="1014"/>
        </table:table-row>
        <table:table-row table:style-name="ro8">
          <table:table-cell/>
          <table:table-cell table:style-name="ce80"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80" office:value-type="string" calcext:value-type="string">
            <text:p>Explicit shutdown unused interfaces / Explicitne zakázať nepoužívané porty</text:p>
          </table:table-cell>
          <table:table-cell table:style-name="ce84"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80" office:value-type="string" calcext:value-type="string">
            <text:p>Data</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Router Hardening</text:p>
            <text:p>Network Security Auditing</text:p>
          </table:table-cell>
          <table:table-cell table:number-columns-repeated="1014"/>
        </table:table-row>
        <table:table-row table:style-name="ro7">
          <table:table-cell/>
          <table:table-cell table:style-name="ce80" table:formula="of:=HYPERLINK(&quot;#CISCO_COMMANDS_EQUIVALENT.A57&quot;;&quot;Create Loopback interface with IP address which will be used as source interface for management and control plane protocols / Vytvorť Loopback rozhranie s IP adresou, ktoré bude použité ako zdrojové rozhranie pre management a control protokoly&quot;)" office:value-type="string" office:string-value="Create Loopback interface with IP address which will be used as source interface for management and control plane protocols / Vytvorť Loopback rozhranie s IP adresou, ktoré bude použité ako zdrojové rozhranie pre management a control protokoly"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80" office:value-type="string"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94" office:value-type="string" calcext:value-type="string">
            <text:p>NONE / NIE JE</text:p>
          </table:table-cell>
          <table:table-cell table:style-name="ce80" office:value-type="string" calcext:value-type="string">
            <text:p>Management / Control</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80"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80" office:value-type="string" calcext:value-type="string">
            <text:p>Description of every ACL member to better identification / Popis každého pravidla v ACL pre lepšiu identifikáciu</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number-columns-repeated="1014"/>
        </table:table-row>
        <table:table-row table:style-name="ro11">
          <table:table-cell/>
          <table:table-cell table:style-name="ce80"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80" office:value-type="string" calcext:value-type="string">
            <text:p>Descption of every interface / Popis každého rozhrania</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3">
          <table:table-cell/>
          <table:table-cell table:style-name="ce80"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80" office:value-type="string" calcext:value-type="string">
            <text:p>Specify loopback source interface for SSH / <text:s/>Definovanie loopback zdrojového rozhrania pre SSH</text:p>
          </table:table-cell>
          <table:table-cell table:style-name="ce94"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2"/>
          <table:table-cell table:number-columns-repeated="1014"/>
        </table:table-row>
        <table:table-row table:style-name="ro5">
          <table:table-cell/>
          <table:table-cell table:style-name="ce80"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80" office:value-type="string" calcext:value-type="string">
            <text:p>Specify different port for SSH or apply port knocking / Špecifikovanie iného portu pre SSH ako štandardného alebo aplikovanie port knocking</text:p>
          </table:table-cell>
          <table:table-cell table:style-name="ce80" office:value-type="string" calcext:value-type="string">
            <text:p>DOS on standard SSH port 22 / DOS útok na štandardný SSH port 22</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2"/>
          <table:table-cell table:number-columns-repeated="1014"/>
        </table:table-row>
        <table:table-row table:style-name="ro7">
          <table:table-cell/>
          <table:table-cell table:style-name="ce80" table:formula="of:=HYPERLINK(&quot;#CISCO_COMMANDS_EQUIVALENT.A62&quot;;&quot;Disable outbound management connections when not used / Vypnutie odchádzajúcich spojení pre protokoly na manažment zariadení pokiaľ sa nepoužívajú (telnet)&quot;)" office:value-type="string" office:string-value="Disable outbound management connections when not used / Vypnutie odchádzajúcich spojení pre protokoly na manažment zariadení pokiaľ sa nepoužívajú (telnet)" calcext:value-type="string">
            <text:p>Disable outbound management connections when not used / Vypnutie odchádzajúcich spojení pre protokoly na manažment zariadení pokiaľ sa nepoužívajú (telnet)</text:p>
          </table:table-cell>
          <table:table-cell table:style-name="ce80" office:value-type="string" calcext:value-type="string">
            <text:p>Disable outbound management connections when not used / Vypnutie odchádzajúcich spojení pre protokoly na manažment zariadení pokiaľ sa nepoužívajú (telnet)</text:p>
          </table:table-cell>
          <table:table-cell table:style-name="ce87" office:value-type="string" calcext:value-type="string">
            <text:p>Unauthorized access to management of device <text:s/>/ Nepovolený prístup k manažmentu konfigurácie zariade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5">
          <table:table-cell/>
          <table:table-cell table:style-name="ce80" table:formula="of:=HYPERLINK(&quot;#CISCO_COMMANDS_EQUIVALENT.A63&quot;;&quot;Enable backup secure server connection / Zapnutie zabezpečenej zálohy na server (SFTP, SCP)&quot;)" office:value-type="string" office:string-value="Enable backup secure server connection / Zapnutie zabezpečenej zálohy na server (SFTP, SCP)" calcext:value-type="string">
            <text:p>Enable backup secure server connection / Zapnutie zabezpečenej zálohy na server (SFTP, SCP)</text:p>
          </table:table-cell>
          <table:table-cell table:style-name="ce80" office:value-type="string" calcext:value-type="string">
            <text:p>Enable backup secure server connection / Zapnutie zabezpečenej zálohy na server (SFTP, SCP)</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6"><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80" table:number-columns-repeated="4"/>
          <table:table-cell table:number-columns-repeated="1010"/>
        </table:table-row>
        <table:table-row table:style-name="ro11">
          <table:table-cell/>
          <table:table-cell table:style-name="ce80" table:number-columns-repeated="13"/>
          <table:table-cell table:number-columns-repeated="1010"/>
        </table:table-row>
        <table:table-row table:style-name="ro3">
          <table:table-cell/>
          <table:table-cell table:style-name="ce80"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80" office:value-type="string" calcext:value-type="string">
            <text:p>Enable protection to deletion of configuration / Zapnutie ochrany pred výmazom konfigurácie</text:p>
          </table:table-cell>
          <table:table-cell table:style-name="ce80" office:value-type="string" calcext:value-type="string">
            <text:p>Deletion of configuration / Vymazani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80" table:number-columns-repeated="4"/>
          <table:table-cell table:number-columns-repeated="1010"/>
        </table:table-row>
        <table:table-row table:style-name="ro5">
          <table:table-cell/>
          <table:table-cell table:style-name="ce80" table:formula="of:=HYPERLINK(&quot;#CISCO_COMMANDS_EQUIVALENT.A66&quot;;&quot;Periodically save configuration for easy rollback, log chanes of it / Periodické zálohovanie konfigurácie a logovanie jej zmien&quot;)" office:value-type="string" office:string-value="Periodically save configuration for easy rollback, log chanes of it / Periodické zálohovanie konfigurácie a logovanie jej zmien" calcext:value-type="string">
            <text:p>Periodically save configuration for easy rollback, log chanes of it / Periodické zálohovanie konfigurácie a logovanie jej zmien</text:p>
          </table:table-cell>
          <table:table-cell table:style-name="ce80" office:value-type="string" calcext:value-type="string">
            <text:p>Periodically save configuration for easy rollback, log chanes of it / Periodické zálohovanie konfigurácie a logovanie jej zmien</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CCNA SECURITY STUDY GUIDE</text:p>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11">
          <table:table-cell/>
          <table:table-cell table:style-name="ce84" table:formula="of:=HYPERLINK(&quot;#CISCO_COMMANDS_EQUIVALENT.A67&quot;;&quot;Log Deny rules from ACL / Logovanie pravidiel odoprenia&quot;)" office:value-type="string" office:string-value="Log Deny rules from ACL / Logovanie pravidiel odoprenia" calcext:value-type="string">
            <text:p>Log Deny rules from ACL / Logovanie pravidiel odoprenia</text:p>
          </table:table-cell>
          <table:table-cell table:style-name="ce84" office:value-type="string" calcext:value-type="string">
            <text:p>Log Deny rules from ACL / Logovanie pravidiel odopr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4"/>
          <table:table-cell table:number-columns-repeated="1010"/>
        </table:table-row>
        <table:table-row table:style-name="ro5">
          <table:table-cell/>
          <table:table-cell table:style-name="ce80"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80" office:value-type="string" calcext:value-type="string">
            <text:p>Setup notification when memory is running low / Nastavenie notifikácie pri dochádzaní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80" table:number-columns-repeated="4"/>
          <table:table-cell table:number-columns-repeated="1010"/>
        </table:table-row>
        <table:table-row table:style-name="ro5">
          <table:table-cell/>
          <table:table-cell table:style-name="ce84"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84" office:value-type="string" calcext:value-type="string">
            <text:p>Reserve memory for critical notifications when memory is running low / Rezervovanie pamäte pre kritické notifikácie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80" table:number-columns-repeated="4"/>
          <table:table-cell table:number-columns-repeated="1010"/>
        </table:table-row>
        <table:table-row table:style-name="ro5">
          <table:table-cell/>
          <table:table-cell table:style-name="ce80"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80" office:value-type="string" calcext:value-type="string">
            <text:p>Setup notification when CPU is high loaded <text:s/>/ Nastavenie notifikácie vysokom zaťažení CPU</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80" table:number-columns-repeated="4"/>
          <table:table-cell table:number-columns-repeated="1010"/>
        </table:table-row>
        <table:table-row table:style-name="ro5">
          <table:table-cell/>
          <table:table-cell table:style-name="ce84"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3">
          <table:table-cell/>
          <table:table-cell table:style-name="ce84"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84" office:value-type="string" calcext:value-type="string">
            <text:p>Enable mechanisms for memory leak detection / Povoliť mechanizmy na detekciu pretečenia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7">
          <table:table-cell/>
          <table:table-cell table:style-name="ce84"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84"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84" office:value-type="string" calcext:value-type="string">
            <text:p>Loading malicious configuration from network while booting / Načítanie škodlivej konfigurácie zo siete počas bootova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4"/>
          <table:table-cell table:number-columns-repeated="1010"/>
        </table:table-row>
        <table:table-row table:style-name="ro10">
          <table:table-cell/>
          <table:table-cell table:style-name="ce84"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84" office:value-type="string" calcext:value-type="string">
            <text:p>Disable Proxy ARP / Vypnutie Proxy ARP</text:p>
          </table:table-cell>
          <table:table-cell table:style-name="ce84"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84" office:value-type="string" calcext:value-type="string">
            <text:p>ARP</text:p>
          </table:table-cell>
          <table:table-cell table:style-name="ce84" office:value-type="string" calcext:value-type="string">
            <text:p>HIGH</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12">
          <table:table-cell/>
          <table:table-cell table:style-name="ce84"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84" office:value-type="string" calcext:value-type="string">
            <text:p>Disable IP source routing / Vypnutie IP source routing</text:p>
          </table:table-cell>
          <table:table-cell table:style-name="ce84" office:value-type="string" calcext:value-type="string">
            <text:p>DOS to one of <text:s/>node which was specified in header as path to network, unable to communicate or establish MITM attack / DOS útok na stanicu, cez ktorí bola špecifikovaná cesta a teda nemožnosť komunikácie s koncovým bodom. Alebo zosnovanie MITM útoku</text:p>
          </table:table-cell>
          <table:table-cell office:value-type="string" calcext:value-type="string">
            <text:p>Control</text:p>
          </table:table-cell>
          <table:table-cell table:style-name="ce84" office:value-type="string" calcext:value-type="string">
            <text:p>IP</text:p>
          </table:table-cell>
          <table:table-cell table:style-name="ce84" office:value-type="string" calcext:value-type="string">
            <text:p>CRITICAL</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80" table:number-columns-repeated="3"/>
          <table:table-cell table:style-name="ce80"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84"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84" office:value-type="string" calcext:value-type="string">
            <text:p>Enable Unicast reverse path forwarding strict mode / Zapnutie reverse path forwarding strict/loose mode</text:p>
          </table:table-cell>
          <table:table-cell table:style-name="ce80" office:value-type="string" calcext:value-type="string">
            <text:p>DOS attack through spoofed IP address </text:p>
          </table:table-cell>
          <table:table-cell office:value-type="string" calcext:value-type="string">
            <text:p>Control</text:p>
          </table:table-cell>
          <table:table-cell table:style-name="ce80" office:value-type="string" calcext:value-type="string">
            <text:p>IP</text:p>
          </table:table-cell>
          <table:table-cell table:style-name="ce80" office:value-type="string" calcext:value-type="string">
            <text:p>HIGH</text:p>
          </table:table-cell>
          <table:table-cell table:style-name="ce84"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Network Security Auditing</text:p>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80" table:number-columns-repeated="3"/>
          <table:table-cell table:style-name="ce80" office:value-type="string" calcext:value-type="string">
            <text:p>May not work with asymetric routing. <text:s/>xca3-08, strict and loose mode</text:p>
          </table:table-cell>
          <table:table-cell table:number-columns-repeated="1010"/>
        </table:table-row>
        <table:table-row table:style-name="ro11">
          <table:table-cell/>
          <table:table-cell table:style-name="Default" table:number-columns-repeated="13"/>
          <table:table-cell table:number-columns-repeated="1010"/>
        </table:table-row>
        <table:table-row table:style-name="ro9">
          <table:table-cell/>
          <table:table-cell table:style-name="ce84"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84" office:value-type="string" calcext:value-type="string">
            <text:p>Disable unused services due to potential security issue and saving memory and CPU / Vypnutie nepoužívaných služieb z bezpečnostných dôvodov a na šetrenie CPU a pamäte </text:p>
          </table:table-cell>
          <table:table-cell table:style-name="ce8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80" office:value-type="string" calcext:value-type="string">
            <text:p>VARY – SEE SPECIFIC VENDOR CHECKLIST</text:p>
          </table:table-cell>
          <table:table-cell table:style-name="ce80" office:value-type="string" calcext:value-type="string">
            <text:p>HIGH</text:p>
          </table:table-cell>
          <table:table-cell table:number-columns-repeated="3" table:style-name="ce80" office:value-type="string" calcext:value-type="string">
            <text:p>VARY – SEE SPECIFIC VENDOR CHECKLIST</text:p>
          </table:table-cell>
          <table:table-cell table:style-name="ce80" table:number-columns-repeated="4"/>
          <table:table-cell table:number-columns-repeated="1010"/>
        </table:table-row>
        <table:table-row table:style-name="ro10">
          <table:table-cell/>
          <table:table-cell table:style-name="ce87"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17" office:value-type="string" calcext:value-type="string">
            <text:p>Disable ICMP Unreachable message / Vypnutie spáv ICMP Unreachable</text:p>
          </table:table-cell>
          <table:table-cell table:style-name="ce90" office:value-type="string" calcext:value-type="string">
            <text:p>Attacker can find out that IP which he tried to ping is incorrect / Útočník môže zistiť, že IP adresa, na ktorú skušal ping je nesprávna</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3"/>
          <table:table-cell table:style-name="ce80"/>
          <table:table-cell table:number-columns-repeated="1010"/>
        </table:table-row>
        <table:table-row table:style-name="ro7">
          <table:table-cell/>
          <table:table-cell table:style-name="ce10"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17" office:value-type="string" calcext:value-type="string">
            <text:p>Disable ICMP Mask reply message / Vypnutie spáv ICMP Mask reply</text:p>
          </table:table-cell>
          <table:table-cell table:style-name="ce90" office:value-type="string" calcext:value-type="string">
            <text:p>Attacker can find out subnet mask by ICMP reply / Útočník môže zistiť masku podsiete pomocou ICMP</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1">Hardening Cisco Routers</text:span></text:p>
            <text:p>Cisco IOS features that you should disable or restrict</text:p>
            <text:p><text:span text:style-name="T11"><text:a xlink:href="https://networklessons.com/uncategorized/cisco-ios-features-that-you-should-disable-or-restrict" xlink:type="simple">https://networklessons.com/uncategorized/cisco-ios-features-that-you-should-disable-or-restrict</text:a></text:span></text:p>
            <text:p/>
          </table:table-cell>
          <table:table-cell table:style-name="ce90" table:number-columns-repeated="3"/>
          <table:table-cell table:style-name="ce80"/>
          <table:table-cell table:number-columns-repeated="1010"/>
        </table:table-row>
        <table:table-row table:style-name="ro4">
          <table:table-cell/>
          <table:table-cell table:style-name="ce117"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17" office:value-type="string" calcext:value-type="string">
            <text:p>Disable ICMP echo message to broacast addresses, disable directed broadcasts / Vypnutie ICMP echo správ na broadcast adresu, vypnutie directed broadcasts</text:p>
          </table:table-cell>
          <table:table-cell table:style-name="ce90"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0" office:value-type="string" calcext:value-type="string">
            <text:p>Data</text:p>
          </table:table-cell>
          <table:table-cell table:style-name="ce90" office:value-type="string" calcext:value-type="string">
            <text:p>IP</text:p>
          </table:table-cell>
          <table:table-cell table:style-name="ce90" office:value-type="string" calcext:value-type="string">
            <text:p>CRITICAL</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style-name="ce80" office:value-type="string" calcext:value-type="string">
            <text:p>Now default</text:p>
          </table:table-cell>
          <table:table-cell table:number-columns-repeated="1010"/>
        </table:table-row>
        <table:table-row table:style-name="ro9">
          <table:table-cell/>
          <table:table-cell table:style-name="ce80"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17" office:value-type="string" calcext:value-type="string">
            <text:p>Disable ICMP Redirects message / Vypnutie spáv ICMP Redirects</text:p>
          </table:table-cell>
          <table:table-cell table:style-name="ce90" office:value-type="string" calcext:value-type="string">
            <text:p>Attacker can find out informations such as routes and paths ou utilize CPU to high value / Útočník môže zistiť smerovacie informácie alebo zaťažiť CPU</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3"/>
          <table:table-cell table:style-name="ce80"/>
          <table:table-cell table:number-columns-repeated="1010"/>
        </table:table-row>
        <table:table-row table:style-name="ro5">
          <table:table-cell/>
          <table:table-cell table:style-name="ce84"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84" office:value-type="string" calcext:value-type="string">
            <text:p>Allow only one administrator to change configuration of device simultaneously / Povolit súčasne iba jednému administrátorovi vykonávanie zmien v konfigurácii</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3">
          <table:table-cell/>
          <table:table-cell table:style-name="ce84"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84" office:value-type="string" calcext:value-type="string">
            <text:p>Add sequence number to every syslog message / Pridanie sekvenčného čísla ku každej syslog správ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80" table:number-columns-repeated="4"/>
          <table:table-cell table:number-columns-repeated="1010"/>
        </table:table-row>
        <table:table-row table:style-name="ro3">
          <table:table-cell/>
          <table:table-cell table:style-name="ce84"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84" office:value-type="string" calcext:value-type="string">
            <text:p>Drop broken and hung TCP session / Terminovanie zaseknutého TCP spoj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TCP</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style-name="ce80" table:number-columns-repeated="4"/>
          <table:table-cell table:number-columns-repeated="1010"/>
        </table:table-row>
        <table:table-row table:style-name="ro10">
          <table:table-cell/>
          <table:table-cell table:style-name="ce85"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85"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co CCNA Security Study GuideCIS Cisco IOS 15 Benchmark v4.0.0 </text:span></text:p>
            <text:p><text:span text:style-name="T6"><text:a xlink:href="https://www.cisecurity.org/cis-benchmarks/#cisco" xlink:type="simple">https://www.cisecurity.org/cis-benchmarks/#cisco</text:a></text:span></text:p>
            <text:p><text:span text:style-name="T5">Cisco CCNA Security Study Guide</text:span></text:p>
          </table:table-cell>
          <table:table-cell table:number-columns-repeated="1014"/>
        </table:table-row>
        <table:table-row table:style-name="ro7">
          <table:table-cell/>
          <table:table-cell table:style-name="ce85"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85" office:value-type="string" calcext:value-type="string">
            <text:p>Disable OSPF virtual links / Vypnutie virtuálnych liniek pre OSPF</text:p>
          </table:table-cell>
          <table:table-cell office:value-type="string" calcext:value-type="string">
            <text:p>NONE / NIE JE</text:p>
          </table:table-cell>
          <table:table-cell office:value-type="string" calcext:value-type="string">
            <text:p>Control</text:p>
          </table:table-cell>
          <table:table-cell office:value-type="string" calcext:value-type="string">
            <text:p>OSPF</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style-name="ce85" table:formula="of:=HYPERLINK(&quot;#CISCO_COMMANDS_EQUIVALENT.A100&quot;;&quot;Specify passive interfaces which do not receive updates / Špecifikovanie rozhraní, ktoré nebudú prijímať routovacie informácie&quot;)" office:value-type="string" office:string-value="Specify passive interfaces which do not receive updates / Špecifikovanie rozhraní, ktoré nebudú prijímať routovacie informácie" calcext:value-type="string">
            <text:p>Specify passive interfaces which do not receive updates / Špecifikovanie rozhraní, ktoré nebudú prijímať routovacie informácie</text:p>
          </table:table-cell>
          <table:table-cell office:value-type="string" calcext:value-type="string">
            <text:p>Specify passive interfaces which do not receive updates / Špecifikovanie rozhraní, ktoré nebudú prijímať routovacie informácie</text:p>
          </table:table-cell>
          <table:table-cell office:value-type="string" calcext:value-type="string">
            <text:p>Host, devices and users can see routing updates and network topolog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8">OSPF Link-State Database Overload Protection </text:span><text:span text:style-name="T8"><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85" table:formula="of:=HYPERLINK(&quot;#CISCO_COMMANDS_EQUIVALENT.A105&quot;;&quot;BGP TTL security&quot;)" office:value-type="string" office:string-value="BGP TTL security" calcext:value-type="string">
            <text:p>BGP TTL security</text:p>
          </table:table-cell>
          <table:table-cell table:style-name="ce85" office:value-type="string" calcext:value-type="string">
            <text:p>BGP TTL security</text:p>
          </table:table-cell>
          <table:table-cell office:value-type="string" calcext:value-type="string">
            <text:p>Malicious injected BGP information / <text:s/>Škodlivé vloženie BGP informácií</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5" table:formula="of:=HYPERLINK(&quot;#CISCO_COMMANDS_EQUIVALENT.A106&quot;;&quot;Turn off automatic summarization / Vypnutie automatickej sumarizácie&quot;)" office:value-type="string" office:string-value="Turn off automatic summarization / Vypnutie automatickej sumarizácie" calcext:value-type="string">
            <text:p>Turn off automatic summarization / Vypnutie automatickej sumarizácie</text:p>
          </table:table-cell>
          <table:table-cell table:style-name="ce85" office:value-type="string" calcext:value-type="string">
            <text:p>Turn off automatic summarization / Vypnutie automatickej sumarizácie</text:p>
          </table:table-cell>
          <table:table-cell office:value-type="string" calcext:value-type="string">
            <text:p>NONE / NIE JE</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8" table:number-columns-repeated="5"/>
          <table:table-cell table:number-columns-repeated="1010"/>
        </table:table-row>
        <table:table-row table:style-name="ro12">
          <table:table-cell/>
          <table:table-cell table:style-name="ce80"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80" office:value-type="string" calcext:value-type="string">
            <text:p>Drop IPv4 packets with IP Options field / Zahadzovanie IPv4 paketov s rozšírenou hlavičkou (IP Options filtering)</text:p>
          </table:table-cell>
          <table:table-cell table:style-name="ce80" office:value-type="string" calcext:value-type="string">
            <text:p>Process switched packets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text:p>
          </table:table-cell>
          <table:table-cell office:value-type="string" calcext:value-type="string">
            <text:p>HIGH</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0"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80" office:value-type="string" calcext:value-type="string">
            <text:p>Disable tunnels which are not secured or setup secure tunnels / Vypnúť tunely ktoré nie sú zabezpečené alebo zabezpečiť tunely</text:p>
          </table:table-cell>
          <table:table-cell table:style-name="ce80"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text:p>
          </table:table-cell>
          <table:table-cell office:value-type="string" calcext:value-type="string">
            <text:p>CRITICAL</text:p>
          </table:table-cell>
          <table:table-cell office:value-type="string" calcext:value-type="string">
            <text:p>R, L3SW</text:p>
          </table:table-cell>
          <table:table-cell table:style-name="ce84" office:value-type="string" calcext:value-type="string">
            <text:p>CORE/EDGE</text:p>
            <text:p>DISTRIBUTION</text:p>
            <text:p>COLLAPSED COREDIST</text:p>
            <text:p>COLLAPSED DISTACC</text:p>
            <text:p>COLLAPSED 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ext:p><text:span text:style-name="T12">Cisco router configuration handbook</text:span></text:p>
          </table:table-cell>
          <table:table-cell table:number-columns-repeated="1014"/>
        </table:table-row>
        <table:table-row table:style-name="ro10">
          <table:table-cell/>
          <table:table-cell table:style-name="ce80"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80" office:value-type="string" calcext:value-type="string">
            <text:p>Network performance monitoring and collecting traffic due to legal reasons <text:s/>/ Monitorovanie výkonnosti siete a zber sieťového prenosu kvôli legislatívnym potrebám</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80"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80"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80" office:value-type="string" calcext:value-type="string">
            <text:p>IP spoofing</text:p>
          </table:table-cell>
          <table:table-cell office:value-type="string" calcext:value-type="string">
            <text:p>Control</text:p>
          </table:table-cell>
          <table:table-cell table:style-name="ce80" office:value-type="string" calcext:value-type="string">
            <text:p>IP</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80"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office:value-type="string" calcext:value-type="string">
            <text:p>Control</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85"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85"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5">
          <table:table-cell/>
          <table:table-cell table:style-name="ce85" table:formula="of:=HYPERLINK(&quot;#CISCO_COMMANDS_EQUIVALENT.A114&quot;;&quot;BPDU protection (BPDU guard)&quot;)" office:value-type="string" office:string-value="BPDU protection (BPDU guard)" calcext:value-type="string">
            <text:p>BPDU protection (BPDU guard)</text:p>
          </table:table-cell>
          <table:table-cell table:style-name="ce85" office:value-type="string" calcext:value-type="string">
            <text:p>BPDU protection (BPDU guard)</text:p>
          </table:table-cell>
          <table:table-cell table:style-name="ce85"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5">
          <table:table-cell/>
          <table:table-cell table:style-name="ce85" table:formula="of:=HYPERLINK(&quot;#CISCO_COMMANDS_EQUIVALENT.A115&quot;;&quot;All access ports should not participate in STP process / Všetky prístupové porty by sa nemali podielať na STP procese&quot;)" office:value-type="string" office:string-value="All access ports should not participate in STP process / Všetky prístupové porty by sa nemali podielať na STP procese" calcext:value-type="string">
            <text:p>All access ports should not participate in STP process / Všetky prístupové porty by sa nemali podielať na STP procese</text:p>
          </table:table-cell>
          <table:table-cell table:style-name="ce85" office:value-type="string" calcext:value-type="string">
            <text:p>All access ports should not participate in STP process / Všetky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table-cell table:style-name="ce85" table:formula="of:=HYPERLINK(&quot;#CISCO_COMMANDS_EQUIVALENT.A116&quot;;&quot;Special loop free STP configurations /  Špeciálne konfigurácie zaisťujúce bezslučkovú topológiu pomocou STP&quot;)" office:value-type="string" office:string-value="Special loop free STP configurations /  Špeciálne konfigurácie zaisťujúce bezslučkovú topológiu pomocou STP" calcext:value-type="string">
            <text:p>Special loop free STP configurations / <text:s/>Špeciálne konfigurácie zaisťujúce bezslučkovú topológiu pomocou STP</text:p>
          </table:table-cell>
          <table:table-cell table:style-name="ce85" office:value-type="string" calcext:value-type="string">
            <text:p>Special loop free STP configurations / <text:s/>Špeciálne konfigurácie zaisťujúce bezslučkovú topológiu pomocou STP</text:p>
          </table:table-cell>
          <table:table-cell office:value-type="string" calcext:value-type="string">
            <text:p>Unidirectional communication between switches / Jednosmerná komunikácia medzi prepínač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3">
          <table:table-cell/>
          <table:table-cell table:style-name="ce85"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85" office:value-type="string" calcext:value-type="string">
            <text:p>Add name for each VLAN / Pridanie mena k VLAN</text:p>
          </table:table-cell>
          <table:table-cell office:value-type="string" calcext:value-type="string">
            <text:p>Hard identification of VLAN</text:p>
          </table:table-cell>
          <table:table-cell office:value-type="string" calcext:value-type="string">
            <text:p>Data</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3">
          <table:table-cell/>
          <table:table-cell table:style-name="ce85"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85" office:value-type="string" calcext:value-type="string">
            <text:p>Create management VLAN / Vytvorenie separátnej VLAN pre manažment</text:p>
          </table:table-cell>
          <table:table-cell office:value-type="string" calcext:value-type="string">
            <text:p>NONE / NIE JE</text:p>
          </table:table-cell>
          <table:table-cell office:value-type="string" calcext:value-type="string">
            <text:p>Data</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8">
          <table:table-cell/>
          <table:table-cell table:style-name="ce85"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85"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8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9">
          <table:table-cell/>
          <table:table-cell table:style-name="ce85" table:formula="of:=HYPERLINK(&quot;#CISCO_COMMANDS_EQUIVALENT.A120&quot;;&quot;Unassign all ports from default VLAN / Odobrať všetky porty z opredvolenej VLAN&quot;)" office:value-type="string" office:string-value="Unassign all ports from default VLAN / Odobrať všetky porty z opredvolenej VLAN" calcext:value-type="string">
            <text:p>Unassign all ports from default VLAN / Odobrať všetky porty z opredvolenej VLAN</text:p>
          </table:table-cell>
          <table:table-cell table:style-name="ce85" office:value-type="string" calcext:value-type="string">
            <text:p>Unassign all ports from default VLAN / Odobrať všetky porty z opredvolenej VLAN</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9">
          <table:table-cell/>
          <table:table-cell table:style-name="ce85"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85"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85"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85" office:value-type="string" calcext:value-type="string">
            <text:p>Turn of dynamic trunking protocol and explicitly set access and trunk ports / Vypnutie dynamického trunkovacieho protokolu a explicitne určiť porty ako prístupové a trunk</text:p>
          </table:table-cell>
          <table:table-cell table:style-name="ce85" office:value-type="string" calcext:value-type="string">
            <text:p>DTP attack, Switch spoofing attack / DTP útok, Switch spoofing útok</text:p>
          </table:table-cell>
          <table:table-cell table:style-name="ce85" office:value-type="string" calcext:value-type="string">
            <text:p>Data</text:p>
          </table:table-cell>
          <table:table-cell table:style-name="ce85"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5">
          <table:table-cell/>
          <table:table-cell table:style-name="ce85"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85"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85" office:value-type="string" calcext:value-type="string">
            <text:p>Data</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2">
          <table:table-cell/>
          <table:table-cell table:style-name="ce85"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85"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85" office:value-type="string" calcext:value-type="string">
            <text:p>Data</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98"/>
          <table:table-cell table:number-columns-repeated="1014"/>
        </table:table-row>
        <table:table-row table:style-name="ro13">
          <table:table-cell/>
          <table:table-cell table:style-name="ce8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8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í, ale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Uprednostniť VTP verzie 3, špecifikovať skryté heslo a zapnúť VTP prunning&quot;)" office:value-type="string" office:string-value="Use VTP v3 with set password and enable VTP prunning/ Uprednostniť VTP verzie 3, špecifikovať skryté heslo a zapnúť VTP prunning" calcext:value-type="string">
            <text:p>Use VTP v3 with set password and enable VTP prunning/ Uprednostniť VTP verzie 3, špecifikovať skryté heslo a zapnúť VTP prunning</text:p>
          </table:table-cell>
          <table:table-cell office:value-type="string" calcext:value-type="string">
            <text:p>Use VTP v3 with set password and enable VTP prunning/ Uprednostniť VTP verzie 3, špecifikovať skryté heslo a zapnúť VTP prunning</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5">
          <table:table-cell/>
          <table:table-cell table:style-name="ce85"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85"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Data</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4">
          <table:table-cell/>
          <table:table-cell table:style-name="ce85"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85" office:value-type="string" calcext:value-type="string">
            <text:p>Enable 802.1x <text:s/>/ Zapnutie 802.1x </text:p>
          </table:table-cell>
          <table:table-cell table:style-name="ce85" office:value-type="string" calcext:value-type="string">
            <text:p>Unauthorized users uses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8"><text:a xlink:href="https://www.samuraj-cz.com/clanek/cisco-ios-11-ieee-802-1x-autentizace-k-portu-ms-ias/" xlink:type="simple">https://www.samuraj-cz.com/clanek/cisco-ios-11-ieee-802-1x-autentizace-k-portu-ms-ias/</text:a></text:span><text:span text:style-name="T8">Cisco IOS 12 - IEEE 802.1x a pokročilejší funkce  </text:span><text:span text:style-name="T8"><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7">
          <table:table-cell/>
          <table:table-cell table:style-name="ce85"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85" office:value-type="string" calcext:value-type="string">
            <text:p>Limit maximal failed 802.1x authentication attempts / Limitovanie maximálneho počtu neúspešných pokusov o autentizáciu 802.1x</text:p>
          </table:table-cell>
          <table:table-cell table:style-name="ce85"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8"><text:a xlink:href="https://www.samuraj-cz.com/clanek/cisco-ios-11-ieee-802-1x-autentizace-k-portu-ms-ias/" xlink:type="simple">https://www.samuraj-cz.com/clanek/cisco-ios-11-ieee-802-1x-autentizace-k-portu-ms-ias/</text:a></text:span><text:span text:style-name="T8">Cisco IOS 12 - IEEE 802.1x a pokročilejší funkce  </text:span><text:span text:style-name="T8"><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85" table:formula="of:=HYPERLINK(&quot;#CISCO_COMMANDS_EQUIVALENT.A130&quot;;&quot;IPv6 ND Inspection&quot;)" office:value-type="string" office:string-value="IPv6 ND Inspection" calcext:value-type="string">
            <text:p>IPv6 ND Inspection</text:p>
          </table:table-cell>
          <table:table-cell table:style-name="ce85" office:value-type="string" calcext:value-type="string">
            <text:p>IPv6 ND Inspection</text:p>
          </table:table-cell>
          <table:table-cell table:style-name="ce85"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5">Bezpečné IPv6: zkrocení zlých směrovačů</text:span></text:p>
            <text:p><text:span text:style-name="T6"><text:a xlink:href="https://www.root.cz/clanky/bezpecne-ipv6-zkroceni-zlych-smerovacu/" xlink:type="simple">https://www.root.cz/clanky/bezpecne-ipv6-zkroceni-zlych-smerovacu/</text:a></text:span></text:p>
            <text:p><text:span text:style-name="T5">Bezpečné IPv6 : směrovač se hlásí</text:span></text:p>
            <text:p><text:span text:style-name="T5"><text:a xlink:href="https://www.root.cz/clanky/bezpecne" xlink:type="simple">https://www.root.cz/clanky/bezpecne</text:a></text:span><text:span text:style-name="T5">-ipv6-smerovac-se-hlasi/</text:span></text:p>
            <text:p><text:span text:style-name="T5">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5">ND SNOOPING – TOFU</text:span></text:p>
            <text:p><text:span text:style-name="T5">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9">
          <table:table-cell/>
          <table:table-cell table:style-name="ce85" table:formula="of:=HYPERLINK(&quot;#CISCO_COMMANDS_EQUIVALENT.A131&quot;;&quot;RA Guard&quot;)" office:value-type="string" office:string-value="RA Guard" calcext:value-type="string">
            <text:p>RA Guard</text:p>
          </table:table-cell>
          <table:table-cell table:style-name="ce85" office:value-type="string" calcext:value-type="string">
            <text:p>RA Guard</text:p>
          </table:table-cell>
          <table:table-cell table:style-name="ce85" office:value-type="string" calcext:value-type="string">
            <text:p>Rogue RA</text:p>
            <text:p>RA Flood</text:p>
            <text:p><text:span text:style-name="T5">Route Information Option injection</text:span></text:p>
            <text:p><text:span text:style-name="T5">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5">Bezpečné IPv6: zkrocení zlých směrovačů</text:span></text:p>
            <text:p><text:span text:style-name="T6"><text:a xlink:href="https://www.root.cz/clanky/bezpecne-ipv6-zkroceni-zlych-smerovacu/" xlink:type="simple">https://www.root.cz/clanky/bezpecne-ipv6-zkroceni-zlych-smerovacu/</text:a></text:span></text:p>
            <text:p><text:span text:style-name="T5">Bezpečné IPv6 : směrovač se hlásí</text:span></text:p>
            <text:p><text:span text:style-name="T5"><text:a xlink:href="https://www.root.cz/clanky/bezpecne" xlink:type="simple">https://www.root.cz/clanky/bezpecne</text:a></text:span><text:span text:style-name="T5">-ipv6-smerovac-se-hlasi/</text:span></text:p>
            <text:p><text:span text:style-name="T5">IPv6 First-Hop Security Configuration Guide</text:span></text:p>
          </table:table-cell>
          <table:table-cell table:number-columns-repeated="3"/>
          <table:table-cell office:value-type="string" calcext:value-type="string">
            <text:p><text:span text:style-name="T13">RA FLOOD – There can be legitimate RA in filtered advert messages </text:span></text:p>
            <text:p><text:span text:style-name="T13">Route Information Option – More routes can be inject by one RA messages</text:span></text:p>
            <text:p><text:span text:style-name="T13">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table:style-name="ce93" office:value-type="string" calcext:value-type="string">
            <text:p>IPv6 Snooping</text:p>
          </table:table-cell>
          <table:table-cell table:style-name="ce93" table:number-columns-repeated="2"/>
          <table:table-cell table:number-columns-repeated="1011"/>
        </table:table-row>
        <table:table-row table:style-name="ro2">
          <table:table-cell/>
          <table:table-cell table:formula="of:=HYPERLINK(&quot;#CISCO_COMMANDS_EQUIVALENT.A135&quot;;&quot;Limit DHCP packets on untrusted interfaces&quot;)" office:value-type="string" office:string-value="Limit DHCP packets on untrusted interfaces" calcext:value-type="string">
            <text:p>Limit DHCP packets on untrusted interfaces</text:p>
          </table:table-cell>
          <table:table-cell table:style-name="ce93" office:value-type="string" calcext:value-type="string">
            <text:p>Limit DHCP packet / Odmedziť počet DHCP paketov</text:p>
          </table:table-cell>
          <table:table-cell table:style-name="ce93"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03"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3">
          <table:table-cell/>
          <table:table-cell table:style-name="ce80" table:formula="of:=HYPERLINK(&quot;#CISCO_COMMANDS_EQUIVALENT.A136&quot;;&quot;Dynamic ARP Inspection&quot;)" office:value-type="string" office:string-value="Dynamic ARP Inspection" calcext:value-type="string">
            <text:p>Dynamic ARP Inspection</text:p>
          </table:table-cell>
          <table:table-cell table:style-name="ce80"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0">
          <table:table-cell/>
          <table:table-cell table:style-name="ce80" table:formula="of:=HYPERLINK(&quot;#CISCO_COMMANDS_EQUIVALENT.A137&quot;;&quot;IPv4 IPv6 Source Guard&quot;)" office:value-type="string" office:string-value="IPv4 IPv6 Source Guard" calcext:value-type="string">
            <text:p>IPv4 IPv6 Source Guard</text:p>
          </table:table-cell>
          <table:table-cell table:style-name="ce80" office:value-type="string" calcext:value-type="string">
            <text:p>IPv4 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5">Otazka ci na vsetkych zariadeniach</text:span></text:p>
            <text:p><text:span text:style-name="T5">ACL – Partially (legitime traffic can be dropped, L2 can ignore ACL)</text:span></text:p>
            <text:p><text:span text:style-name="T5">ACL – deny undetermined transport, unrecognised headers will be dropped</text:span></text:p>
            <text:p><text:span text:style-name="T5">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5">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8">
          <table:table-cell/>
          <table:table-cell table:formula="of:=HYPERLINK(&quot;#CISCO_COMMANDS_EQUIVALENT.A139&quot;;&quot;ACL to block ICMP echo request and MLD Query on access ports/  ACL blokujúce ICMP echo request a MLD Query na prístupových portoch&quot;)" office:value-type="string" office:string-value="ACL to block ICMP echo request and MLD Query on access ports/  ACL blokujúce ICMP echo request a MLD Query na prístupových portoch" calcext:value-type="string">
            <text:p>ACL to block ICMP echo request and MLD Query on access ports/ <text:s/>ACL blokujúce ICMP echo request a MLD Query na prístupových portoch</text:p>
          </table:table-cell>
          <table:table-cell office:value-type="string" calcext:value-type="string">
            <text:p>ACL to block ICMP echo request and MLD Query on access ports/ <text:s/>ACL blokujúce ICMP echo request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5">Bezpečné IPv6: trable s multicastem</text:span></text:p>
            <text:p><text:span text:style-name="T5"><text:a xlink:href="https://www.root.cz/clanky/bezpecne-ipv6-trable-s-multicastem/" xlink:type="simple">https://www.root.cz/clanky/bezpecne-ipv6-trable-s-multicastem/</text:a></text:span><text:span text:style-name="T5">MLD Considered Harmful</text:span></text:p>
            <text:p><text:span text:style-name="T6"><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4">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5">Bezpečné IPv6: trable s multicastem</text:span></text:p>
            <text:p><text:span text:style-name="T6"><text:a xlink:href="https://www.root.cz/clanky/bezpecne-ipv6-trable-s-multicastem/" xlink:type="simple">https://www.root.cz/clanky/bezpecne-ipv6-trable-s-multicastem/</text:a></text:span></text:p>
            <text:p><text:span text:style-name="T5">ND on wireless links and/or with sleeping nodes   </text:span></text:p>
            <text:p><text:span text:style-name="T5">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7">
          <table:table-cell/>
          <table:table-cell table:style-name="ce80" table:formula="of:=HYPERLINK(&quot;#CISCO_COMMANDS_EQUIVALENT.A141:A143&quot;;&quot;Enable FHRP / Povolenie FHRP&quot;)" office:value-type="string" office:string-value="Enable FHRP / Povolenie FHRP" calcext:value-type="string">
            <text:p>Enable FHRP / Povolenie FHRP</text:p>
          </table:table-cell>
          <table:table-cell table:style-name="ce80" office:value-type="string" calcext:value-type="string">
            <text:p>Enable FHRP / Povolenie FHRP</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80"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5" table:formula="of:=HYPERLINK(&quot;#CISCO_COMMANDS_EQUIVALENT.A144&quot;;&quot;Static records for critical devices (servers) / Statický záznam pre kritické zariadenia (servery)&quot;)" office:value-type="string" office:string-value="Static records for critical devices (servers) / Statický záznam pre kritické zariadenia (servery)" calcext:value-type="string">
            <text:p>Static records for critical devices (servers) / Statický záznam pre kritické zariadenia (servery)</text:p>
          </table:table-cell>
          <table:table-cell table:style-name="ce15" office:value-type="string" calcext:value-type="string">
            <text:p>Static records for critical devices (servers) / Statický záznam pre kritické zariadenia (servery)</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7">
          <table:table-cell/>
          <table:table-cell table:style-name="ce15" table:formula="of:=HYPERLINK(&quot;#CISCO_COMMANDS_EQUIVALENT.A145&quot;;&quot;To mitigate a remote attack from internet, setup ACL to permit only our destination IPv6  connected networks / Na zabránenie vzdialeného útoku cez internet je potreba nastaviť ACL, kde povolujeme iba komunikáciu s cieľovými IPv6 adresami, ktoré sa nachádzajú v našej sieti&quot;)" office:value-type="string" office:string-value="To mitigate a remote attack from internet, setup ACL to permit only our destination IPv6  connected networks / Na zabránenie vzdialeného útoku cez internet je potreba nastaviť ACL, kde povolujeme iba komunikáciu s cieľovými IPv6 adresami, ktoré sa nachádzajú v našej sieti" calcext:value-type="string">
            <text:p>To mitigate a remote attack from internet, setup ACL to permit only our destination IPv6 <text:s/>connected networks / Na zabránenie vzdialeného útoku cez internet je potreba nastaviť ACL, kde povolujeme iba komunikáciu s cieľovými IPv6 adresami, ktoré sa nachádzajú v našej sieti</text:p>
          </table:table-cell>
          <table:table-cell table:style-name="ce15" office:value-type="string" calcext:value-type="string">
            <text:p>To mitigate a remote attack from internet, setup ACL to permit only our destination IPv6  connected networks / Na zabránenie vzdialeného útoku cez internet je potreba nastaviť ACL, kde povolujeme iba komunikáciu s cieľovými IPv6 adresami, ktoré sa nachádzajú v našej sieti</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80"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80"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80" office:value-type="string" calcext:value-type="string">
            <text:p><text:span text:style-name="T1">IP destination Guard (First Hop Security)</text:span></text:p>
            <text:p><text:span text:style-name="T1"/></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85" table:formula="of:=HYPERLINK(&quot;#CISCO_COMMANDS_EQUIVALENT.A147&quot;;&quot;Limit IPv6 addresses in neighbor cache / Limitovanie počtu IPv6 adries v cache susedov&quot;)" office:value-type="string" office:string-value="Limit IPv6 addresses in neighbor cache / Limitovanie počtu IPv6 adries v cache susedov" calcext:value-type="string">
            <text:p>Limit IPv6 addresses in neighbor cache / Limitovanie počtu IPv6 adries v cache susedov</text:p>
          </table:table-cell>
          <table:table-cell table:style-name="ce85" office:value-type="string" calcext:value-type="string">
            <text:p><text:span text:style-name="T2">Limit IPv6 addresses in neighbor cache / Limitovanie počtu IPv6 adries v cache susedov</text:span></text:p>
            <text:p><text:span text:style-name="T3"/></text:p>
            <text:p><text:span text:style-name="T4"/></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85" table:formula="of:=HYPERLINK(&quot;#CISCO_COMMANDS_EQUIVALENT.A148&quot;;&quot;Limit time of IPv6 address in neighbor cache / Limitovanie času IPv6 adresy v cache susedov&quot;)" office:value-type="string" office:string-value="Limit time of IPv6 address in neighbor cache / Limitovanie času IPv6 adresy v cache susedov" calcext:value-type="string">
            <text:p>Limit time of IPv6 address in neighbor cache / Limitovanie času IPv6 adresy v cache susedov</text:p>
          </table:table-cell>
          <table:table-cell table:style-name="ce85" office:value-type="string" calcext:value-type="string">
            <text:p>Limit time of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7">
          <table:table-cell/>
          <table:table-cell table:number-columns-repeated="2" table:style-name="ce85" office:value-type="string" calcext:value-type="string">
            <text:p>Shorten prefix, only applicable in DHCPv6 environment</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80"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3">
          <table:table-cell/>
          <table:table-cell table:style-name="ce85" table:formula="of:=HYPERLINK(&quot;#CISCO_COMMANDS_EQUIVALENT.A149&quot;;&quot;Setup Firewall interception / Nastavenie zachytávanie firewallom&quot;)" office:value-type="string" office:string-value="Setup Firewall interception / Nastavenie zachytávanie firewallom" calcext:value-type="string">
            <text:p>Setup Firewall interception / Nastavenie zachytávanie firewallom</text:p>
          </table:table-cell>
          <table:table-cell table:style-name="ce85" office:value-type="string" calcext:value-type="string">
            <text:p>Setup Firewall interception / Nastavenie zachytávanie firewallom</text:p>
          </table:table-cell>
          <table:table-cell table:style-name="ce93" office:value-type="string" calcext:value-type="string">
            <text:p>SYN Flood </text:p>
          </table:table-cell>
          <table:table-cell table:style-name="ce93" office:value-type="string" calcext:value-type="string">
            <text:p>Control</text:p>
          </table:table-cell>
          <table:table-cell table:style-name="ce93" office:value-type="string" calcext:value-type="string">
            <text:p>TCP</text:p>
          </table:table-cell>
          <table:table-cell table:style-name="ce93" office:value-type="string" calcext:value-type="string">
            <text:p>CRITICAL</text:p>
          </table:table-cell>
          <table:table-cell table:style-name="ce93" office:value-type="string" calcext:value-type="string">
            <text:p>R, L3SW</text:p>
          </table:table-cell>
          <table:table-cell table:style-name="ce80"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7">
          <table:table-cell/>
          <table:table-cell table:style-name="ce85"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85" office:value-type="string" calcext:value-type="string">
            <text:p>Setup IDS/IPS / Nastavenie IDS/IPS</text:p>
          </table:table-cell>
          <table:table-cell table:style-name="ce85" office:value-type="string" calcext:value-type="string">
            <text:p>Complex security threats and policy violations / Komplexné bezpečnostné hrozby a naro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93" office:value-type="string" calcext:value-type="string">
            <text:p>R, L3SW</text:p>
          </table:table-cell>
          <table:table-cell table:style-name="ce80"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1" table:number-rows-repeated="3">
          <table:table-cell/>
          <table:table-cell table:style-name="ce85" table:number-columns-repeated="3"/>
          <table:table-cell table:number-columns-repeated="1020"/>
        </table:table-row>
        <table:table-row table:style-name="ro11" table:number-rows-repeated="2">
          <table:table-cell/>
          <table:table-cell table:style-name="ce87"/>
          <table:table-cell table:style-name="ce80"/>
          <table:table-cell table:number-columns-repeated="1021"/>
        </table:table-row>
        <table:table-row table:style-name="ro11">
          <table:table-cell/>
          <table:table-cell table:style-name="ce80" table:number-columns-repeated="2"/>
          <table:table-cell table:number-columns-repeated="1021"/>
        </table:table-row>
        <table:table-row table:style-name="ro11">
          <table:table-cell/>
          <table:table-cell table:style-name="ce88"/>
          <table:table-cell table:style-name="ce80"/>
          <table:table-cell table:number-columns-repeated="1021"/>
        </table:table-row>
        <table:table-row table:style-name="ro11" table:number-rows-repeated="3">
          <table:table-cell/>
          <table:table-cell table:style-name="ce80" table:number-columns-repeated="2"/>
          <table:table-cell table:number-columns-repeated="1021"/>
        </table:table-row>
        <table:table-row table:style-name="ro11">
          <table:table-cell/>
          <table:table-cell table:style-name="ce87"/>
          <table:table-cell table:style-name="ce80"/>
          <table:table-cell table:number-columns-repeated="1021"/>
        </table:table-row>
        <table:table-row table:style-name="ro11" table:number-rows-repeated="3">
          <table:table-cell/>
          <table:table-cell table:style-name="ce84"/>
          <table:table-cell table:style-name="ce80"/>
          <table:table-cell table:number-columns-repeated="1021"/>
        </table:table-row>
        <table:table-row table:style-name="ro11">
          <table:table-cell/>
          <table:table-cell table:style-name="ce85"/>
          <table:table-cell table:style-name="ce80"/>
          <table:table-cell table:number-columns-repeated="1021"/>
        </table:table-row>
        <table:table-row table:style-name="ro11" table:number-rows-repeated="2">
          <table:table-cell/>
          <table:table-cell table:style-name="ce80" table:number-columns-repeated="9"/>
          <table:table-cell table:number-columns-repeated="1014"/>
        </table:table-row>
        <table:table-row table:style-name="ro11" table:number-rows-repeated="7">
          <table:table-cell/>
          <table:table-cell table:style-name="ce82"/>
          <table:table-cell table:style-name="ce80" table:number-columns-repeated="8"/>
          <table:table-cell table:number-columns-repeated="1014"/>
        </table:table-row>
        <table:table-row table:style-name="ro11" table:number-rows-repeated="4">
          <table:table-cell/>
          <table:table-cell table:style-name="ce84"/>
          <table:table-cell table:style-name="ce80" table:number-columns-repeated="8"/>
          <table:table-cell table:number-columns-repeated="1014"/>
        </table:table-row>
        <table:table-row table:style-name="ro11">
          <table:table-cell/>
          <table:table-cell table:style-name="ce80" table:number-columns-repeated="9"/>
          <table:table-cell table:number-columns-repeated="1014"/>
        </table:table-row>
        <table:table-row table:style-name="ro11" table:number-rows-repeated="2">
          <table:table-cell/>
          <table:table-cell table:style-name="ce85" table:number-columns-repeated="9"/>
          <table:table-cell table:number-columns-repeated="1014"/>
        </table:table-row>
        <table:table-row table:style-name="ro11">
          <table:table-cell/>
          <table:table-cell table:style-name="ce85" table:number-columns-repeated="2"/>
          <table:table-cell table:number-columns-repeated="1021"/>
        </table:table-row>
        <table:table-row table:style-name="ro11" table:number-rows-repeated="3">
          <table:table-cell/>
          <table:table-cell table:style-name="ce85"/>
          <table:table-cell table:number-columns-repeated="1022"/>
        </table:table-row>
        <table:table-row table:style-name="ro11">
          <table:table-cell/>
          <table:table-cell table:style-name="ce85" table:number-columns-repeated="3"/>
          <table:table-cell table:number-columns-repeated="1020"/>
        </table:table-row>
        <table:table-row table:style-name="ro11">
          <table:table-cell/>
          <table:table-cell table:style-name="ce82"/>
          <table:table-cell table:number-columns-repeated="1022"/>
        </table:table-row>
        <table:table-row table:style-name="ro11">
          <table:table-cell/>
          <table:table-cell table:style-name="ce85" table:number-columns-repeated="2"/>
          <table:table-cell table:number-columns-repeated="1021"/>
        </table:table-row>
        <table:table-row table:style-name="ro11">
          <table:table-cell/>
          <table:table-cell table:style-name="ce85" table:number-columns-repeated="9"/>
          <table:table-cell table:number-columns-repeated="1014"/>
        </table:table-row>
        <table:table-row table:style-name="ro11">
          <table:table-cell/>
          <table:table-cell table:style-name="ce82"/>
          <table:table-cell table:number-columns-repeated="1022"/>
        </table:table-row>
        <table:table-row table:style-name="ro11" table:number-rows-repeated="9">
          <table:table-cell/>
          <table:table-cell table:style-name="ce85" table:number-columns-repeated="3"/>
          <table:table-cell table:number-columns-repeated="1020"/>
        </table:table-row>
        <table:table-row table:style-name="ro11">
          <table:table-cell table:number-columns-repeated="2"/>
          <table:table-cell table:style-name="ce80" table:number-columns-repeated="2"/>
          <table:table-cell table:number-columns-repeated="1020"/>
        </table:table-row>
        <table:table-row table:style-name="ro11" table:number-rows-repeated="2">
          <table:table-cell/>
          <table:table-cell table:style-name="ce80" table:number-columns-repeated="3"/>
          <table:table-cell table:number-columns-repeated="1020"/>
        </table:table-row>
        <table:table-row table:style-name="ro11" table:number-rows-repeated="2">
          <table:table-cell table:number-columns-repeated="1024"/>
        </table:table-row>
        <table:table-row table:style-name="ro11">
          <table:table-cell/>
          <table:table-cell table:style-name="ce85" table:number-columns-repeated="3"/>
          <table:table-cell table:number-columns-repeated="1020"/>
        </table:table-row>
        <table:table-row table:style-name="ro11" table:number-rows-repeated="2">
          <table:table-cell table:number-columns-repeated="2"/>
          <table:table-cell table:style-name="ce85" table:number-columns-repeated="2"/>
          <table:table-cell table:number-columns-repeated="1020"/>
        </table:table-row>
        <table:table-row table:style-name="ro11">
          <table:table-cell/>
          <table:table-cell table:style-name="ce85"/>
          <table:table-cell table:style-name="ce80" table:number-columns-repeated="2"/>
          <table:table-cell table:number-columns-repeated="1020"/>
        </table:table-row>
        <table:table-row table:style-name="ro11" table:number-rows-repeated="2">
          <table:table-cell/>
          <table:table-cell table:style-name="ce85"/>
          <table:table-cell table:number-columns-repeated="1022"/>
        </table:table-row>
        <table:table-row table:style-name="ro11" table:number-rows-repeated="3">
          <table:table-cell table:number-columns-repeated="1024"/>
        </table:table-row>
        <table:table-row table:style-name="ro11">
          <table:table-cell table:number-columns-repeated="3"/>
          <table:table-cell table:style-name="ce95"/>
          <table:table-cell table:number-columns-repeated="1020"/>
        </table:table-row>
        <table:table-row table:style-name="ro11">
          <table:table-cell table:number-columns-repeated="1024"/>
        </table:table-row>
        <table:table-row table:style-name="ro11">
          <table:table-cell/>
          <table:table-cell table:style-name="ce85"/>
          <table:table-cell table:number-columns-repeated="1022"/>
        </table:table-row>
        <table:table-row table:style-name="ro11" table:number-rows-repeated="2">
          <table:table-cell table:number-columns-repeated="1024"/>
        </table:table-row>
        <table:table-row table:style-name="ro11" table:number-rows-repeated="2">
          <table:table-cell/>
          <table:table-cell table:style-name="ce85" table:number-columns-repeated="4"/>
          <table:table-cell table:number-columns-repeated="1019"/>
        </table:table-row>
        <table:table-row table:style-name="ro11" table:number-rows-repeated="3">
          <table:table-cell/>
          <table:table-cell table:style-name="ce85" table:number-columns-repeated="3"/>
          <table:table-cell table:number-columns-repeated="1020"/>
        </table:table-row>
        <table:table-row table:style-name="ro11" table:number-rows-repeated="8">
          <table:table-cell table:number-columns-repeated="1024"/>
        </table:table-row>
        <table:table-row table:style-name="ro11">
          <table:table-cell/>
          <table:table-cell table:style-name="ce85"/>
          <table:table-cell table:number-columns-repeated="1022"/>
        </table:table-row>
        <table:table-row table:style-name="ro11" table:number-rows-repeated="4">
          <table:table-cell table:number-columns-repeated="1024"/>
        </table:table-row>
        <table:table-row table:style-name="ro11">
          <table:table-cell/>
          <table:table-cell table:style-name="ce89"/>
          <table:table-cell table:number-columns-repeated="1022"/>
        </table:table-row>
        <table:table-row table:style-name="ro11" table:number-rows-repeated="1048362">
          <table:table-cell table:number-columns-repeated="1024"/>
        </table:table-row>
        <table:table-row table:style-name="ro11">
          <table:table-cell table:number-columns-repeated="1024"/>
        </table:table-row>
      </table:table>
      <table:table table:name="CISCO_COMMANDS_EQUIVALENT" table:style-name="ta1">
        <table:table-column table:style-name="co1" table:default-cell-style-name="ce104"/>
        <table:table-column table:style-name="co13"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ce93"/>
        <table:table-column table:style-name="co7" table:number-columns-repeated="2" table:default-cell-style-name="ce93"/>
        <table:table-column table:style-name="co8" table:default-cell-style-name="ce93"/>
        <table:table-column table:style-name="co9" table:default-cell-style-name="ce93"/>
        <table:table-column table:style-name="co6" table:default-cell-style-name="ce93"/>
        <table:table-column table:style-name="co14" table:default-cell-style-name="ce93"/>
        <table:table-column table:style-name="co15" table:default-cell-style-name="ce93"/>
        <table:table-column table:style-name="co12" table:default-cell-style-name="ce93"/>
        <table:table-column table:style-name="co6" table:number-columns-repeated="1010" table:default-cell-style-name="ce93"/>
        <table:table-row table:style-name="ro10">
          <table:table-cell office:value-type="string" calcext:value-type="string">
            <text:p>Checked</text:p>
            <text:p>Overené</text:p>
          </table:table-cell>
          <table:table-cell table:style-name="ce90" office:value-type="string" calcext:value-type="string">
            <text:p>Commands</text:p>
            <text:p>Príkazy</text:p>
          </table:table-cell>
          <table:table-cell table:style-name="ce90" office:value-type="string" calcext:value-type="string">
            <text:p>Mittigation / Best practice configuration</text:p>
            <text:p>Mitigácia / Konfigurácia typu “Best practice”</text:p>
          </table:table-cell>
          <table:table-cell table:style-name="ce79" office:value-type="string" calcext:value-type="string">
            <text:p>Attack / Issue</text:p>
            <text:p>Útok / Problém</text:p>
          </table:table-cell>
          <table:table-cell table:style-name="ce79" office:value-type="string" calcext:value-type="string">
            <text:p>Plane [DATA|CONTROL</text:p>
            <text:p>|MANAGEMENT]</text:p>
          </table:table-cell>
          <table:table-cell table:style-name="ce79" office:value-type="string" calcext:value-type="string">
            <text:p>Protocol</text:p>
            <text:p>Protokol</text:p>
          </table:table-cell>
          <table:table-cell table:style-name="ce79" office:value-type="string" calcext:value-type="string">
            <text:p>Severity</text:p>
            <text:p>Závažnosť</text:p>
            <text:p><text:span text:style-name="T5">[CRITICAL|HIGH</text:span></text:p>
            <text:p><text:span text:style-name="T5">|MEDIUM|LOW|NOTIFY]</text:span></text:p>
            <text:p>CCNA SEC STUDY GUIDE</text:p>
          </table:table-cell>
          <table:table-cell table:style-name="ce79" office:value-type="string" calcext:value-type="string">
            <text:p>Facility</text:p>
            <text:p>Zariadenie</text:p>
            <text:p><text:span text:style-name="T5">[R/L3SW|L2SW]</text:span></text:p>
          </table:table-cell>
          <table:table-cell table:style-name="ce79" office:value-type="string" calcext:value-type="string">
            <text:p>Facility layer</text:p>
            <text:p>Zariadenie operujúce na vrstve</text:p>
            <text:p><text:span text:style-name="T5">[ACC/DIST/CORE]</text:span></text:p>
          </table:table-cell>
          <table:table-cell table:style-name="ce79" office:value-type="string" calcext:value-type="string">
            <text:p>Source(s)</text:p>
            <text:p>Zdroj(e)</text:p>
          </table:table-cell>
          <table:table-cell table:style-name="ce79" office:value-type="string" calcext:value-type="string">
            <text:p>Prerequisite</text:p>
            <text:p>Prerekvizita</text:p>
            <text:p/>
          </table:table-cell>
          <table:table-cell table:style-name="ce79" office:value-type="string" calcext:value-type="string">
            <text:p>Ports</text:p>
            <text:p>Porty</text:p>
          </table:table-cell>
          <table:table-cell table:style-name="ce79" office:value-type="string" calcext:value-type="string">
            <text:p>Comments</text:p>
            <text:p>Komentáre</text:p>
          </table:table-cell>
          <table:table-cell table:style-name="ce79" office:value-type="string" calcext:value-type="string">
            <text:p>MY Comment</text:p>
          </table:table-cell>
          <table:table-cell table:number-columns-repeated="1010"/>
        </table:table-row>
        <table:table-row table:style-name="ro14">
          <table:table-cell/>
          <table:table-cell table:style-name="ce90" office:value-type="string" calcext:value-type="string">
            <text:p>hostname &lt;hostname&gt;</text:p>
          </table:table-cell>
          <table:table-cell table:style-name="ce80" table:formula="of:=HYPERLINK(&quot;#CISCO_COMMANDS_EQUIVALENT.A2&quot;;&quot;Set hostname/Vytvoriť hostname&quot;)" office:value-type="string" office:string-value="Set hostname/Vytvoriť hostname" calcext:value-type="string">
            <text:p>Set hostname/Vytvoriť hostname</text:p>
          </table:table-cell>
          <table:table-cell table:style-name="ce108"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4"/>
          <table:table-cell table:number-columns-repeated="1010"/>
        </table:table-row>
        <table:table-row table:style-name="ro3">
          <table:table-cell/>
          <table:table-cell table:style-name="ce90" office:value-type="string" calcext:value-type="string">
            <text:p>ip domain-name &lt;domain&gt;</text:p>
          </table:table-cell>
          <table:table-cell table:style-name="ce80" table:formula="of:=HYPERLINK(&quot;#CISCO_COMMANDS_EQUIVALENT.A3&quot;;&quot;Set domain name/Vytvoriť  doménové meno&quot;)" office:value-type="string" office:string-value="Set domain name/Vytvoriť  doménové meno" calcext:value-type="string">
            <text:p>Set domain name/Vytvoriť <text:s/>doménové meno</text:p>
          </table:table-cell>
          <table:table-cell table:style-name="ce108"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4"/>
          <table:table-cell table:number-columns-repeated="1010"/>
        </table:table-row>
        <table:table-row table:style-name="ro15">
          <table:table-cell/>
          <table:table-cell table:style-name="ce90" office:value-type="string" calcext:value-type="string">
            <text:p>ip access-list standard ACL_NAME</text:p>
            <text:p> remark permit specifi ip and log</text:p>
            <text:p> permit &lt;ip address&gt; &lt;mask&gt; log-input</text:p>
            <text:p><text:span text:style-name="T11"> remark deny other and log</text:span></text:p>
            <text:p> deny any log-input</text:p>
            <text:p/>
            <text:p><text:span text:style-name="T11">ipv6 access-list ACL_NAME</text:span></text:p>
            <text:p><text:span text:style-name="T11"> remark permit specifi ip and log</text:span></text:p>
            <text:p><text:span text:style-name="T11"> permit &lt;ipv6 address&gt;/&lt;prefix&gt; any log-input</text:span></text:p>
            <text:p><text:span text:style-name="T14"> remark deny other and log</text:span></text:p>
            <text:p><text:span text:style-name="T11"> deny any any log-input</text:span></text:p>
            <text:p/>
            <text:p>OR in global config </text:p>
            <text:p/>
            <text:p><text:span text:style-name="T15">login on-failure log-input</text:span></text:p>
            <text:p><text:span text:style-name="T15">login on-failure trap</text:span></text:p>
            <text:p><text:span text:style-name="T15">login on-failure</text:span></text:p>
            <text:p><text:span text:style-name="T15">login on-success log-input</text:span></text:p>
            <text:p><text:span text:style-name="T15">login on-success trap</text:span></text:p>
            <text:p><text:span text:style-name="T15">login on-success</text:span></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148" office:value-type="string" calcext:value-type="string">
            <text:p>Unauthorized access to management of devic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0" table:number-columns-repeated="3"/>
          <table:table-cell table:style-name="ce90"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table:table-cell table:style-name="ce90" office:value-type="string" calcext:value-type="string">
            <text:p>line vty &lt;num&gt; &lt;num&gt;</text:p>
            <text:p> ip access-class &lt;acl name&gt; in</text:p>
            <text:p><text:span text:style-name="T11"> ipv6 access-class &lt;acl name&gt; in</text:span></text:p>
            <text:p/>
            <text:p><text:span text:style-name="T11">line tty &lt;num&gt; &lt;num&gt;</text:span></text:p>
            <text:p><text:span text:style-name="T11"> ip access-class &lt;acl name&gt; in</text:span></text:p>
            <text:p><text:span text:style-name="T16"> ipv6 access-class &lt;acl name&gt; in</text:span></text:p>
            <text:p><text:span text:style-name="T16"/></text:p>
            <text:p><text:span text:style-name="T17">line con &lt;num&gt;</text:span></text:p>
            <text:p><text:span text:style-name="T18"> ip access-class &lt;acl name&gt; in</text:span></text:p>
            <text:p><text:span text:style-name="T11"> ipv6 access-class &lt;acl name&gt; in</text:span></text:p>
            <text:p><text:span text:style-name="T11"/></text:p>
            <text:p><text:span text:style-name="T18">line aux &lt;num&gt;</text:span></text:p>
            <text:p><text:span text:style-name="T17"> ip access-class &lt;acl name&gt; in</text:span></text:p>
            <text:p><text:span text:style-name="T19"> ipv6 access-class &lt;acl name&gt; in</text:span></text:p>
          </table:table-cell>
          <table:table-cell table:style-name="ce80" table:formula="of:=HYPERLINK(&quot;#CISCO_COMMANDS_EQUIVALENT.A4:A5&quot;;&quot;Set and apply ACL for OOB, Telnet, SSH,… and log unsuccessfull access/ Vytvoriť a aplikovať ACL pre OOB, Telnet, SSH,… and zaznamenať v logu neúspešné pokusy&quot;)" office:value-type="string" office:string-value="Set and apply ACL for OOB, Telnet, SSH,… and log unsuccessfull access/ Vytvoriť a aplikovať ACL pre OOB, Telnet, SSH,… and zaznamenať v logu neúspešné pokusy" calcext:value-type="string">
            <text:p>Set and apply ACL for OOB, Telnet, SSH,… and log unsuccessfull access/ Vytvoriť a aplikovať ACL pre OOB, Telnet, SSH,… and zaznamenať v logu neúspešné pokusy</text:p>
          </table:table-cell>
          <table:table-cell table:style-name="ce148" office:value-type="string" calcext:value-type="string">
            <text:p>Unauthorized access to management of devic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0" table:number-columns-repeated="3"/>
          <table:table-cell table:style-name="ce90" office:value-type="string" calcext:value-type="string">
            <text:p>treba aj console port?</text:p>
          </table:table-cell>
          <table:table-cell table:number-columns-repeated="1010"/>
        </table:table-row>
        <table:table-row table:style-name="ro2">
          <table:table-cell/>
          <table:table-cell table:style-name="ce90" office:value-type="string" calcext:value-type="string">
            <text:p>line aux 0</text:p>
            <text:p> no exec</text:p>
            <text:p> transport input none</text:p>
          </table:table-cell>
          <table:table-cell table:style-name="ce80" office:value-type="string" calcext:value-type="string">
            <text:p>Disable unused management connections/Vypnúť nepoužíavné protokoly na prístup k manažovaniu zariadení (telnet)</text:p>
          </table:table-cell>
          <table:table-cell table:style-name="ce108" office:value-type="string" calcext:value-type="string">
            <text:p>Unauthorized access through unsecured and unused management connection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4"/>
          <table:table-cell table:number-columns-repeated="1010"/>
        </table:table-row>
        <table:table-row table:style-name="ro13">
          <table:table-cell/>
          <table:table-cell table:style-name="ce90" office:value-type="string" calcext:value-type="string">
            <text:p><text:span text:style-name="T20">line vty &lt;num&gt; &lt;num&gt;</text:span></text:p>
            <text:p><text:span text:style-name="T21"> password</text:span></text:p>
            <text:p><text:span text:style-name="T22"> login| login local</text:span></text:p>
            <text:p><text:span text:style-name="T18"/></text:p>
            <text:p><text:span text:style-name="T20">line tty &lt;num&gt; &lt;num&gt;</text:span></text:p>
            <text:p><text:span text:style-name="T23"> password</text:span></text:p>
            <text:p><text:span text:style-name="T24"> login| login local</text:span></text:p>
            <text:p><text:span text:style-name="T18"/></text:p>
            <text:p><text:span text:style-name="T18">line con &lt;num&gt;</text:span></text:p>
            <text:p><text:span text:style-name="T25"> password</text:span></text:p>
            <text:p><text:span text:style-name="T9"> login| login local</text:span></text:p>
            <text:p><text:span text:style-name="T9"/></text:p>
            <text:p><text:span text:style-name="T26">line aux &lt;num&gt;</text:span></text:p>
            <text:p><text:span text:style-name="T27"> password</text:span></text:p>
            <text:p><text:span text:style-name="T28"> login| login local</text:span></text:p>
          </table:table-cell>
          <table:table-cell table:style-name="ce80" office:value-type="string" calcext:value-type="string">
            <text:p>Configure management connections to ask for credentials/Nakonfigruovanie protokolov na manažment zariadení, aby požadovali prístupové údaje (telnet)</text:p>
          </table:table-cell>
          <table:table-cell table:style-name="ce108" office:value-type="string" calcext:value-type="string">
            <text:p>Access without credential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CIS Cisco IOS 15 Benchmark v4.0.0 </text:p>
            <text:p><text:a xlink:href="https://www.cisecurity.org/cis-benchmarks/#cisco" xlink:type="simple">https://www.cisecurity.org/cis-benchmarks/#cisco</text:a></text:p>
          </table:table-cell>
          <table:table-cell table:style-name="ce90" table:number-columns-repeated="3"/>
          <table:table-cell table:style-name="ce90" office:value-type="string" calcext:value-type="string">
            <text:p>CANNOT HAVE “no login”</text:p>
          </table:table-cell>
          <table:table-cell table:number-columns-repeated="1010"/>
        </table:table-row>
        <table:table-row table:style-name="ro16">
          <table:table-cell/>
          <table:table-cell table:style-name="ce31" office:value-type="string" calcext:value-type="string">
            <text:p><text:span text:style-name="T29">line vty &lt;num&gt; &lt;num&gt;</text:span></text:p>
            <text:p><text:span text:style-name="T29">  login local</text:span></text:p>
            <text:p><text:span text:style-name="T29">  transport input ssh</text:span></text:p>
          </table:table-cell>
          <table:table-cell table:style-name="ce80" office:value-type="string" calcext:value-type="string">
            <text:p>SSH enable/Zapnutie SSH</text:p>
          </table:table-cell>
          <table:table-cell table:style-name="ce90" office:value-type="string" calcext:value-type="string">
            <text:p>Not using secured management connections can lead to <text:s/>eavesdropping </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style-name="ce90" office:value-type="string" calcext:value-type="string">
            <text:p>Prequrities – local user, created domain and hostname, generated rsa. </text:p>
            <text:p><text:span text:style-name="T132">username cisco secret ciscopsswd</text:span></text:p>
            <text:p><text:span text:style-name="T133">ip domain-name my_domain</text:span></text:p>
            <text:p><text:span text:style-name="T133">crypto key generate rsa modulus 1024</text:span></text:p>
            <text:p><text:span text:style-name="T133">ip ssh version 2</text:span></text:p>
            <text:p><text:span text:style-name="T133">line vty 0 15</text:span></text:p>
            <text:p><text:span text:style-name="T133">  login local</text:span></text:p>
            <text:p><text:span text:style-name="T133">  transport input ssh</text:span></text:p>
          </table:table-cell>
          <table:table-cell table:number-columns-repeated="1010"/>
        </table:table-row>
        <table:table-row table:style-name="ro5">
          <table:table-cell/>
          <table:table-cell table:style-name="ce106" office:value-type="string" calcext:value-type="string">
            <text:p><text:span text:style-name="T30">ip ssh version 2</text:span></text:p>
          </table:table-cell>
          <table:table-cell table:style-name="ce80" office:value-type="string" calcext:value-type="string">
            <text:p>SSH version 2/SSH verzia 2</text:p>
          </table:table-cell>
          <table:table-cell table:style-name="ce90" office:value-type="string" calcext:value-type="string">
            <text:p>Unsecured SSH v1</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90" table:number-columns-repeated="4"/>
          <table:table-cell table:number-columns-repeated="1010"/>
        </table:table-row>
        <table:table-row table:style-name="ro6">
          <table:table-cell/>
          <table:table-cell table:style-name="ce90" office:value-type="string" calcext:value-type="string">
            <text:p>ip ssh timeout &lt;timeout seconds&gt;</text:p>
          </table:table-cell>
          <table:table-cell table:style-name="ce91" office:value-type="string" calcext:value-type="string">
            <text:p>SSH timeout/SSH čas vypršania sedenia</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style-name="ce90" office:value-type="string" calcext:value-type="string">
            <text:p>NOT SURE WHAT IS APPLIED EXEC-TIMEOUT OR SSH TIMEOUT</text:p>
          </table:table-cell>
          <table:table-cell table:number-columns-repeated="1010"/>
        </table:table-row>
        <table:table-row table:style-name="ro2">
          <table:table-cell/>
          <table:table-cell table:style-name="ce106" office:value-type="string" calcext:value-type="string">
            <text:p><text:span text:style-name="T30">crypto key generate rsa modulus 2048</text:span></text:p>
          </table:table-cell>
          <table:table-cell table:style-name="ce80" table:formula="of:=HYPERLINK(&quot;#CISCO_COMMANDS_EQUIVALENT.A11&quot;;&quot;Set RSA key length &gt;= 2048/Dĺžka RSA kľúča minimálne 2048 bitov&quot;)" office:value-type="string" office:string-value="Set RSA key length &gt;= 2048/Dĺžka RSA kľúča minimálne 2048 bitov" calcext:value-type="string">
            <text:p>Set RSA key length &gt;= 2048/Dĺžka RSA kľúča minimálne 2048 bitov</text:p>
          </table:table-cell>
          <table:table-cell table:style-name="ce90" office:value-type="string" calcext:value-type="string">
            <text:p>Short RSA key attack</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6"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0" table:number-columns-repeated="4"/>
          <table:table-cell table:number-columns-repeated="1010"/>
        </table:table-row>
        <table:table-row table:style-name="ro5">
          <table:table-cell/>
          <table:table-cell table:style-name="ce107" office:value-type="string" calcext:value-type="string">
            <text:p>ip ssh authentication-retries &lt;max num&gt;</text:p>
          </table:table-cell>
          <table:table-cell table:style-name="ce92" office:value-type="string" calcext:value-type="string">
            <text:p>Do not allow more password guess with one login attempts/ Zakázať viac pokusov o zadanie hesla pri jednom prihlásení</text:p>
          </table:table-cell>
          <table:table-cell table:style-name="ce90" office:value-type="string" calcext:value-type="string">
            <text:p>DOS guessing ssh key</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6" office:value-type="string" calcext:value-type="string">
            <text:p>https://www.cisco.com/c/en/us/td/docs/ios-xml/ios/sec_usr_ssh/configuration/15-s/sec-usr-ssh-15-s-book/sec-usr-ssh-sec-shell.html</text:p>
          </table:table-cell>
          <table:table-cell table:style-name="ce90" table:number-columns-repeated="4"/>
          <table:table-cell table:number-columns-repeated="1010"/>
        </table:table-row>
        <table:table-row table:style-name="ro5">
          <table:table-cell/>
          <table:table-cell table:style-name="ce92" office:value-type="string" calcext:value-type="string">
            <text:p>login block-for 60 attempts 3 within 30</text:p>
          </table:table-cell>
          <table:table-cell table:style-name="ce81" office:value-type="string" calcext:value-type="string">
            <text:p>Wait for specific time to allow another access after N unsuccessful login attempts/Špecifikovať čas po ktorý nie je možne po N pokusoch sa prihlásiť</text:p>
          </table:table-cell>
          <table:table-cell table:style-name="ce90" office:value-type="string" calcext:value-type="string">
            <text:p>Brute force attack to guess credentials</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6" office:value-type="string" calcext:value-type="string">
            <text:p>https://www.samuraj-cz.com/clanek/cisco-ios-23-autentizace-uzivatele-na-switchi-vuci-active-directory/</text:p>
          </table:table-cell>
          <table:table-cell table:style-name="ce90" table:number-columns-repeated="3"/>
          <table:table-cell table:style-name="ce96"/>
          <table:table-cell table:number-columns-repeated="1010"/>
        </table:table-row>
        <table:table-row table:style-name="ro5">
          <table:table-cell/>
          <table:table-cell table:style-name="ce82" office:value-type="string" calcext:value-type="string">
            <text:p>login quiet-mode access-class &lt;acl name&gt;</text:p>
          </table:table-cell>
          <table:table-cell table:style-name="ce82" table:formula="of:=HYPERLINK(&quot;#CISCO_COMMANDS_EQUIVALENT.A14&quot;;&quot;Allow admin to access from IP when unsuccessfull logins disabled management connection due to DOS guessing/Povolenie prístupu adminovy na základe IP adresy, keď je protokol na manažovanie zariadení nedostupný kvôli DOS útoku&quot;)" office:value-type="string" office:string-value="Allow admin to access from IP when unsuccessfull logins disabled management connection due to DOS guessing/Povolenie prístupu adminovy na základe IP adresy, keď je protokol na manažovanie zariadení nedostupný kvôli DOS útoku" calcext:value-type="string">
            <text:p>Allow admin to access from IP when unsuccessfull logins disabled management connection due to DOS guessing/Povolenie prístupu adminovy na základe IP adresy, keď je protokol na manažovanie zariadení nedostupný kvôli DOS útoku</text:p>
          </table:table-cell>
          <table:table-cell table:style-name="ce109"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https://www.samuraj-cz.com/clanek/cisco-ios-23-autentizace-uzivatele-na-switchi-vuci-active-directory/</text:p>
          </table:table-cell>
          <table:table-cell table:style-name="ce90" table:number-columns-repeated="4"/>
          <table:table-cell table:number-columns-repeated="1010"/>
        </table:table-row>
        <table:table-row table:style-name="ro17">
          <table:table-cell/>
          <table:table-cell table:style-name="ce90" office:value-type="string" calcext:value-type="string">
            <text:p>NO</text:p>
            <text:p><text:span text:style-name="T18">line vty &lt;num&gt; &lt;num&gt;</text:span></text:p>
            <text:p><text:span text:style-name="T14"> </text:span>transport input all</text:p>
            <text:p><text:span text:style-name="T31"> transport input telnet</text:span></text:p>
            <text:p><text:span text:style-name="T31"/></text:p>
            <text:p><text:span text:style-name="T32">line tty &lt;num&gt; &lt;num&gt;</text:span></text:p>
            <text:p><text:span text:style-name="T33"> transport input all</text:span></text:p>
            <text:p><text:span text:style-name="T34"> transport input telnet</text:span></text:p>
            <text:p><text:span text:style-name="T34"/></text:p>
            <text:p><text:span text:style-name="T35">line con &lt;num&gt;</text:span></text:p>
            <text:p><text:span text:style-name="T34"> transport input all</text:span></text:p>
            <text:p><text:span text:style-name="T23"> transport input telnet</text:span></text:p>
            <text:p><text:span text:style-name="T23"/></text:p>
            <text:p><text:span text:style-name="T36">line aux &lt;num&gt;</text:span></text:p>
            <text:p><text:span text:style-name="T34"> transport input all</text:span></text:p>
            <text:p><text:span text:style-name="T34"> transport input telnet</text:span></text:p>
          </table:table-cell>
          <table:table-cell table:style-name="ce80" table:formula="of:=HYPERLINK(&quot;#CISCO_COMMANDS_EQUIVALENT.A15&quot;;&quot;Do not allow telnet when SSH is enabled/Zakázať telnet ak je SSH aktívne&quot;)" office:value-type="string" office:string-value="Do not allow telnet when SSH is enabled/Zakázať telnet ak je SSH aktívne" calcext:value-type="string">
            <text:p>Do not allow telnet when SSH is enabled/Zakázať telnet ak je SSH aktívne</text:p>
          </table:table-cell>
          <table:table-cell table:style-name="ce90" office:value-type="string" calcext:value-type="string">
            <text:p>Allows to access through telnet when SSH is present</text:p>
          </table:table-cell>
          <table:table-cell table:style-name="ce9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TODO</text:p>
          </table:table-cell>
          <table:table-cell table:style-name="ce90" table:number-columns-repeated="4"/>
          <table:table-cell table:number-columns-repeated="1010"/>
        </table:table-row>
        <table:table-row table:style-name="ro2">
          <table:table-cell/>
          <table:table-cell table:style-name="ce80" office:value-type="string" calcext:value-type="string">
            <text:p>banner motd</text:p>
            <text:p>banner login</text:p>
            <text:p>banner exec</text:p>
          </table:table-cell>
          <table:table-cell table:style-name="ce91" office:value-type="string" calcext:value-type="string">
            <text:p>Legal messages notice / Právne upozornenie pri prístupe k zariadeniu</text:p>
          </table:table-cell>
          <table:table-cell table:style-name="ce109" office:value-type="string" calcext:value-type="string">
            <text:p>NON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CCNA SECURITY STUDY GUIDE</text:p>
            <text:p><text:span text:style-name="T7">CIS </text:span><text:span text:style-name="T7"><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6">
          <table:table-cell/>
          <table:table-cell table:style-name="ce80" office:value-type="string" calcext:value-type="string">
            <text:p><text:span text:style-name="T18">line vty &lt;num&gt; &lt;num&gt;</text:span></text:p>
            <text:p><text:span text:style-name="T14"> </text:span>exec-timeout 5</text:p>
            <text:p/>
            <text:p><text:span text:style-name="T37">line tty &lt;num&gt; &lt;num&gt;</text:span></text:p>
            <text:p><text:span text:style-name="T38"> </text:span><text:span text:style-name="T39">exec-timeout 5</text:span></text:p>
            <text:p><text:span text:style-name="T39"/></text:p>
            <text:p><text:span text:style-name="T40">line con &lt;num&gt;</text:span></text:p>
            <text:p><text:span text:style-name="T41"> </text:span><text:span text:style-name="T42">exec-timeout 5</text:span></text:p>
            <text:p><text:span text:style-name="T42"/></text:p>
            <text:p><text:span text:style-name="T40">line aux &lt;num&gt;</text:span></text:p>
            <text:p><text:span text:style-name="T41"> </text:span><text:span text:style-name="T42">exec-timeout 5</text:span></text:p>
          </table:table-cell>
          <table:table-cell table:style-name="ce91" office:value-type="string" calcext:value-type="string">
            <text:p>Management connection maximum timeout/Čas vypršania sedenia pre protokol na manažovanie zariadení</text:p>
          </table:table-cell>
          <table:table-cell table:style-name="ce80" office:value-type="string" calcext:value-type="string">
            <text:p>Long 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Cisco SAFE Reference Guide</text:p>
            <text:p/>
          </table:table-cell>
          <table:table-cell table:style-name="ce80" table:number-columns-repeated="4"/>
          <table:table-cell table:number-columns-repeated="1010"/>
        </table:table-row>
        <table:table-row table:style-name="ro3">
          <table:table-cell/>
          <table:table-cell table:style-name="ce80" office:value-type="string" calcext:value-type="string">
            <text:p>service password-encryption</text:p>
          </table:table-cell>
          <table:table-cell table:style-name="ce80" office:value-type="string" calcext:value-type="string">
            <text:p>Encrypt passwords in clear text / Zašifrovaniee hesiel v otvorenej podobe</text:p>
          </table:table-cell>
          <table:table-cell table:style-name="ce109" office:value-type="string" calcext:value-type="string">
            <text:p>Read passwords from stolen configurations</text:p>
          </table:table-cell>
          <table:table-cell table:style-name="ce90"/>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able:table-cell>
          <table:table-cell table:style-name="ce80" table:number-columns-repeated="3"/>
          <table:table-cell table:style-name="ce90" office:value-type="string" calcext:value-type="string">
            <text:p>POOR SECURITY, PASSWORD CAN BE EASILY CRACKED</text:p>
          </table:table-cell>
          <table:table-cell table:number-columns-repeated="1010"/>
        </table:table-row>
        <table:table-row table:style-name="ro2">
          <table:table-cell/>
          <table:table-cell table:style-name="ce90" office:value-type="string" calcext:value-type="string">
            <text:p>enable secret &lt;secret password&gt;</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style-name="ce80" office:value-type="string" calcext:value-type="string">
            <text:p>Cisco router hardening a CIS je poznamka, ze type 7 je napadnutelny a aj typ sifry</text:p>
          </table:table-cell>
          <table:table-cell table:number-columns-repeated="1010"/>
        </table:table-row>
        <table:table-row table:style-name="ro18">
          <table:table-cell/>
          <table:table-cell table:style-name="ce90" office:value-type="string" calcext:value-type="string">
            <text:p>NO <text:span text:style-name="T11">enable password &lt;password&gt;</text:span></text:p>
          </table:table-cell>
          <table:table-cell table:style-name="ce80" office:value-type="string" calcext:value-type="string">
            <text:p>Set password for editing device configuration / Vytvorenie hesla na editovanie konfigurácie zariadenia</text:p>
          </table:table-cell>
          <table:table-cell table:style-name="ce87" office:value-type="string" calcext:value-type="string">
            <text:p>Unauthorized editing of device configuration/ Nepovolená zmena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style-name="ce91" office:value-type="string" calcext:value-type="string">
            <text:p>Cisco router hardening a CIS je poznamka, ze type 7 je napadnutelny a aj typ sifry</text:p>
          </table:table-cell>
          <table:table-cell table:number-columns-repeated="1010"/>
        </table:table-row>
        <table:table-row table:style-name="ro7">
          <table:table-cell/>
          <table:table-cell table:style-name="ce90" office:value-type="string" calcext:value-type="string">
            <text:p>username secret &lt;username&gt; &lt;secret password&gt;</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style-name="ce80" table:number-columns-repeated="4"/>
          <table:table-cell table:number-columns-repeated="1010"/>
        </table:table-row>
        <table:table-row table:style-name="ro19">
          <table:table-cell/>
          <table:table-cell table:style-name="ce90" office:value-type="string" calcext:value-type="string">
            <text:p>NO <text:span text:style-name="T11">username password  &lt;username&gt; &lt;password&gt;</text:span></text:p>
          </table:table-cell>
          <table:table-cell table:style-name="ce80" office:value-type="string" calcext:value-type="string">
            <text:p>Local secured accounts / Lokálne zabezpečené účty</text:p>
          </table:table-cell>
          <table:table-cell table:style-name="ce87" office:value-type="string" calcext:value-type="string">
            <text:p>Unauthorized access to management of device <text:s/>/ Nepovolený prístup k manažmentu konfigurácie zariadenia</text:p>
          </table:table-cell>
          <table:table-cell table:style-name="ce90" office:value-type="string" calcext:value-type="string">
            <text:p>Management</text:p>
          </table:table-cell>
          <table:table-cell table:style-name="ce90" office:value-type="string" calcext:value-type="string">
            <text:p>NONE</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style-name="ce80" table:number-columns-repeated="4"/>
          <table:table-cell table:number-columns-repeated="1010"/>
        </table:table-row>
        <table:table-row table:style-name="ro20">
          <table:table-cell/>
          <table:table-cell table:style-name="ce90" office:value-type="string" calcext:value-type="string">
            <text:p>aaa new-model</text:p>
            <text:p>radius server &lt;radius server name&gt;</text:p>
            <text:p><text:span text:style-name="T11">  address ipv4 &lt;ip adddress&gt; / address ipv6 &lt;ipv6 adddress&gt;</text:span></text:p>
            <text:p>  key &lt;password&gt;</text:p>
            <text:p/>
            <text:p>or </text:p>
            <text:p/>
            <text:p><text:span text:style-name="T11">radius-server host &lt;ip adddress&gt;</text:span></text:p>
            <text:p>radius-server key &lt;password&gt;</text:p>
            <text:p/>
            <text:p>aaa group server radius &lt;radius group&gt;</text:p>
            <text:p>  server name &lt;radius server name&gt;</text:p>
            <text:p><text:span text:style-name="T11">aaa authentication login default / &lt;radius login&gt;</text:span> group &lt;radius group&gt; local enable</text:p>
            <text:p/>
            <text:p><text:span text:style-name="T16">line tty &lt;num&gt; &lt;num&gt;</text:span></text:p>
            <text:p>  login authentication default / &lt;radius login&gt;</text:p>
            <text:p><text:span text:style-name="T18">line vty &lt;num&gt; &lt;num&gt;</text:span></text:p>
            <text:p><text:span text:style-name="T11">  login authentication default / &lt;radius login&gt;</text:span></text:p>
            <text:p><text:span text:style-name="T32">line con &lt;num&gt;</text:span></text:p>
            <text:p><text:span text:style-name="T43">  login authentication default / &lt;radius login&gt;</text:span></text:p>
            <text:p><text:span text:style-name="T32">line aux &lt;num&gt;</text:span></text:p>
            <text:p><text:span text:style-name="T18">  login authentication default / &lt;radius login&gt;</text:span></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5">Cisco Router Hardening</text:span></text:p>
          </table:table-cell>
          <table:table-cell table:style-name="ce80" table:number-columns-repeated="3"/>
          <table:table-cell table:style-name="ce80" office:value-type="string" calcext:value-type="string">
            <text:p><text:span text:style-name="T134">Pozri aj SLSP konfiguracie, tam sa to nastavuje trosku inak, niekde  som nasiel aj jednoriackovy cmd, v GNS nejde </text:span><text:span text:style-name="T135">radius-server host 10.0.0.10 auth-port 1645 acct-port 1646 key 1234567890</text:span></text:p>
            <text:p><text:span text:style-name="T11">Xca3-08 xca4 switch ch07</text:span></text:p>
          </table:table-cell>
          <table:table-cell table:number-columns-repeated="1010"/>
        </table:table-row>
        <table:table-row table:style-name="ro20">
          <table:table-cell/>
          <table:table-cell table:style-name="ce90" office:value-type="string" calcext:value-type="string">
            <text:p>aaa new-model</text:p>
            <text:p>radius server &lt;tacacs server name&gt;</text:p>
            <text:p><text:span text:style-name="T11">  address ipv4 &lt;ip adddress&gt; / address ipv6 &lt;ipv6 adddress&gt;</text:span></text:p>
            <text:p>  key &lt;password&gt;</text:p>
            <text:p/>
            <text:p>or </text:p>
            <text:p/>
            <text:p><text:span text:style-name="T11">radius-server host &lt;ip adddress&gt;</text:span></text:p>
            <text:p>radius-server key &lt;password&gt;</text:p>
            <text:p/>
            <text:p>aaa group server radius &lt;tacacs group&gt;</text:p>
            <text:p>  server name &lt;tacacs server name&gt;</text:p>
            <text:p><text:span text:style-name="T11">aaa authentication login default / &lt;tacacs login&gt;</text:span> group &lt;tacacs group&gt; local enable</text:p>
            <text:p/>
            <text:p><text:span text:style-name="T18">line tty &lt;num&gt; &lt;num&gt;</text:span></text:p>
            <text:p>  login authentication default / &lt;tacacs login&gt;</text:p>
            <text:p><text:span text:style-name="T18">line vty &lt;num&gt; &lt;num&gt;</text:span></text:p>
            <text:p><text:span text:style-name="T11">  login authentication default / &lt;tacacs login&gt;</text:span></text:p>
            <text:p><text:span text:style-name="T32">line con &lt;num&gt;</text:span></text:p>
            <text:p><text:span text:style-name="T18">  login authentication default / &lt;tacacs login&gt;</text:span></text:p>
            <text:p><text:span text:style-name="T20">line aux &lt;num&gt;</text:span></text:p>
            <text:p><text:span text:style-name="T23">  login authentication default / &lt;tacacs login&gt;</text:span></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5">Cisco Router Hardening</text:span></text:p>
          </table:table-cell>
          <table:table-cell table:style-name="ce80" table:number-columns-repeated="3"/>
          <table:table-cell table:style-name="ce80" office:value-type="string" calcext:value-type="string">
            <text:p>Pozri aj SLSP konfiguracie, tam sa to nastavuje trosku inak – r11veterna1</text:p>
            <text:p>TODO KERBEROS</text:p>
          </table:table-cell>
          <table:table-cell table:number-columns-repeated="1010"/>
        </table:table-row>
        <table:table-row table:style-name="ro5">
          <table:table-cell/>
          <table:table-cell table:style-name="ce90" office:value-type="string" calcext:value-type="string">
            <text:p>aaa authentication enable default group &lt;radius group&gt; enable</text:p>
            <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3"/>
          <table:table-cell table:style-name="ce90"/>
          <table:table-cell table:number-columns-repeated="1010"/>
        </table:table-row>
        <table:table-row table:style-name="ro5">
          <table:table-cell/>
          <table:table-cell table:style-name="ce90" office:value-type="string" calcext:value-type="string">
            <text:p>NO aaa authentication enable default enable</text:p>
          </table:table-cell>
          <table:table-cell table:style-name="ce80" office:value-type="string" calcext:value-type="string">
            <text:p>Better traceability of administrators and confiiguration they made, centralization / Centrálna správa prihlásení a dohľadateľnosť zmien v konfigurácií</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3"/>
          <table:table-cell table:style-name="ce90" office:value-type="string" calcext:value-type="string">
            <text:p>AAA is not contacted, local enable password is used</text:p>
          </table:table-cell>
          <table:table-cell table:number-columns-repeated="1010"/>
        </table:table-row>
        <table:table-row table:style-name="ro5">
          <table:table-cell/>
          <table:table-cell table:style-name="ce108" office:value-type="string" calcext:value-type="string">
            <text:p>aaa authentication attempts login 3</text:p>
          </table:table-cell>
          <table:table-cell table:style-name="ce80" office:value-type="string" calcext:value-type="string">
            <text:p>Set max authentication attempts after which account will be blocked / Definovanie maximálneho počtu neúspešných pokusov o prihlásenie a následné zablokovanie účtu</text:p>
          </table:table-cell>
          <table:table-cell table:style-name="ce90" office:value-type="string" calcext:value-type="string">
            <text:p>Guessing credentials/ Hádanie prístupový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4"/>
          <table:table-cell table:number-columns-repeated="1010"/>
        </table:table-row>
        <table:table-row table:style-name="ro5">
          <table:table-cell/>
          <table:table-cell table:style-name="ce108" office:value-type="string" calcext:value-type="string">
            <text:p>avoid aaa authentication login.*none.*</text:p>
          </table:table-cell>
          <table:table-cell table:style-name="ce80" office:value-type="string" calcext:value-type="string">
            <text:p>Disable fallback method in AAA to be no authentication / Zakázať záložné prihlásenie bez posskynutia autentizačných prostriedkov</text:p>
          </table:table-cell>
          <table:table-cell table:style-name="ce109" office:value-type="string" calcext:value-type="string">
            <text:p>Login without credentiials / Prihlásenie bez prihlasovacích údajov</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style-name="ce90" table:number-columns-repeated="4"/>
          <table:table-cell table:number-columns-repeated="1010"/>
        </table:table-row>
        <table:table-row table:style-name="ro5">
          <table:table-cell/>
          <table:table-cell table:style-name="ce90" office:value-type="string" calcext:value-type="string">
            <text:p>avoid aaa authentication login default local</text:p>
          </table:table-cell>
          <table:table-cell table:style-name="ce80" office:value-type="string" calcext:value-type="string">
            <text:p>AAA should not use local account as first login choice / <text:s/>AAA by nemalo používať ako prvú možnosť prihlásenia lokálny účet </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9"/>
          <table:table-cell table:style-name="ce90" table:number-columns-repeated="4"/>
          <table:table-cell table:number-columns-repeated="1010"/>
        </table:table-row>
        <table:table-row table:style-name="ro9">
          <table:table-cell/>
          <table:table-cell table:style-name="ce90" office:value-type="string" calcext:value-type="string">
            <text:p>aaa authorization exec &lt;radius login&gt; group &lt;radius group&gt; local if-authenticated</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09"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5">Cisco Router Hardening</text:span></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able:table-cell>
          <table:table-cell table:style-name="ce80" table:number-columns-repeated="3"/>
          <table:table-cell table:style-name="ce91" office:value-type="string" calcext:value-type="string">
            <text:p>https://community.cisco.com/t5/policy-and-access/difference-between-if-authenticated-and-none-keyword/td-p/1270499</text:p>
          </table:table-cell>
          <table:table-cell table:number-columns-repeated="1010"/>
        </table:table-row>
        <table:table-row table:style-name="ro9">
          <table:table-cell/>
          <table:table-cell table:style-name="ce90" office:value-type="string" calcext:value-type="string">
            <text:p><text:span text:style-name="T11">aaa authorization commands 15 &lt;radius login&gt; group &lt;radius group&gt;</text:span> local if-authenticated </text:p>
          </table:table-cell>
          <table:table-cell table:style-name="ce80" office:value-type="string" calcext:value-type="string">
            <text:p>Setup AAA authorization for commands execution. When AAA server stop working and fallback method is present, user is authenticated again in case it can lead to full access to device with speciific user who do not hold access to it / Nastavenie AAA autorizácie pre s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09" office:value-type="string" calcext:value-type="string">
            <text:p>User logged in to device through AAA can execute all commands / Používateľ prihlásený do zariadenia môže spúšťať akékoľvek príkazy</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5">Cisco Router Hardening</text:span></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able:table-cell>
          <table:table-cell table:style-name="ce80" table:number-columns-repeated="3"/>
          <table:table-cell table:style-name="ce91" office:value-type="string" calcext:value-type="string">
            <text:p>https://community.cisco.com/t5/policy-and-access/difference-between-if-authenticated-and-none-keyword/td-p/1270499</text:p>
          </table:table-cell>
          <table:table-cell table:number-columns-repeated="1010"/>
        </table:table-row>
        <table:table-row table:style-name="ro9">
          <table:table-cell/>
          <table:table-cell table:style-name="ce90" office:value-type="string" calcext:value-type="string">
            <text:p><text:span text:style-name="T44">aaa accounting connection</text:span></text:p>
            <text:p><text:span text:style-name="T44">aaa accounting commands</text:span></text:p>
            <text:p><text:span text:style-name="T44">aaa accounting exec</text:span></text:p>
            <text:p/>
          </table:table-cell>
          <table:table-cell table:style-name="ce80" office:value-type="string" calcext:value-type="string">
            <text:p>Setup AAA accountiing executed commands and connections to device / <text:s/>Nastavenie AAA účtovania respektíve logovania pripojení a vykonaných príkazov</text:p>
          </table:table-cell>
          <table:table-cell table:style-name="ce109" office:value-type="string" calcext:value-type="string">
            <text:p>Administrator can issue bad command which is hard to find after a time / Administrátor vloží zlý príkaz a po čase je ho nemožné dohľadať a zjednať nápravu</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style-name="ce80" table:number-columns-repeated="3"/>
          <table:table-cell table:style-name="ce91"/>
          <table:table-cell table:number-columns-repeated="1010"/>
        </table:table-row>
        <table:table-row table:style-name="ro2">
          <table:table-cell/>
          <table:table-cell table:style-name="ce109" office:value-type="string" calcext:value-type="string">
            <text:p>NO snmp-server community</text:p>
            <text:p>NO snmp-server host  version 1/2c</text:p>
            <text:p><text:span text:style-name="T45">snmp-server group &lt;group name&gt; v3 priv </text:span></text:p>
          </table:table-cell>
          <table:table-cell table:style-name="ce80" office:value-type="string" calcext:value-type="string">
            <text:p>Use SNMP version 3 <text:s/>when SNMP is enabled</text:p>
          </table:table-cell>
          <table:table-cell table:style-name="ce109" office:value-type="string" calcext:value-type="string">
            <text:p>SNMP v1 and v2c can be eavesdropped / SNMP verzie 1 a 2c môžu byť ľahko odpočúvané</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80" table:number-columns-repeated="4"/>
          <table:table-cell table:number-columns-repeated="1010"/>
        </table:table-row>
        <table:table-row table:style-name="ro5">
          <table:table-cell/>
          <table:table-cell table:style-name="ce109" office:value-type="string" calcext:value-type="string">
            <text:p>ip radius source interface loopback &lt;id&gt;</text:p>
            <text:p><text:span text:style-name="T5">ip tacacs source interface loopback &lt;id&gt;</text:span></text:p>
          </table:table-cell>
          <table:table-cell table:style-name="ce80" office:value-type="string" calcext:value-type="string">
            <text:p>Specify loopback source interface for AAA connections / <text:s/>Definovanie loopback zdrojového rozhrania pre AA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style-name="ce80" table:number-columns-repeated="4"/>
          <table:table-cell table:number-columns-repeated="1010"/>
        </table:table-row>
        <table:table-row table:style-name="ro4">
          <table:table-cell/>
          <table:table-cell table:style-name="ce36" office:value-type="string" calcext:value-type="string">
            <text:p><text:span text:style-name="T46">snmp-server view &lt;view name&gt; iso included</text:span></text:p>
            <text:p><text:span text:style-name="T47">snmp-server group &lt;group name&gt;</text:span><text:span text:style-name="T48"> v3 priv read &lt;view name&gt;</text:span></text:p>
          </table:table-cell>
          <table:table-cell table:style-name="ce80" office:value-type="string" calcext:value-type="string">
            <text:p>Restrict SNMP for read-only / Obmedzenie SNMP iba na čítanie</text:p>
          </table:table-cell>
          <table:table-cell table:style-name="ce80" office:value-type="string" calcext:value-type="string">
            <text:p>Modify configuration of device by SNMP / Modifikovanie konffigurácie pomocou SNMP</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5">NIST</text:span></text:p>
            <text:p><text:span text:style-name="T6"><text:a xlink:href="https://nvlpubs.nist.gov/nistpubs/SpecialPublications/NIST.SP.800-131Ar2.pdf" xlink:type="simple">https://nvlpubs.nist.gov/nistpubs/SpecialPublications/NIST.SP.800-131Ar2.pdf</text:a></text:span></text:p>
            <text:p><text:span text:style-name="T8">CIS Cisco IOS 15 Benchmark v4.0.0  </text:span><text:span text:style-name="T8"><text:a xlink:href="https://www.cisecurity.org/cis-benchmarks/#cisco" xlink:type="simple">https://www.cisecurity.org/cis-benchmarks/#cisco</text:a></text:span></text:p>
            <text:p><text:span text:style-name="T5">Hardening Cisco Routers</text:span></text:p>
          </table:table-cell>
          <table:table-cell table:style-name="ce90" table:number-columns-repeated="4"/>
          <table:table-cell table:number-columns-repeated="1010"/>
        </table:table-row>
        <table:table-row table:style-name="ro12">
          <table:table-cell/>
          <table:table-cell table:style-name="ce111" office:value-type="string" calcext:value-type="string">
            <text:p><text:span text:style-name="T49">ip access-list standard &lt;acl name&gt;</text:span></text:p>
            <text:p><text:span text:style-name="T50"> </text:span><text:span text:style-name="T51">remark permit only this IP</text:span><text:span text:style-name="T52"> </text:span></text:p>
            <text:p><text:span text:style-name="T53"> permit &lt;ip address&gt; &lt;wildcard mask&gt;</text:span></text:p>
            <text:p><text:span text:style-name="T54"> deny any log-input</text:span></text:p>
            <text:p><text:span text:style-name="T55">ipv6 access-list &lt;acl name&gt;</text:span></text:p>
            <text:p><text:span text:style-name="T56"> </text:span><text:span text:style-name="T57">remark permit only this IP</text:span><text:span text:style-name="T58"> </text:span></text:p>
            <text:p><text:span text:style-name="T59"> permit &lt;ipv6 address&gt;/&lt;prefix&gt; any</text:span></text:p>
            <text:p><text:span text:style-name="T60"> remark deny other</text:span></text:p>
            <text:p><text:span text:style-name="T59"> deny any any log-input</text:span></text:p>
            <text:p><text:span text:style-name="T53">snmp-server group &lt;group name&gt; v3 priv read </text:span><text:span text:style-name="T61">&lt;view name&gt; </text:span> access &lt;acl name&gt;</text:p>
          </table:table-cell>
          <table:table-cell table:style-name="ce80" office:value-type="string" calcext:value-type="string">
            <text:p>Restrict SNMP only for specific IP addresses with ACL / Obmedzenie SNMP iba pre vybrané IP adresy</text:p>
          </table:table-cell>
          <table:table-cell table:style-name="ce80" office:value-type="string" calcext:value-type="string">
            <text:p>Unauthorized access to SNMP informations / Neoprávnený prístup k SNMP informáciám</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4">
          <table:table-cell/>
          <table:table-cell table:style-name="ce112" office:value-type="string" calcext:value-type="string">
            <text:p><text:span text:style-name="T62">snmp-server host</text:span><text:span text:style-name="T63"> &lt;ip adddress&gt; </text:span><text:span text:style-name="T64">traps version 3 priv &lt;user&gt;</text:span></text:p>
            <text:p><text:span text:style-name="T62">snmp-server host</text:span><text:span text:style-name="T63"> &lt;ip adddress&gt; </text:span><text:span text:style-name="T64">version 3 priv &lt;user&gt;</text:span></text:p>
          </table:table-cell>
          <table:table-cell table:style-name="ce80" office:value-type="string" calcext:value-type="string">
            <text:p>Enable SNMP server traps / Povolenie asynchrónnych správ SNMP TRAP</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5">NIST</text:span></text:p>
            <text:p><text:span text:style-name="T6"><text:a xlink:href="https://nvlpubs.nist.gov/nistpubs/SpecialPublications/NIST.SP.800-131Ar2.pdf" xlink:type="simple">https://nvlpubs.nist.gov/nistpubs/SpecialPublications/NIST.SP.800-131Ar2.pdf</text:a></text:span></text:p>
            <text:p><text:span text:style-name="T8">CIS Cisco IOS 15 Benchmark v4.0.0  </text:span><text:span text:style-name="T8"><text:a xlink:href="https://www.cisecurity.org/cis-benchmarks/#cisco" xlink:type="simple">https://www.cisecurity.org/cis-benchmarks/#cisco</text:a></text:span></text:p>
            <text:p><text:span text:style-name="T5">Hardening Cisco Routers</text:span></text:p>
          </table:table-cell>
          <table:table-cell table:style-name="ce90" table:number-columns-repeated="3"/>
          <table:table-cell table:number-columns-repeated="1011"/>
        </table:table-row>
        <table:table-row table:style-name="ro9">
          <table:table-cell/>
          <table:table-cell table:style-name="ce39" office:value-type="string" calcext:value-type="string">
            <text:p><text:span text:style-name="T65">snmp-server user &lt;user&gt; &lt;group name&gt; v3 auth sha &lt;password&gt;</text:span><text:span text:style-name="T66"> </text:span><text:span text:style-name="T67">pri aes 128 &lt;password&gt;</text:span></text:p>
          </table:table-cell>
          <table:table-cell table:style-name="ce80"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80" office:value-type="string" calcext:value-type="string">
            <text:p>Eavesdropping SNMP <text:s/>session due to weak encryption and <text:s/>hash / Odpočúvanie SNMP sedenie z <text:s/>dôvodu slabého šifrovania a hashovacej <text:s/>funkci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CRITICAL</text:p>
          </table:table-cell>
          <table:table-cell table:number-columns-repeated="2" table:style-name="ce90" office:value-type="string" calcext:value-type="string">
            <text:p>ALL</text:p>
          </table:table-cell>
          <table:table-cell table:style-name="ce80"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0" table:number-columns-repeated="3"/>
          <table:table-cell table:number-columns-repeated="1011"/>
        </table:table-row>
        <table:table-row table:style-name="ro11">
          <table:table-cell/>
          <table:table-cell table:style-name="ce40" office:value-type="string" calcext:value-type="string">
            <text:p><text:span text:style-name="T68">snmp-server location &lt;location&gt;</text:span></text:p>
          </table:table-cell>
          <table:table-cell table:style-name="ce80" office:value-type="string" calcext:value-type="string">
            <text:p>Specify SNMP server location / Definovanie lokácie SNMP server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0" table:number-columns-repeated="4"/>
          <table:table-cell table:number-columns-repeated="1011"/>
        </table:table-row>
        <table:table-row table:style-name="ro5">
          <table:table-cell/>
          <table:table-cell table:style-name="ce90" office:value-type="string" calcext:value-type="string">
            <text:p>snmp-server trap-source loopback &lt;id&gt;</text:p>
          </table:table-cell>
          <table:table-cell table:style-name="ce80" office:value-type="string" calcext:value-type="string">
            <text:p>Specify loopback source interface for SNMP / <text:s/>Definovanie loopback zdrojového rozhrania pre SNMP</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RADIUS/TACACS+/KERBEROS</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0" table:number-columns-repeated="4"/>
          <table:table-cell table:number-columns-repeated="1011"/>
        </table:table-row>
        <table:table-row table:style-name="ro3">
          <table:table-cell/>
          <table:table-cell table:style-name="ce114" office:value-type="string" calcext:value-type="string">
            <text:p>snmp-server ifindex persist</text:p>
          </table:table-cell>
          <table:table-cell table:style-name="ce83" office:value-type="string" calcext:value-type="string">
            <text:p>SNMP persistent name of interfaces after reboot / SNMP statické nemenné meno rozhrania aj po reštarte zariadeni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SNM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table:table-cell table:style-name="ce90" table:number-columns-repeated="3"/>
          <table:table-cell table:style-name="ce79"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5">
          <table:table-cell/>
          <table:table-cell table:style-name="ce90" office:value-type="string" calcext:value-type="string">
            <text:p>logging on</text:p>
            <text:p><text:span text:style-name="T11">logging host &lt;ip adddress&gt;</text:span></text:p>
          </table:table-cell>
          <table:table-cell table:style-name="ce117" office:value-type="string" calcext:value-type="string">
            <text:p>Enable SYSLOG logging and set SYSLOG server / Povolenie logovania protokolom SYSLOG a špecifikovanie IP adresy SYSLOG server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3">
          <table:table-cell/>
          <table:table-cell table:style-name="ce90" office:value-type="string" calcext:value-type="string">
            <text:p>logging trap informational</text:p>
          </table:table-cell>
          <table:table-cell table:style-name="ce117" office:value-type="string" calcext:value-type="string">
            <text:p>Setup SYSLOG logging severity to INFORMATIONAL / Špecifikovanie dôležitosti oznámenií SYSLOG na INFORMATIONAL</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able:table-cell>
          <table:table-cell table:style-name="ce90" table:number-columns-repeated="3"/>
          <table:table-cell table:number-columns-repeated="1011"/>
        </table:table-row>
        <table:table-row table:style-name="ro2">
          <table:table-cell/>
          <table:table-cell table:style-name="ce90" office:value-type="string" calcext:value-type="string">
            <text:p>logging source-interface loopback &lt;id&gt;</text:p>
          </table:table-cell>
          <table:table-cell table:style-name="ce91" office:value-type="string" calcext:value-type="string">
            <text:p>Specify loopback source interface for SYSLOG / <text:s/>Definovanie loopback zdrojového rozhrania pre SYSLOG</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style-name="ce90" table:number-columns-repeated="3"/>
          <table:table-cell table:number-columns-repeated="1011"/>
        </table:table-row>
        <table:table-row table:style-name="ro5">
          <table:table-cell/>
          <table:table-cell table:style-name="ce90" office:value-type="string" calcext:value-type="string">
            <text:p><text:span text:style-name="T9">service timestamp log datetime</text:span></text:p>
            <text:p><text:span text:style-name="T9">service timestamp debug datetime</text:span></text:p>
          </table:table-cell>
          <table:table-cell table:style-name="ce117" office:value-type="string" calcext:value-type="string">
            <text:p>Setup time format for logging and debugging information / Definovanie formátu času pre logovacie a ladiace výýstupy</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7">
          <table:table-cell/>
          <table:table-cell table:style-name="ce90" office:value-type="string" calcext:value-type="string">
            <text:p>logging console critical</text:p>
          </table:table-cell>
          <table:table-cell table:style-name="ce117" office:value-type="string" calcext:value-type="string">
            <text:p>Display SYSLOG messages with severity CRITICAL and greater to console / Vypisovanie SYSLOG správ CRITICAL a dôležitejších do terminál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LOW</text:p>
          </table:table-cell>
          <table:table-cell table:number-columns-repeated="2" table:style-name="ce9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style-name="ce90" table:number-columns-repeated="3"/>
          <table:table-cell table:number-columns-repeated="1011"/>
        </table:table-row>
        <table:table-row table:style-name="ro3">
          <table:table-cell/>
          <table:table-cell table:style-name="ce90" office:value-type="string" calcext:value-type="string">
            <text:p>logging buffered 64000 6</text:p>
          </table:table-cell>
          <table:table-cell table:style-name="ce117" office:value-type="string" calcext:value-type="string">
            <text:p>Set SYSLOG buffer to enough size and appropriate severity / Definovanie veľkosti SYSLOG buffera dôležitosti oznámení na INFORMATIONAL</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5">
          <table:table-cell/>
          <table:table-cell table:style-name="ce90" office:value-type="string" calcext:value-type="string">
            <text:p>logging persistent url flash:/syslog</text:p>
          </table:table-cell>
          <table:table-cell table:style-name="ce117" office:value-type="string" calcext:value-type="string">
            <text:p>Setup backup logging location when SYSLOG server is not <text:s/>accessible / Definovanie dočasného úložiska SYSLOG správ v prípade nedostupnosti servera</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SYSLOG</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9">
          <table:table-cell/>
          <table:table-cell table:style-name="ce80" office:value-type="string" calcext:value-type="string">
            <text:p>no CDP run </text:p>
            <text:p>no cdp enable</text:p>
          </table:table-cell>
          <table:table-cell table:style-name="ce117" office:value-type="string" calcext:value-type="string">
            <text:p>Disable discovery protocols such as CDP / Zakázanie protokolov CDP</text:p>
          </table:table-cell>
          <table:table-cell table:style-name="ce80" office:value-type="string" calcext:value-type="string">
            <text:p>Network scan and informatrion about network by management protocol CDP or usage of their security bugs / Skenovanie <text:s/>a zistenie informácií o sieti za pomoci protokolu CDP</text:p>
          </table:table-cell>
          <table:table-cell table:style-name="ce90" office:value-type="string" calcext:value-type="string">
            <text:p>Management</text:p>
          </table:table-cell>
          <table:table-cell table:style-name="ce80" office:value-type="string" calcext:value-type="string">
            <text:p>C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3"/>
          <table:table-cell table:number-columns-repeated="1011"/>
        </table:table-row>
        <table:table-row table:style-name="ro9">
          <table:table-cell/>
          <table:table-cell table:style-name="ce80" office:value-type="string" calcext:value-type="string">
            <text:p>no LLDP run </text:p>
            <text:p>no lldp receive </text:p>
            <text:p>no lldp transmit</text:p>
          </table:table-cell>
          <table:table-cell table:style-name="ce117" office:value-type="string" calcext:value-type="string">
            <text:p>Disable discovery protocols such as LLDP / Zakázanie protokolov LLDP</text:p>
          </table:table-cell>
          <table:table-cell table:style-name="ce80" office:value-type="string" calcext:value-type="string">
            <text:p>Network scan and informatrion about network by management protocol LLDP or usage of their security bugs / Skenovanie <text:s/>a zistenie informácií o sieti za pomoci protokolu LLDP</text:p>
          </table:table-cell>
          <table:table-cell table:style-name="ce90" office:value-type="string" calcext:value-type="string">
            <text:p>Management</text:p>
          </table:table-cell>
          <table:table-cell table:style-name="ce80" office:value-type="string" calcext:value-type="string">
            <text:p>LLD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Cisco CCNA Security Study Guide</text:p>
          </table:table-cell>
          <table:table-cell table:style-name="ce90" table:number-columns-repeated="3"/>
          <table:table-cell table:number-columns-repeated="1011"/>
        </table:table-row>
        <table:table-row table:style-name="ro3">
          <table:table-cell/>
          <table:table-cell table:style-name="ce90" office:value-type="string" calcext:value-type="string">
            <text:p>ntp server &lt;ip adddress&gt;</text:p>
          </table:table-cell>
          <table:table-cell table:style-name="ce80" office:value-type="string" calcext:value-type="string">
            <text:p>Setup NTP to have accurate time for logs / Nastavenie NTP severu pre aktuálny čas v logoch</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Network Security Auditing</text:p>
          </table:table-cell>
          <table:table-cell table:style-name="ce90" table:number-columns-repeated="3"/>
          <table:table-cell table:number-columns-repeated="1011"/>
        </table:table-row>
        <table:table-row table:style-name="ro10">
          <table:table-cell/>
          <table:table-cell table:style-name="ce115" office:value-type="string" calcext:value-type="string">
            <text:p>ntp authenticate</text:p>
            <text:p><text:span text:style-name="T69">ntp authentication-key 1 md5 &lt;password&gt;</text:span></text:p>
            <text:p><text:span text:style-name="T70">trusted-key 1</text:span></text:p>
          </table:table-cell>
          <table:table-cell table:style-name="ce80" office:value-type="string" calcext:value-type="string">
            <text:p>Setup NTP authentication / Nastavenie NTP autentizácie</text:p>
          </table:table-cell>
          <table:table-cell table:style-name="ce109" office:value-type="string" calcext:value-type="string">
            <text:p>Connecting server with same allowed IP address but wrong time / Pripojenie servera s rovnakou IP adresou, ale falošným časom</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HIGH</text:p>
          </table:table-cell>
          <table:table-cell table:number-columns-repeated="2" table:style-name="ce90" office:value-type="string" calcext:value-type="string">
            <text:p>ALL</text:p>
          </table:table-cell>
          <table:table-cell table:style-name="ce80" office:value-type="string" calcext:value-type="string">
            <text:p>Network Security Auditing</text:p>
          </table:table-cell>
          <table:table-cell table:style-name="ce90" table:number-columns-repeated="3"/>
          <table:table-cell table:number-columns-repeated="1011"/>
        </table:table-row>
        <table:table-row table:style-name="ro7">
          <table:table-cell/>
          <table:table-cell table:style-name="ce115" office:value-type="string" calcext:value-type="string">
            <text:p>ntp source loopback &lt;id&gt;</text:p>
          </table:table-cell>
          <table:table-cell table:style-name="ce91" office:value-type="string" calcext:value-type="string">
            <text:p>Specify loopback source interface for NTP / <text:s/>Definovanie loopback zdrojového rozhrania pre NT</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style-name="ce90" table:number-columns-repeated="3"/>
          <table:table-cell table:number-columns-repeated="1011"/>
        </table:table-row>
        <table:table-row table:style-name="ro3">
          <table:table-cell/>
          <table:table-cell table:style-name="ce116" office:value-type="string" calcext:value-type="string">
            <text:p><text:span text:style-name="T71">ntp server </text:span><text:span text:style-name="T72">&lt;ip adddress&gt; </text:span>version 4</text:p>
          </table:table-cell>
          <table:table-cell table:style-name="ce80" office:value-type="string" calcext:value-type="string">
            <text:p>Use NTP v4 (support IPv6, private/public key) / Použitie NTP verzie 4 (podpora IPv6, privátny/verejný kľúč)</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100"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0" table:number-columns-repeated="3"/>
          <table:table-cell table:number-columns-repeated="1011"/>
        </table:table-row>
        <table:table-row table:style-name="ro8">
          <table:table-cell/>
          <table:table-cell table:style-name="ce90" office:value-type="string" calcext:value-type="string">
            <text:p><text:span text:style-name="T11">ntp peer &lt;ip adddress&gt;</text:span></text:p>
            <text:p><text:span text:style-name="T16">ip access-list standard &lt;acl name&gt;</text:span></text:p>
            <text:p><text:span text:style-name="T73"> </text:span><text:span text:style-name="T74">remark permit only this IP</text:span><text:span text:style-name="T75"> </text:span></text:p>
            <text:p><text:span text:style-name="T11"> permit &lt;ip adddress&gt; &lt;wildcard mask&gt;</text:span></text:p>
            <text:p><text:span text:style-name="T76"> </text:span><text:span text:style-name="T77">remark deny other</text:span><text:span text:style-name="T78"> </text:span></text:p>
            <text:p> deny any log-input</text:p>
            <text:p>ntp access-group serve-only &lt;acl name&gt;</text:p>
            <text:p><text:span text:style-name="T79">interface &lt;interface name&gt; &lt;interface id&gt;</text:span></text:p>
            <text:p> ntp disable</text:p>
          </table:table-cell>
          <table:table-cell table:style-name="ce80"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09" office:value-type="string" calcext:value-type="string">
            <text:p>NONE / NIE JE</text:p>
          </table:table-cell>
          <table:table-cell table:style-name="ce90" office:value-type="string" calcext:value-type="string">
            <text:p>Management</text:p>
          </table:table-cell>
          <table:table-cell table:style-name="ce80" office:value-type="string" calcext:value-type="string">
            <text:p>NTP</text:p>
          </table:table-cell>
          <table:table-cell table:style-name="ce80" office:value-type="string" calcext:value-type="string">
            <text:p>MEDIUM</text:p>
          </table:table-cell>
          <table:table-cell table:number-columns-repeated="2" table:style-name="ce90" office:value-type="string" calcext:value-type="string">
            <text:p>ALL</text:p>
          </table:table-cell>
          <table:table-cell table:style-name="ce80" office:value-type="string" calcext:value-type="string">
            <text:p>Hardening Cisco Routers</text:p>
          </table:table-cell>
          <table:table-cell table:style-name="ce90" table:number-columns-repeated="3"/>
          <table:table-cell table:style-name="ce79"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8">
          <table:table-cell/>
          <table:table-cell table:style-name="ce44" office:value-type="string" calcext:value-type="string">
            <text:p><text:span text:style-name="T80">interface &lt;interface name&gt; &lt;interface id&gt;</text:span></text:p>
            <text:p><text:span text:style-name="T81"> shutdown</text:span></text:p>
          </table:table-cell>
          <table:table-cell table:style-name="ce80" office:value-type="string" calcext:value-type="string">
            <text:p>Explicit shutdown unused interfaces / Explicitne zakázať nepoužívané porty</text:p>
          </table:table-cell>
          <table:table-cell table:style-name="ce117"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80" office:value-type="string" calcext:value-type="string">
            <text:p>Data</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Router Hardening</text:p>
            <text:p>Network Security Auditing</text:p>
          </table:table-cell>
          <table:table-cell table:style-name="ce90" table:number-columns-repeated="3"/>
          <table:table-cell table:number-columns-repeated="1011"/>
        </table:table-row>
        <table:table-row table:style-name="ro7">
          <table:table-cell/>
          <table:table-cell table:style-name="ce90" office:value-type="string" calcext:value-type="string">
            <text:p>interface loopback &lt;id&gt;</text:p>
            <text:p>ip address &lt;ip paddress&gt;</text:p>
          </table:table-cell>
          <table:table-cell table:style-name="ce80" office:value-type="string" calcext:value-type="string">
            <text:p>Create Loopback interface with IP address which will be used as source interface for management and control plane protocols / Vytvorť Loopback rozhranie s IP adresou, ktoré bude použité ako zdrojové rozhranie pre management a control protokoly</text:p>
          </table:table-cell>
          <table:table-cell table:style-name="ce109" office:value-type="string" calcext:value-type="string">
            <text:p>NONE / NIE JE</text:p>
          </table:table-cell>
          <table:table-cell table:style-name="ce80" office:value-type="string" calcext:value-type="string">
            <text:p>Management / Control</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
            <text:p>Cisco Guide to Harden Cisco IOS Devices <text:a xlink:href="https://www.cisco.com/c/en/us/support/docs/ip/access-lists/13608-21.html" xlink:type="simple">https://www.cisco.com/c/en/us/support/docs/ip/access-lists/13608-21.html</text:a></text:p>
            <text:p><text:span text:style-name="T7">CIS Cisco IOS 15 Benchmark v4.0.0 </text:span></text:p>
            <text:p><text:span text:style-name="T7"><text:a xlink:href="https://www.cisecurity.org/cis-benchmarks/#cisco" xlink:type="simple">https://www.cisecurity.org/cis-benchmarks/#cisco</text:a></text:span></text:p>
          </table:table-cell>
          <table:table-cell table:style-name="ce90" table:number-columns-repeated="3"/>
          <table:table-cell table:number-columns-repeated="1011"/>
        </table:table-row>
        <table:table-row table:style-name="ro9">
          <table:table-cell/>
          <table:table-cell table:style-name="ce90" office:value-type="string" calcext:value-type="string">
            <text:p>ip access-list standard &lt;acl name&gt;</text:p>
            <text:p>  remark Deny SNMP from VLAN 20</text:p>
            <text:p>  deny ip &lt;ip address&gt; &lt;wildcard mask&gt;</text:p>
            <text:p/>
            <text:p><text:span text:style-name="T11">ipv6 access-list &lt;acl name&gt;</text:span></text:p>
            <text:p><text:span text:style-name="T11">  remark Deny SNMP from VLAN 20</text:span></text:p>
            <text:p><text:span text:style-name="T11">  deny &lt;ipv6 address&gt; &lt;prefix&gt; any</text:span></text:p>
          </table:table-cell>
          <table:table-cell table:style-name="ce80" office:value-type="string" calcext:value-type="string">
            <text:p>Description of every ACL member to better identification / Popis každého pravidla v ACL pre lepšiu identifikáciu</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90" table:number-columns-repeated="3"/>
          <table:table-cell table:number-columns-repeated="1011"/>
        </table:table-row>
        <table:table-row table:style-name="ro3">
          <table:table-cell/>
          <table:table-cell table:style-name="ce90" office:value-type="string" calcext:value-type="string">
            <text:p><text:span text:style-name="T79">interface &lt;interface name&gt; &lt;interface id&gt;</text:span></text:p>
            <text:p> description PRODUCTION_SERVER</text:p>
          </table:table-cell>
          <table:table-cell table:style-name="ce80" office:value-type="string" calcext:value-type="string">
            <text:p>Descption of every interface / Popis každého rozhrania</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3">
          <table:table-cell/>
          <table:table-cell table:style-name="ce90" office:value-type="string" calcext:value-type="string">
            <text:p>ip ssh source-interface loopback &lt;id&gt;</text:p>
          </table:table-cell>
          <table:table-cell table:style-name="ce80" office:value-type="string" calcext:value-type="string">
            <text:p>Specify loopback source interface for SSH / <text:s/>Definovanie loopback zdrojového rozhrania pre SSH</text:p>
          </table:table-cell>
          <table:table-cell table:style-name="ce109"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21">
          <table:table-cell/>
          <table:table-cell table:style-name="ce90" office:value-type="string" calcext:value-type="string">
            <text:p>ip ssh port 2223</text:p>
            <text:p/>
            <text:p>OR</text:p>
            <text:p/>
            <text:p>ip access-list extended &lt;acl name&gt;</text:p>
            <text:p> remark *** KNOCK ***</text:p>
            <text:p><text:span text:style-name="T11"> permit udp any any</text:span> eq 65535 log-input</text:p>
            <text:p> remark *** TRUSTED ***</text:p>
            <text:p><text:span text:style-name="T11"> permit tcp any any </text:span>established</text:p>
            <text:p> remark *** DENIED ***</text:p>
            <text:p> deny   tcp any any log input</text:p>
            <text:p> remark *** PERMITED ***</text:p>
            <text:p><text:span text:style-name="T11"> permit ip any any</text:span></text:p>
            <text:p> </text:p>
            <text:p>!! WAN Interface !!</text:p>
            <text:p> </text:p>
            <text:p><text:span text:style-name="T79">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80" office:value-type="string" calcext:value-type="string">
            <text:p>Specify different port for SSH or apply port knocking / Špecifikovanie iného portu pre SSH ako štandardného alebo aplikovanie port knocking</text:p>
          </table:table-cell>
          <table:table-cell table:style-name="ce80" office:value-type="string" calcext:value-type="string">
            <text:p>DOS on standard SSH port 22 / DOS útok na štandardný SSH port 22</text:p>
          </table:table-cell>
          <table:table-cell table:style-name="ce80" office:value-type="string" calcext:value-type="string">
            <text:p>Management</text:p>
          </table:table-cell>
          <table:table-cell table:style-name="ce80" office:value-type="string" calcext:value-type="string">
            <text:p>SSH</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101"/>
          <table:table-cell table:number-columns-repeated="1014"/>
        </table:table-row>
        <table:table-row table:style-name="ro4">
          <table:table-cell/>
          <table:table-cell table:style-name="ce90" office:value-type="string" calcext:value-type="string">
            <text:p><text:span text:style-name="T18">line vty &lt;num&gt; &lt;num&gt;</text:span></text:p>
            <text:p> transport output none</text:p>
            <text:p><text:span text:style-name="T18">line tty &lt;num&gt; &lt;num&gt;</text:span></text:p>
            <text:p><text:span text:style-name="T11"> transport output none</text:span></text:p>
            <text:p><text:span text:style-name="T32">line con &lt;num&gt;</text:span></text:p>
            <text:p><text:span text:style-name="T18"> transport output none</text:span></text:p>
            <text:p><text:span text:style-name="T20">line aux &lt;num&gt;</text:span></text:p>
            <text:p><text:span text:style-name="T82"> transport output none</text:span></text:p>
          </table:table-cell>
          <table:table-cell table:style-name="ce80" office:value-type="string" calcext:value-type="string">
            <text:p>Disable outbound management connections when not used / Vypnutie odchádzajúcich spojení pre protokoly na manažment zariadení pokiaľ sa nepoužívajú (telnet)</text:p>
          </table:table-cell>
          <table:table-cell table:style-name="ce80"/>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90" table:number-columns-repeated="4"/>
          <table:table-cell table:number-columns-repeated="1010"/>
        </table:table-row>
        <table:table-row table:style-name="ro5">
          <table:table-cell/>
          <table:table-cell table:style-name="ce90" office:value-type="string" calcext:value-type="string">
            <text:p>ip scp server enable</text:p>
            <text:p>copy startup-config scp://&lt;username&gt;@&lt;ip address&gt;/backup</text:p>
          </table:table-cell>
          <table:table-cell table:style-name="ce80" office:value-type="string" calcext:value-type="string">
            <text:p>Enable backup secure server connection / Zapnutie zabezpečenej zálohy na server (SFTP, SCP)</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6"><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0" table:number-columns-repeated="3"/>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6"><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1">
          <table:table-cell/>
          <table:table-cell table:style-name="Default" table:number-columns-repeated="13"/>
          <table:table-cell table:number-columns-repeated="1010"/>
        </table:table-row>
        <table:table-row table:style-name="ro3">
          <table:table-cell/>
          <table:table-cell table:style-name="ce80" office:value-type="string" calcext:value-type="string">
            <text:p>secure boot config</text:p>
          </table:table-cell>
          <table:table-cell table:style-name="ce80" office:value-type="string" calcext:value-type="string">
            <text:p>Enable protection to deletion of configuration / Zapnutie ochrany pred výmazom konfigurácie</text:p>
          </table:table-cell>
          <table:table-cell table:style-name="ce80" office:value-type="string" calcext:value-type="string">
            <text:p>Deletion of configuration / Vymazanie konfiguráci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CNA SECURITY STUDY GUIDE</text:p>
          </table:table-cell>
          <table:table-cell table:style-name="ce90" table:number-columns-repeated="4"/>
          <table:table-cell table:number-columns-repeated="1010"/>
        </table:table-row>
        <table:table-row table:style-name="ro12">
          <table:table-cell/>
          <table:table-cell table:style-name="ce80" office:value-type="string" calcext:value-type="string">
            <text:p><text:span text:style-name="T83">archive</text:span></text:p>
            <text:p><text:span text:style-name="T84">write-memory</text:span></text:p>
            <text:p><text:span text:style-name="T85">time-period &lt;num&gt;</text:span></text:p>
            <text:p><text:span text:style-name="T85">log changes</text:span></text:p>
            <text:p><text:span text:style-name="T85">log config</text:span></text:p>
            <text:p><text:span text:style-name="T85">logging enable</text:span></text:p>
            <text:p><text:span text:style-name="T85">logging size &lt;num&gt;</text:span></text:p>
            <text:p><text:span text:style-name="T85">hidekeys</text:span></text:p>
            <text:p><text:span text:style-name="T85">notify syslog</text:span></text:p>
            <text:p><text:span text:style-name="T85">maximum &lt;num&gt;</text:span></text:p>
          </table:table-cell>
          <table:table-cell table:style-name="ce80" office:value-type="string" calcext:value-type="string">
            <text:p>Periodically save configuration for easy rollback, log chanes of it / Periodické zálohovanie konfigurácie a logovanie jej zmien</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CCNA SECURITY STUDY GUIDE</text:p>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90" table:number-columns-repeated="3"/>
          <table:table-cell table:style-name="ce80" office:value-type="string" calcext:value-type="string">
            <text:p>Xca3-08 + xca5</text:p>
          </table:table-cell>
          <table:table-cell table:number-columns-repeated="1010"/>
        </table:table-row>
        <table:table-row table:style-name="ro7">
          <table:table-cell/>
          <table:table-cell table:style-name="ce90" office:value-type="string" calcext:value-type="string">
            <text:p>ip access-list standard &lt;acl name&gt;</text:p>
            <text:p> deny any log-input</text:p>
            <text:p/>
            <text:p><text:span text:style-name="T11">ipv6 access-list &lt;acl name&gt;</text:span></text:p>
            <text:p><text:span text:style-name="T11"> deny any any log-input</text:span></text:p>
          </table:table-cell>
          <table:table-cell table:style-name="ce117" office:value-type="string" calcext:value-type="string">
            <text:p>Log Deny rules from ACL / Logovanie pravidiel odopr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90" table:number-columns-repeated="4"/>
          <table:table-cell table:number-columns-repeated="1010"/>
        </table:table-row>
        <table:table-row table:style-name="ro5">
          <table:table-cell/>
          <table:table-cell table:style-name="ce80" office:value-type="string" calcext:value-type="string">
            <text:p>memory free low-watermark processor &lt;threshold&gt;</text:p>
            <text:p><text:span text:style-name="T5">memory free low-watermark io &lt;threshold&gt;</text:span></text:p>
          </table:table-cell>
          <table:table-cell table:style-name="ce80" office:value-type="string" calcext:value-type="string">
            <text:p>Setup notification when memory is running low / Nastavenie notifikácie pri dochádzaní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90" table:number-columns-repeated="4"/>
          <table:table-cell table:number-columns-repeated="1010"/>
        </table:table-row>
        <table:table-row table:style-name="ro5">
          <table:table-cell/>
          <table:table-cell table:style-name="ce80" office:value-type="string" calcext:value-type="string">
            <text:p>memory reserve critical &lt;value&gt; </text:p>
          </table:table-cell>
          <table:table-cell table:style-name="ce117" office:value-type="string" calcext:value-type="string">
            <text:p>Reserve memory for critical notifications when memory is running low / Rezervovanie pamäte pre kritické notifikácie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90" table:number-columns-repeated="4"/>
          <table:table-cell table:number-columns-repeated="1010"/>
        </table:table-row>
        <table:table-row table:style-name="ro10">
          <table:table-cell/>
          <table:table-cell table:style-name="ce90" office:value-type="string" calcext:value-type="string">
            <text:p><text:span text:style-name="T86">snmp-server enable traps cpu threshold</text:span></text:p>
            <text:p><text:span text:style-name="T86">snmp-server host &lt;ip adddress&gt; version 3 priv &lt;user&gt; cpu</text:span></text:p>
            <text:p><text:span text:style-name="T86">process cpu threshold type &lt;type&gt; rising &lt;percentage&gt; interval &lt;seconds&gt;</text:span></text:p>
            <text:p><text:span text:style-name="T5">process cpu statistics limit entry-percentage </text:span></text:p>
            <text:p/>
            <text:p/>
          </table:table-cell>
          <table:table-cell table:style-name="ce80" office:value-type="string" calcext:value-type="string">
            <text:p>Setup notification when CPU is high loaded <text:s/>/ Nastavenie notifikácie vysokom zaťažení CPU</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5">Cisco SAFE Reference Guide</text:span></text:p>
          </table:table-cell>
          <table:table-cell table:style-name="ce90" table:number-columns-repeated="4"/>
          <table:table-cell table:number-columns-repeated="1010"/>
        </table:table-row>
        <table:table-row table:style-name="ro5">
          <table:table-cell/>
          <table:table-cell table:style-name="ce80" office:value-type="string" calcext:value-type="string">
            <text:p>memory reserve console 4096</text:p>
          </table:table-cell>
          <table:table-cell table:style-name="ce80" office:value-type="string" calcext:value-type="string">
            <text:p>Reserve memory for management connection when memory is running low / Rezervovanie pamäte preprotokoly na manažment zariadení pri nedostatku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90" table:number-columns-repeated="4"/>
          <table:table-cell table:number-columns-repeated="1010"/>
        </table:table-row>
        <table:table-row table:style-name="ro5">
          <table:table-cell/>
          <table:table-cell table:style-name="ce80" office:value-type="string" calcext:value-type="string">
            <text:p>exception memory ignore overflow io</text:p>
            <text:p><text:span text:style-name="T5">exception memory ignore overflow processor</text:span></text:p>
            <text:p><text:span text:style-name="T5">exception crashinfo maximum files &lt;number-of-files&gt;</text:span></text:p>
          </table:table-cell>
          <table:table-cell table:style-name="ce117" office:value-type="string" calcext:value-type="string">
            <text:p>Enable mechanisms for memory leak detection / Povoliť mechanizmy na detekciu pretečenia pamät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able:table-cell>
          <table:table-cell table:style-name="ce90" table:number-columns-repeated="4"/>
          <table:table-cell table:number-columns-repeated="1010"/>
        </table:table-row>
        <table:table-row table:style-name="ro7">
          <table:table-cell/>
          <table:table-cell table:style-name="ce117" office:value-type="string" calcext:value-type="string">
            <text:p>no boot network</text:p>
            <text:p>no service config</text:p>
          </table:table-cell>
          <table:table-cell table:style-name="ce117"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17" office:value-type="string" calcext:value-type="string">
            <text:p>Loading malicious configuration from network while booting / Načítanie škodlivej konfigurácie zo siete počas bootovania</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style-name="ce90" table:number-columns-repeated="4"/>
          <table:table-cell table:number-columns-repeated="1010"/>
        </table:table-row>
        <table:table-row table:style-name="ro10">
          <table:table-cell/>
          <table:table-cell table:style-name="ce90" office:value-type="string" calcext:value-type="string">
            <text:p>no proxy-arp</text:p>
          </table:table-cell>
          <table:table-cell table:style-name="ce117" office:value-type="string" calcext:value-type="string">
            <text:p>Disable Proxy ARP / Vypnutie Proxy ARP</text:p>
          </table:table-cell>
          <table:table-cell table:style-name="ce117" office:value-type="string" calcext:value-type="string">
            <text:p>Proxy ARP can allow PVLAN to be bypassed and extends broadcast domain / Proxy ARP môže viesť k obídeniu PVLAN a rozširuje broadcast doménu</text:p>
          </table:table-cell>
          <table:table-cell table:style-name="ce117" office:value-type="string" calcext:value-type="string">
            <text:p>Data</text:p>
          </table:table-cell>
          <table:table-cell table:style-name="ce117" office:value-type="string" calcext:value-type="string">
            <text:p>ARP</text:p>
          </table:table-cell>
          <table:table-cell table:style-name="ce117" office:value-type="string" calcext:value-type="string">
            <text:p>CRITICAL</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able:table-cell>
          <table:table-cell table:style-name="ce90" table:number-columns-repeated="4"/>
          <table:table-cell table:number-columns-repeated="1010"/>
        </table:table-row>
        <table:table-row table:style-name="ro12">
          <table:table-cell/>
          <table:table-cell table:style-name="ce90" office:value-type="string" calcext:value-type="string">
            <text:p>no ip source-route</text:p>
          </table:table-cell>
          <table:table-cell table:style-name="ce117" office:value-type="string" calcext:value-type="string">
            <text:p>Disable IP source routing / Vypnutie IP source routing</text:p>
          </table:table-cell>
          <table:table-cell table:style-name="ce117" office:value-type="string" calcext:value-type="string">
            <text:p>DOS to one of <text:s/>node which was specified in header as path to network, unable to communicate or establish MITM attack / DOS útok na stanicu, cez ktorí bola špecifikovaná cesta a teda nemožnosť komunikácie s koncovým bodom. Alebo zosnovanie MITM útoku</text:p>
          </table:table-cell>
          <table:table-cell table:style-name="ce117" office:value-type="string" calcext:value-type="string">
            <text:p>Data</text:p>
          </table:table-cell>
          <table:table-cell table:style-name="ce117" office:value-type="string" calcext:value-type="string">
            <text:p>IP</text:p>
          </table:table-cell>
          <table:table-cell table:style-name="ce117" office:value-type="string" calcext:value-type="string">
            <text:p>CRITICAL</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80" table:number-columns-repeated="3"/>
          <table:table-cell table:style-name="ce80"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90" office:value-type="string" calcext:value-type="string">
            <text:p>ip verify unicast source reachable-via rx</text:p>
          </table:table-cell>
          <table:table-cell table:style-name="ce117" office:value-type="string" calcext:value-type="string">
            <text:p>Enable Unicast reverse path forwarding strict mode / Zapnutie reverse path forwarding strict/loose mode</text:p>
          </table:table-cell>
          <table:table-cell table:style-name="ce80" office:value-type="string" calcext:value-type="string">
            <text:p>DOS attack through spoofed IP address </text:p>
          </table:table-cell>
          <table:table-cell table:style-name="ce80" office:value-type="string" calcext:value-type="string">
            <text:p>Data</text:p>
          </table:table-cell>
          <table:table-cell table:style-name="ce80" office:value-type="string" calcext:value-type="string">
            <text:p>IP</text:p>
          </table:table-cell>
          <table:table-cell table:style-name="ce80" office:value-type="string" calcext:value-type="string">
            <text:p>HIGH</text:p>
          </table:table-cell>
          <table:table-cell table:style-name="ce117"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Network Security Auditing</text:p>
            <text:p><text:span text:style-name="T5">CIS Cisco IOS 15 Benchmark v4.0.0 </text:span></text:p>
            <text:p><text:span text:style-name="T6"><text:a xlink:href="https://www.cisecurity.org/cis-benchmarks/#cisco" xlink:type="simple">https://www.cisecurity.org/cis-benchmarks/#cisco</text:a></text:span></text:p>
            <text:p/>
          </table:table-cell>
          <table:table-cell table:style-name="ce90" table:number-columns-repeated="4"/>
          <table:table-cell table:number-columns-repeated="1010"/>
        </table:table-row>
        <table:table-row table:style-name="ro11">
          <table:table-cell/>
          <table:table-cell table:style-name="Default" table:number-columns-repeated="13"/>
          <table:table-cell table:number-columns-repeated="1010"/>
        </table:table-row>
        <table:table-row table:style-name="ro10">
          <table:table-cell/>
          <table:table-cell table:style-name="ce80" office:value-type="string" calcext:value-type="string">
            <text:p>No ip bootp 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IP</text:p>
          </table:table-cell>
          <table:table-cell table:style-name="ce90" office:value-type="string" calcext:value-type="string">
            <text:p>MEDIUM</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11">Cisco IOS features that you should disable or restrict</text:span></text:p>
            <text:p><text:span text:style-name="T11"><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4"/>
          <table:table-cell table:number-columns-repeated="1010"/>
        </table:table-row>
        <table:table-row table:style-name="ro10">
          <table:table-cell/>
          <table:table-cell table:style-name="ce80" office:value-type="string" calcext:value-type="string">
            <text:p>no service pa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X.25</text:p>
          </table:table-cell>
          <table:table-cell table:style-name="ce90" office:value-type="string" calcext:value-type="string">
            <text:p>MEDIUM</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text:span text:style-name="T11">Cisco IOS features that you should disable or restrict</text:span></text:p>
            <text:p><text:span text:style-name="T11"><text:a xlink:href="https://networklessons.com/uncategorized/cisco-ios-features-that-you-should-disable-or-restrict" xlink:type="simple">https://networklessons.com/uncategorized/cisco-ios-features-that-you-should-disable-or-restrict</text:a></text:span></text:p>
            <text:p/>
          </table:table-cell>
          <table:table-cell table:style-name="ce90" table:number-columns-repeated="4"/>
          <table:table-cell table:number-columns-repeated="1010"/>
        </table:table-row>
        <table:table-row table:style-name="ro10">
          <table:table-cell/>
          <table:table-cell table:style-name="ce80" office:value-type="string" calcext:value-type="string">
            <text:p>No Ip ident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Provide information about users / Umožnuje získať informácie o užívateľovi</text:p>
          </table:table-cell>
          <table:table-cell table:style-name="ce80" office:value-type="string" calcext:value-type="string">
            <text:p>Management</text:p>
          </table:table-cell>
          <table:table-cell table:style-name="ce90" office:value-type="string" calcext:value-type="string">
            <text:p>Ident</text:p>
          </table:table-cell>
          <table:table-cell table:style-name="ce117" office:value-type="string" calcext:value-type="string">
            <text:p>HIGH</text:p>
          </table:table-cell>
          <table:table-cell table:number-columns-repeated="2" table:style-name="ce117" office:value-type="string" calcext:value-type="string">
            <text:p>ALL</text:p>
          </table:table-cell>
          <table:table-cell table:style-name="ce91" office:value-type="string" calcext:value-type="string">
            <text:p><text:span text:style-name="T5">CIS Cisco IOS 15 Benchmark v4.0.0 </text:span></text:p>
            <text:p><text:span text:style-name="T6"><text:a xlink:href="https://www.cisecurity.org/cis-benchmarks/#cisco" xlink:type="simple">https://www.cisecurity.org/cis-benchmarks/#cisco</text:a></text:span></text:p>
            <text:p>Cisco Router Hardening</text:p>
            <text:p><text:span text:style-name="T11">Cisco IOS features that you should disable or restrict</text:span></text:p>
            <text:p><text:span text:style-name="T11"><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4"/>
          <table:table-cell table:number-columns-repeated="1010"/>
        </table:table-row>
        <table:table-row table:style-name="ro10">
          <table:table-cell/>
          <table:table-cell table:style-name="ce80" office:value-type="string" calcext:value-type="string">
            <text:p>no vstack</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Serious security bugs were found which can lead to DOS / Vážne bezpečnostné chyby, ktoré môžu viesť k DOS útoku</text:p>
          </table:table-cell>
          <table:table-cell table:style-name="ce80" office:value-type="string" calcext:value-type="string">
            <text:p>Management</text:p>
          </table:table-cell>
          <table:table-cell table:style-name="ce90" office:value-type="string" calcext:value-type="string">
            <text:p>NONE</text:p>
          </table:table-cell>
          <table:table-cell table:style-name="ce90" office:value-type="string" calcext:value-type="string">
            <text:p>CRITICAL</text:p>
          </table:table-cell>
          <table:table-cell table:style-name="ce90" office:value-type="string" calcext:value-type="string">
            <text:p>L3SW, L2SW</text:p>
          </table:table-cell>
          <table:table-cell table:style-name="ce90"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3"/>
          <table:table-cell table:style-name="ce80"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17" office:value-type="string" calcext:value-type="string">
            <text:p>no ip http server</text:p>
            <text:p>no ip http secure 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table:table-cell table:style-name="ce80" office:value-type="string" calcext:value-type="string">
            <text:p>Management</text:p>
          </table:table-cell>
          <table:table-cell table:style-name="ce90" office:value-type="string" calcext:value-type="string">
            <text:p>HTTP</text:p>
          </table:table-cell>
          <table:table-cell table:style-name="ce90" office:value-type="string" calcext:value-type="string">
            <text:p>CRITICAL</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4"/>
          <table:table-cell table:number-columns-repeated="1010"/>
        </table:table-row>
        <table:table-row table:style-name="ro7">
          <table:table-cell/>
          <table:table-cell table:style-name="ce117" office:value-type="string" calcext:value-type="string">
            <text:p>no service tcp-small-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TCP</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4"/>
          <table:table-cell table:number-columns-repeated="1010"/>
        </table:table-row>
        <table:table-row table:style-name="ro7">
          <table:table-cell/>
          <table:table-cell table:style-name="ce117" office:value-type="string" calcext:value-type="string">
            <text:p>no service udp-small-serv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117"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UDP</text:p>
          </table:table-cell>
          <table:table-cell table:style-name="ce90" office:value-type="string" calcext:value-type="string">
            <text:p>MEDIUM</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4"/>
          <table:table-cell table:number-columns-repeated="1010"/>
        </table:table-row>
        <table:table-row table:style-name="ro7">
          <table:table-cell/>
          <table:table-cell table:style-name="ce80" office:value-type="string" calcext:value-type="string">
            <text:p>no service finger</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List logged in users / Zobrazenie prihlásených užívateľov</text:p>
          </table:table-cell>
          <table:table-cell table:style-name="ce80" office:value-type="string" calcext:value-type="string">
            <text:p>Management</text:p>
          </table:table-cell>
          <table:table-cell table:style-name="ce90" office:value-type="string" calcext:value-type="string">
            <text:p>FINGER</text:p>
          </table:table-cell>
          <table:table-cell table:style-name="ce90" office:value-type="string" calcext:value-type="string">
            <text:p>HIGH</text:p>
          </table:table-cell>
          <table:table-cell table:number-columns-repeated="2" table:style-name="ce90" office:value-type="string" calcext:value-type="string">
            <text:p>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4"/>
          <table:table-cell table:number-columns-repeated="1010"/>
        </table:table-row>
        <table:table-row table:style-name="ro10">
          <table:table-cell/>
          <table:table-cell table:style-name="ce80" office:value-type="string" calcext:value-type="string">
            <text:p><text:span text:style-name="T5">int FastEthernet 0/1</text:span></text:p>
            <text:p> no mop enabled</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NONE / NIE JE</text:p>
          </table:table-cell>
          <table:table-cell table:style-name="ce80" office:value-type="string" calcext:value-type="string">
            <text:p>Management</text:p>
          </table:table-cell>
          <table:table-cell table:style-name="ce90" office:value-type="string" calcext:value-type="string">
            <text:p>MOP</text:p>
          </table:table-cell>
          <table:table-cell table:style-name="ce90" office:value-type="string" calcext:value-type="string">
            <text:p>MEDIUM</text:p>
          </table:table-cell>
          <table:table-cell table:style-name="ce90" office:value-type="string" calcext:value-type="string">
            <text:p>ALL</text:p>
          </table:table-cell>
          <table:table-cell table:style-name="ce117" office:value-type="string" calcext:value-type="string">
            <text:p>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3"/>
          <table:table-cell table:style-name="ce90" office:value-type="string" calcext:value-type="string">
            <text:p>L3SW not responding this command in gns3</text:p>
          </table:table-cell>
          <table:table-cell table:number-columns-repeated="1010"/>
        </table:table-row>
        <table:table-row table:style-name="ro5">
          <table:table-cell/>
          <table:table-cell table:style-name="ce90" office:value-type="string" calcext:value-type="string">
            <text:p>no ip domain lookup</text:p>
          </table:table-cell>
          <table:table-cell table:style-name="ce117" office:value-type="string" calcext:value-type="string">
            <text:p>Disable unused services due to potential security issue and saving memory and CPU / Vypnutie nepoužívaných služieb z bezpečnostných dôvodov a na šetrenie CPU a pamäte </text:p>
          </table:table-cell>
          <table:table-cell table:style-name="ce90" office:value-type="string" calcext:value-type="string">
            <text:p>NONE / NIE JE</text:p>
          </table:table-cell>
          <table:table-cell table:style-name="ce90" office:value-type="string" calcext:value-type="string">
            <text:p>Management</text:p>
          </table:table-cell>
          <table:table-cell table:style-name="ce90" office:value-type="string" calcext:value-type="string">
            <text:p>DNS</text:p>
          </table:table-cell>
          <table:table-cell table:style-name="ce90" office:value-type="string" calcext:value-type="string">
            <text:p>LOW</text:p>
          </table:table-cell>
          <table:table-cell table:number-columns-repeated="2" table:style-name="ce90" office:value-type="string" calcext:value-type="string">
            <text:p>ALL</text:p>
          </table:table-cell>
          <table:table-cell table:style-name="ce96" office:value-type="string" calcext:value-type="string">
            <text:p>Cisco IOS features that you should disable or restrict</text:p>
            <text:p><text:span text:style-name="T11"><text:a xlink:href="https://networklessons.com/uncategorized/cisco-ios-features-that-you-should-disable-or-restrict" xlink:type="simple">https://networklessons.com/uncategorized/cisco-ios-features-that-you-should-disable-or-restrict</text:a></text:span></text:p>
          </table:table-cell>
          <table:table-cell table:style-name="ce90" table:number-columns-repeated="4"/>
          <table:table-cell table:number-columns-repeated="1010"/>
        </table:table-row>
        <table:table-row table:style-name="ro10">
          <table:table-cell/>
          <table:table-cell table:style-name="ce87" office:value-type="string" calcext:value-type="string">
            <text:p><text:span text:style-name="T87">interface &lt;interface name&gt; &lt;interface id&gt;</text:span></text:p>
            <text:p> no ip unreachables</text:p>
          </table:table-cell>
          <table:table-cell table:style-name="ce117" office:value-type="string" calcext:value-type="string">
            <text:p>Disable ICMP Unreachable message / Vypnutie spáv ICMP Unreachable</text:p>
          </table:table-cell>
          <table:table-cell table:style-name="ce90" office:value-type="string" calcext:value-type="string">
            <text:p>Attacker can find out that IP which he tried to ping is incorrect / Útočník môže zistiť, že IP adresa, na ktorú skušal ping je nesprávna</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4"/>
          <table:table-cell table:number-columns-repeated="1010"/>
        </table:table-row>
        <table:table-row table:style-name="ro7">
          <table:table-cell/>
          <table:table-cell table:style-name="ce87" office:value-type="string" calcext:value-type="string">
            <text:p><text:span text:style-name="T87">interface &lt;interface name&gt; &lt;interface id&gt;</text:span></text:p>
            <text:p> no ip mask-reply</text:p>
          </table:table-cell>
          <table:table-cell table:style-name="ce117" office:value-type="string" calcext:value-type="string">
            <text:p>Disable ICMP Mask reply message / Vypnutie spáv ICMP Mask reply</text:p>
          </table:table-cell>
          <table:table-cell table:style-name="ce90" office:value-type="string" calcext:value-type="string">
            <text:p>Attacker can find out subnet mask by ICMP reply / Útočník môže zistiť masku podsiete pomocou ICMP</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1">Hardening Cisco Routers</text:span></text:p>
            <text:p>Cisco IOS features that you should disable or restrict</text:p>
            <text:p><text:span text:style-name="T11"><text:a xlink:href="https://networklessons.com/uncategorized/cisco-ios-features-that-you-should-disable-or-restrict" xlink:type="simple">https://networklessons.com/uncategorized/cisco-ios-features-that-you-should-disable-or-restrict</text:a></text:span></text:p>
            <text:p/>
          </table:table-cell>
          <table:table-cell table:style-name="ce90" table:number-columns-repeated="4"/>
          <table:table-cell table:number-columns-repeated="1010"/>
        </table:table-row>
        <table:table-row table:style-name="ro4">
          <table:table-cell/>
          <table:table-cell table:style-name="ce80" office:value-type="string" calcext:value-type="string">
            <text:p><text:span text:style-name="T88">interface &lt;interface name&gt; &lt;interface id&gt;</text:span></text:p>
            <text:p> no ip directed-broadcast</text:p>
          </table:table-cell>
          <table:table-cell table:style-name="ce117" office:value-type="string" calcext:value-type="string">
            <text:p>Disable ICMP echo message to broacast addresses, disable directed broadcasts / Vypnutie ICMP echo správ na broadcast adresu, vypnutie directed broadcasts</text:p>
          </table:table-cell>
          <table:table-cell table:style-name="ce90"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0" office:value-type="string" calcext:value-type="string">
            <text:p>Data</text:p>
          </table:table-cell>
          <table:table-cell table:style-name="ce90" office:value-type="string" calcext:value-type="string">
            <text:p>IP</text:p>
          </table:table-cell>
          <table:table-cell table:style-name="ce90" office:value-type="string" calcext:value-type="string">
            <text:p>CRITICAL</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0"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0" table:number-columns-repeated="3"/>
          <table:table-cell table:style-name="ce90" office:value-type="string" calcext:value-type="string">
            <text:p>Default in config</text:p>
          </table:table-cell>
          <table:table-cell table:number-columns-repeated="1010"/>
        </table:table-row>
        <table:table-row table:style-name="ro9">
          <table:table-cell/>
          <table:table-cell table:style-name="ce80" office:value-type="string" calcext:value-type="string">
            <text:p><text:span text:style-name="T88">interface &lt;interface name&gt; &lt;interface id&gt;</text:span></text:p>
            <text:p> no ip redirects</text:p>
          </table:table-cell>
          <table:table-cell table:style-name="ce117" office:value-type="string" calcext:value-type="string">
            <text:p>Disable ICMP Redirects message / Vypnutie spáv ICMP Redirects</text:p>
          </table:table-cell>
          <table:table-cell table:style-name="ce90" office:value-type="string" calcext:value-type="string">
            <text:p>Attacker can find out informations such as routes and paths ou utilize CPU to high value / Útočník môže zistiť smerovacie informácie alebo zaťažiť CPU</text:p>
          </table:table-cell>
          <table:table-cell table:style-name="ce90" office:value-type="string" calcext:value-type="string">
            <text:p>Data</text:p>
          </table:table-cell>
          <table:table-cell table:style-name="ce90" office:value-type="string" calcext:value-type="string">
            <text:p>ICMP</text:p>
          </table:table-cell>
          <table:table-cell table:style-name="ce90" office:value-type="string" calcext:value-type="string">
            <text:p>HIGH</text:p>
          </table:table-cell>
          <table:table-cell table:style-name="ce90"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text:span text:style-name="T8">Cisco Guide to Harden Cisco IOS Devices </text:span><text:span text:style-name="T8"><text:a xlink:href="https://www.cisco.com/c/en/us/support/docs/ip/access-lists/13608-21.html" xlink:type="simple">https://www.cisco.com/c/en/us/support/docs/ip/access-lists/13608-21.html</text:a></text:span></text:p>
            <text:p><text:span text:style-name="T10">Cisco IOS features that you should disable or restrict </text:span><text:span text:style-name="T10"><text:a xlink:href="https://networklessons.com/uncategorized/cisco-ios-features-that-you-should-disable-or-restrictCisco" xlink:type="simple">https://networklessons.com/uncategorized/cisco-ios-features-that-you-should-disable-or-restrictCisco</text:a></text:span><text:span text:style-name="T10"> </text:span></text:p>
          </table:table-cell>
          <table:table-cell table:style-name="ce90" table:number-columns-repeated="3"/>
          <table:table-cell table:style-name="ce155"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5">Xca3-08 and all other services which should be disabled are described thre really good</text:span></text:p>
          </table:table-cell>
          <table:table-cell table:number-columns-repeated="1010"/>
        </table:table-row>
        <table:table-row table:style-name="ro3">
          <table:table-cell/>
          <table:table-cell table:style-name="ce80" office:value-type="string" calcext:value-type="string">
            <text:p>configuration mode exclusive auto</text:p>
          </table:table-cell>
          <table:table-cell table:style-name="ce117" office:value-type="string" calcext:value-type="string">
            <text:p>Allow only one administrator to change configuration of device simultaneously / Povolit súčasne iba jednému administrátorovi vykonávanie zmien v konfigurácii</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HIGH</text:p>
          </table:table-cell>
          <table:table-cell table:number-columns-repeated="2" table:style-name="ce80" office:value-type="string" calcext:value-type="string">
            <text:p>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style-name="ce90" table:number-columns-repeated="4"/>
          <table:table-cell table:number-columns-repeated="1010"/>
        </table:table-row>
        <table:table-row table:style-name="ro3">
          <table:table-cell/>
          <table:table-cell office:value-type="string" calcext:value-type="string">
            <text:p>service sequence-numbers</text:p>
          </table:table-cell>
          <table:table-cell table:style-name="ce117" office:value-type="string" calcext:value-type="string">
            <text:p>Add sequence number to every syslog message / Pridanie sekvenčného čísla ku každej syslog správe</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NONE</text:p>
          </table:table-cell>
          <table:table-cell table:style-name="ce80" office:value-type="string" calcext:value-type="string">
            <text:p>LOW</text:p>
          </table:table-cell>
          <table:table-cell table:number-columns-repeated="2" table:style-name="ce80" office:value-type="string" calcext:value-type="string">
            <text:p>ALL</text:p>
          </table:table-cell>
          <table:table-cell table:style-name="ce80" office:value-type="string" calcext:value-type="string">
            <text:p>Hardening Cisco Routers</text:p>
          </table:table-cell>
          <table:table-cell table:number-columns-repeated="1014"/>
        </table:table-row>
        <table:table-row table:style-name="ro3">
          <table:table-cell/>
          <table:table-cell table:style-name="ce118" office:value-type="string" calcext:value-type="string">
            <text:p><text:span text:style-name="T9">service tcp-keepalives-in</text:span></text:p>
            <text:p><text:span text:style-name="T9">service tcp-keepalives-out</text:span></text:p>
          </table:table-cell>
          <table:table-cell table:style-name="ce117" office:value-type="string" calcext:value-type="string">
            <text:p>Drop broken and hung TCP session / Terminovanie zaseknutého TCP spojenia</text:p>
          </table:table-cell>
          <table:table-cell table:style-name="ce80" office:value-type="string" calcext:value-type="string">
            <text:p>NONE / NIE JE</text:p>
          </table:table-cell>
          <table:table-cell table:style-name="ce80" office:value-type="string" calcext:value-type="string">
            <text:p>Management</text:p>
          </table:table-cell>
          <table:table-cell table:style-name="ce80" office:value-type="string" calcext:value-type="string">
            <text:p>TCP</text:p>
          </table:table-cell>
          <table:table-cell table:style-name="ce80" office:value-type="string" calcext:value-type="string">
            <text:p>MEDIUM</text:p>
          </table:table-cell>
          <table:table-cell table:number-columns-repeated="2" table:style-name="ce80" office:value-type="string" calcext:value-type="string">
            <text:p>ALL</text:p>
          </table:table-cell>
          <table:table-cell table:style-name="ce80" office:value-type="string" calcext:value-type="string">
            <text:p><text:span text:style-name="T9">Cisco Guide to Harden Cisco IOS Devices </text:span><text:span text:style-name="T9"><text:a xlink:href="https://www.cisco.com/c/en/us/support/docs/ip/access-lists/13608-21.html" xlink:type="simple">https://www.cisco.com/c/en/us/support/docs/ip/access-lists/13608-21.html</text:a></text:span></text:p>
          </table:table-cell>
          <table:table-cell table:number-columns-repeated="1014"/>
        </table:table-row>
        <table:table-row table:style-name="ro10">
          <table:table-cell/>
          <table:table-cell office:value-type="string" calcext:value-type="string">
            <text:p>router bgp 65200</text:p>
            <text:p> neighbor 80.80.80.80 password cisco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co CCNA Security Study GuideCIS Cisco IOS 15 Benchmark v4.0.0 </text:span></text:p>
            <text:p><text:span text:style-name="T6"><text:a xlink:href="https://www.cisecurity.org/cis-benchmarks/#cisco" xlink:type="simple">https://www.cisecurity.org/cis-benchmarks/#cisco</text:a></text:span></text:p>
            <text:p><text:span text:style-name="T5">Cisco CCNA Security Study Guide</text:span></text:p>
          </table:table-cell>
          <table:table-cell table:number-columns-repeated="1014"/>
        </table:table-row>
        <table:table-row table:style-name="ro8">
          <table:table-cell/>
          <table:table-cell table:style-name="ce79" office:value-type="string" calcext:value-type="string">
            <text:p>key chain &lt;chain name&gt;</text:p>
            <text:p> key&lt;id&gt;</text:p>
            <text:p>  key-string &lt;password&gt;</text:p>
            <text:p><text:span text:style-name="T89">interface &lt;interface name&gt; &lt;interface id&gt;</text:span></text:p>
            <text:p> ip authentication mode eigrp &lt;as&gt; md5</text:p>
            <text:p><text:span text:style-name="T5"> ip authentication keyc-chain eigrp &lt;as&gt; &lt;chain name&gt;</text:span></text:p>
            <text:p><text:span text:style-name="T5"> ipv6 authentication mode eigrp &lt;as&gt; md5</text:span></text:p>
            <text:p><text:span text:style-name="T5"> ipv6 authentication keyc-chain eigrp &lt;as&gt; &lt;chain name&gt;</text:span></text:p>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co CCNA Security Study GuideCIS Cisco IOS 15 Benchmark v4.0.0 </text:span></text:p>
            <text:p><text:span text:style-name="T6"><text:a xlink:href="https://www.cisecurity.org/cis-benchmarks/#cisco" xlink:type="simple">https://www.cisecurity.org/cis-benchmarks/#cisco</text:a></text:span></text:p>
            <text:p><text:span text:style-name="T5">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22">
          <table:table-cell/>
          <table:table-cell table:style-name="ce119" office:value-type="string" calcext:value-type="string">
            <text:p><text:span text:style-name="T5">key chain &lt;chain name&gt;</text:span></text:p>
            <text:p><text:span text:style-name="T5"> key&lt;id&gt;</text:span></text:p>
            <text:p><text:span text:style-name="T5">  key-string &lt;password&gt;</text:span></text:p>
            <text:p>router ospf &lt;process id&gt;</text:p>
            <text:p> area &lt;ared id&gt; authentication message-digest</text:p>
            <text:p><text:span text:style-name="T5"> area &lt;area id&gt; authentication key-chain &lt;chain name&gt;</text:span></text:p>
            <text:p><text:span text:style-name="T5">ipv6 router ospf &lt;process id&gt;</text:span></text:p>
            <text:p><text:span text:style-name="T5"> area &lt;area id&gt; authentication message-digest</text:span></text:p>
            <text:p><text:span text:style-name="T90">interface &lt;interface name&gt; &lt;interface id&gt;</text:span></text:p>
            <text:p><text:span text:style-name="T5"> ip ospf message-digest-key &lt;key id&gt; md5|sha &lt;password&gt;</text:span></text:p>
            <text:p><text:span text:style-name="T5"> ip ospf authentication message-digest</text:span></text:p>
            <text:p><text:span text:style-name="T5"> ospfv3 authentication md5 0 27576134094768132473302031209727</text:span></text:p>
            <text:p><text:span text:style-name="T5"> no ip ospf authentication-key OPENKEY</text:span></text:p>
            <text:p><text:span text:style-name="T5"> </text:span> </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co CCNA Security Study GuideCIS Cisco IOS 15 Benchmark v4.0.0 </text:span></text:p>
            <text:p><text:span text:style-name="T6"><text:a xlink:href="https://www.cisecurity.org/cis-benchmarks/#cisco" xlink:type="simple">https://www.cisecurity.org/cis-benchmarks/#cisco</text:a></text:span></text:p>
            <text:p><text:span text:style-name="T5">Cisco CCNA Security Study Guide</text:span></text:p>
          </table:table-cell>
          <table:table-cell table:number-columns-repeated="3"/>
          <table:table-cell office:value-type="string" calcext:value-type="string">
            <text:p><text:span text:style-name="T16">TODO ADDRESS FAMILIES, check md5 and if sha is supported, check ipsec auth  </text:span><text:span text:style-name="T136">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0">
          <table:table-cell/>
          <table:table-cell table:style-name="ce79" office:value-type="string" calcext:value-type="string">
            <text:p><text:span text:style-name="T5">key chain &lt;chain name&gt;</text:span></text:p>
            <text:p><text:span text:style-name="T5"> key &lt;id&gt;</text:span></text:p>
            <text:p><text:span text:style-name="T5">  key-string &lt;password&gt;</text:span></text:p>
            <text:p><text:span text:style-name="T90">interface &lt;interface name&gt; &lt;interface id&gt;</text:span></text:p>
            <text:p><text:span text:style-name="T5"> ip rip authentication key-chain &lt;chain name&gt;</text:span></text:p>
            <text:p><text:span text:style-name="T5"> ip rip authentication mode md5</text:span></text:p>
          </table:table-cell>
          <table:table-cell table:style-name="ce147" office:value-type="string" calcext:value-type="string">
            <text:p>Authentication of routing protocols updates and peers (not in clear text) / Autentizácia smerovacích protokolov (nie heslá v otvorenej podobe)</text:p>
          </table:table-cell>
          <table:table-cell table:style-name="ce79" office:value-type="string" calcext:value-type="string">
            <text:p>Injecting poisoned routes / Vloženie a manipulácia so smerovacími informáciami</text:p>
          </table:table-cell>
          <table:table-cell table:style-name="ce79" office:value-type="string" calcext:value-type="string">
            <text:p>Control</text:p>
          </table:table-cell>
          <table:table-cell table:style-name="ce79" office:value-type="string" calcext:value-type="string">
            <text:p>RIP</text:p>
            <text:p>EIGRP</text:p>
            <text:p>OSPF</text:p>
            <text:p>BG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Cisco CCNA Security Study GuideCIS Cisco IOS 15 Benchmark v4.0.0 </text:span></text:p>
            <text:p><text:span text:style-name="T6"><text:a xlink:href="https://www.cisecurity.org/cis-benchmarks/#cisco" xlink:type="simple">https://www.cisecurity.org/cis-benchmarks/#cisco</text:a></text:span></text:p>
            <text:p><text:span text:style-name="T5">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7">
          <table:table-cell/>
          <table:table-cell table:style-name="ce80" office:value-type="string" calcext:value-type="string">
            <text:p>NO area &lt;area id&gt; virtual-link &lt;ip address&gt;</text:p>
          </table:table-cell>
          <table:table-cell table:style-name="ce147" office:value-type="string" calcext:value-type="string">
            <text:p>Disable OSPF virtual links / Vypnutie virtuálnych liniek pre OSPF</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OSPF</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6">
          <table:table-cell/>
          <table:table-cell table:style-name="ce80" office:value-type="string" calcext:value-type="string">
            <text:p>router rip</text:p>
            <text:p> passive-interface default</text:p>
            <text:p><text:span text:style-name="T5"> no passive-interface </text:span><text:span text:style-name="T91">&lt;interface name&gt; &lt;interface id&gt;</text:span></text:p>
            <text:p/>
            <text:p><text:span text:style-name="T5">router ospf &lt;process&gt;</text:span></text:p>
            <text:p><text:span text:style-name="T5"> passive-interface default</text:span></text:p>
            <text:p><text:span text:style-name="T92"> no passive-interface </text:span><text:span text:style-name="T93">&lt;interface name&gt; &lt;interface id&gt;</text:span></text:p>
            <text:p><text:span text:style-name="T93"/></text:p>
            <text:p><text:span text:style-name="T94">router eigrp &lt;as&gt;</text:span></text:p>
            <text:p><text:span text:style-name="T95"> passive-interface default</text:span></text:p>
            <text:p><text:span text:style-name="T96"> no passive-interface </text:span><text:span text:style-name="T97">&lt;interface name&gt; &lt;interface id&gt;</text:span></text:p>
          </table:table-cell>
          <table:table-cell table:style-name="ce79" office:value-type="string" calcext:value-type="string">
            <text:p>Specify passive interfaces which do not receive updates / Špecifikovanie rozhraní, ktoré nebudú prijímať routovacie informácie</text:p>
          </table:table-cell>
          <table:table-cell table:style-name="ce79" office:value-type="string" calcext:value-type="string">
            <text:p>Host, devices and users can see routing updates and network topology</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7">
          <table:table-cell/>
          <table:table-cell table:style-name="ce79" office:value-type="string" calcext:value-type="string">
            <text:p>router ospf 1|eigrp1|bgp</text:p>
            <text:p><text:span text:style-name="T5">  router-id &lt;ip-address&gt; </text:span></text:p>
            <text:p><text:span text:style-name="T5">ipv6 router ospf  &lt;process-id&gt;</text:span></text:p>
            <text:p><text:span text:style-name="T5">  router-id &lt;ip-address&gt; </text:span></text:p>
          </table:table-cell>
          <table:table-cell table:style-name="ce79" office:value-type="string" calcext:value-type="string">
            <text:p>Specify routing protocol identification number for each router (router ID) / Špecifikovanie identifikátorov smerovacích protokolov pre každý router (router ID)</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3"/>
          <table:table-cell office:value-type="string" calcext:value-type="string">
            <text:p>TODO ADDRESS FAMILIES</text:p>
          </table:table-cell>
          <table:table-cell table:number-columns-repeated="1010"/>
        </table:table-row>
        <table:table-row table:style-name="ro7">
          <table:table-cell/>
          <table:table-cell table:style-name="ce119" office:value-type="string" calcext:value-type="string">
            <text:p>router eigrp &lt;as&gt;</text:p>
            <text:p> (eigrp) l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119" office:value-type="string" calcext:value-type="string">
            <text:p><text:span text:style-name="T98">router ospf &lt;process&gt;</text:span></text:p>
            <text:p> 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119" office:value-type="string" calcext:value-type="string">
            <text:p>router bgp &lt;as&gt;</text:p>
            <text:p> log-neighbor-changes</text:p>
          </table:table-cell>
          <table:table-cell table:style-name="ce79" office:value-type="string" calcext:value-type="string">
            <text:p>Log routing protocols update changes / Zaznamenie zmeny v logu pri zmenách v smerovaní</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able:table-cell>
          <table:table-cell table:number-columns-repeated="1014"/>
        </table:table-row>
        <table:table-row table:style-name="ro7">
          <table:table-cell/>
          <table:table-cell table:style-name="ce80" office:value-type="string" calcext:value-type="string">
            <text:p>neighbor &lt;ip address&gt; ttl-security hops &lt;hop count&gt;</text:p>
          </table:table-cell>
          <table:table-cell table:style-name="ce147" office:value-type="string" calcext:value-type="string">
            <text:p>BGP TTL security</text:p>
          </table:table-cell>
          <table:table-cell table:style-name="ce79" office:value-type="string" calcext:value-type="string">
            <text:p>Malicious injected BGP information / <text:s/>Škodlivé vloženie BGP informácií</text:p>
          </table:table-cell>
          <table:table-cell table:style-name="ce79" office:value-type="string" calcext:value-type="string">
            <text:p>Control</text:p>
          </table:table-cell>
          <table:table-cell table:style-name="ce79" office:value-type="string" calcext:value-type="string">
            <text:p>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79" office:value-type="string" calcext:value-type="string">
            <text:p>router rip</text:p>
            <text:p> no auto-summary</text:p>
            <text:p/>
            <text:p>router eigrp &lt;as&gt;</text:p>
            <text:p> no auto-summary</text:p>
            <text:p/>
            <text:p>router bgp &lt;as&gt;</text:p>
            <text:p> no auto-summary</text:p>
          </table:table-cell>
          <table:table-cell table:style-name="ce147" office:value-type="string" calcext:value-type="string">
            <text:p>Turn off automatic summarization / Vypnutie automatickej sumarizácie</text:p>
          </table:table-cell>
          <table:table-cell table:style-name="ce79" office:value-type="string" calcext:value-type="string">
            <text:p>NONE / NIE JE</text:p>
          </table:table-cell>
          <table:table-cell table:style-name="ce79" office:value-type="string" calcext:value-type="string">
            <text:p>Control</text:p>
          </table:table-cell>
          <table:table-cell table:style-name="ce79" office:value-type="string" calcext:value-type="string">
            <text:p>RIP EIGRP OSPF BGP</text:p>
          </table:table-cell>
          <table:table-cell table:style-name="ce79" office:value-type="string" calcext:value-type="string">
            <text:p>MEDIUM</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149"/>
          <table:table-cell table:number-columns-repeated="1014"/>
        </table:table-row>
        <table:table-row table:style-name="ro12">
          <table:table-cell/>
          <table:table-cell table:style-name="ce120" office:value-type="string" calcext:value-type="string">
            <text:p>ip options drop</text:p>
          </table:table-cell>
          <table:table-cell table:style-name="ce80" office:value-type="string" calcext:value-type="string">
            <text:p>Drop IPv4 packets with IP Options field / Zahadzovanie IPv4 paketov s rozšírenou hlavičkou (IP Options filtering)</text:p>
          </table:table-cell>
          <table:table-cell table:style-name="ce80" office:value-type="string" calcext:value-type="string">
            <text:p>Process switched packets which leads to CPU overload or manipulation with routing to bypass security control / Packety budú spracovávané v CPU, ktoré môže byť preťažené a môže byť zmenené smerovanie na obídenie bezpečnostnej kontroly</text:p>
          </table:table-cell>
          <table:table-cell table:style-name="ce79" office:value-type="string" calcext:value-type="string">
            <text:p>Data</text:p>
          </table:table-cell>
          <table:table-cell table:style-name="ce79" office:value-type="string" calcext:value-type="string">
            <text:p>IP</text:p>
          </table:table-cell>
          <table:table-cell table:style-name="ce79" office:value-type="string" calcext:value-type="string">
            <text:p>HIGH</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23">
          <table:table-cell/>
          <table:table-cell table:style-name="ce119"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5"> tunnel source &lt;ip address&gt; &lt;mask&gt;</text:span></text:p>
            <text:p><text:span text:style-name="T5"> tunnel destination &lt;ip address&gt; &lt;mask&gt;</text:span></text:p>
          </table:table-cell>
          <table:table-cell table:style-name="ce80" office:value-type="string" calcext:value-type="string">
            <text:p>Disable tunnels which are not secured or setup secure tunnels / Vypnúť tunely ktoré nie sú zabezpečené alebo zabezpečiť tunely</text:p>
          </table:table-cell>
          <table:table-cell table:style-name="ce80" office:value-type="string" calcext:value-type="string">
            <text:p>Eavesdropping communication through unsecured tunnels / Odpočúvanie komunikácie <text:s/>cez nezabezpečené tunely</text:p>
          </table:table-cell>
          <table:table-cell table:style-name="ce79" office:value-type="string" calcext:value-type="string">
            <text:p>Data</text:p>
          </table:table-cell>
          <table:table-cell table:style-name="ce79" office:value-type="string" calcext:value-type="string">
            <text:p>IP</text:p>
          </table:table-cell>
          <table:table-cell table:style-name="ce79" office:value-type="string" calcext:value-type="string">
            <text:p>CRITICAL</text:p>
          </table:table-cell>
          <table:table-cell table:style-name="ce79" office:value-type="string" calcext:value-type="string">
            <text:p>R, L3SW</text:p>
          </table:table-cell>
          <table:table-cell table:style-name="ce117" office:value-type="string" calcext:value-type="string">
            <text:p>CORE/EDGE</text:p>
            <text:p>DISTRIBUTION</text:p>
            <text:p>COLLAPSED COREDIST</text:p>
            <text:p>COLLAPSED DISTACC</text:p>
            <text:p>COLLAPSED ALL</text:p>
          </table:table-cell>
          <table:table-cell table:style-name="ce91" office:value-type="string" calcext:value-type="string">
            <text:p>CIS Cisco IOS 15 Benchmark v4.0.0 </text:p>
            <text:p><text:span text:style-name="T6"><text:a xlink:href="https://www.cisecurity.org/cis-benchmarks/#cisco" xlink:type="simple">https://www.cisecurity.org/cis-benchmarks/#cisco</text:a></text:span></text:p>
            <text:p><text:span text:style-name="T12">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10">
          <table:table-cell/>
          <table:table-cell table:style-name="ce121" office:value-type="string" calcext:value-type="string">
            <text:p><text:span text:style-name="T99">ip flow-export version 9</text:span></text:p>
            <text:p><text:span text:style-name="T100">ip flow-export destination &lt;ip address&gt; &lt;port&gt;</text:span></text:p>
            <text:p><text:span text:style-name="T100">interface &lt;interface name&gt; &lt;interface id&gt;</text:span></text:p>
            <text:p><text:span text:style-name="T100"> ip flow ingress</text:span></text:p>
            <text:p><text:span text:style-name="T100"> ip flow egress</text:span></text:p>
          </table:table-cell>
          <table:table-cell table:style-name="ce80" office:value-type="string" calcext:value-type="string">
            <text:p>Network performance monitoring and collecting traffic due to legal reasons <text:s/>/ Monitorovanie výkonnosti siete a zber sieťového prenosu kvôli legislatívnym potrebám</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table:style-name="ce79" office:value-type="string" calcext:value-type="string">
            <text:p>Data</text:p>
          </table:table-cell>
          <table:table-cell table:style-name="ce79" office:value-type="string" calcext:value-type="string">
            <text:p>ALL</text:p>
          </table:table-cell>
          <table:table-cell table:style-name="ce79" office:value-type="string" calcext:value-type="string">
            <text:p>NOTICE</text:p>
          </table:table-cell>
          <table:table-cell table:number-columns-repeated="2" table:style-name="ce79" office:value-type="string" calcext:value-type="string">
            <text:p>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10">
          <table:table-cell/>
          <table:table-cell table:style-name="ce122" office:value-type="string" calcext:value-type="string">
            <text:p><text:span text:style-name="T101">monitor session &lt;session id&gt; source </text:span><text:span text:style-name="T102">&lt;interface name&gt; &lt;interface id&gt; </text:span></text:p>
            <text:p><text:span text:style-name="T103">monitor session &lt;session id&gt;</text:span><text:span text:style-name="T101"> destination </text:span><text:span text:style-name="T102">&lt;interface name&gt; &lt;interface id&gt;</text:span></text:p>
          </table:table-cell>
          <table:table-cell table:style-name="ce80" office:value-type="string" calcext:value-type="string">
            <text:p>Analyze traffic passing through device / Analyzovanie dátového prenosu na zariadení</text:p>
          </table:table-cell>
          <table:table-cell table:style-name="ce80" office:value-type="string" calcext:value-type="string">
            <text:p>Potential eavesdropping can be setup when traffic monitoring is used / Môe byť zneužité odpočúvanie pokiaľ sa používa monitorovanie prevádzky</text:p>
          </table:table-cell>
          <table:table-cell table:style-name="ce79" office:value-type="string" calcext:value-type="string">
            <text:p>Data</text:p>
          </table:table-cell>
          <table:table-cell table:style-name="ce79" office:value-type="string" calcext:value-type="string">
            <text:p>ALL</text:p>
          </table:table-cell>
          <table:table-cell table:style-name="ce79" office:value-type="string" calcext:value-type="string">
            <text:p>NOTICE</text:p>
          </table:table-cell>
          <table:table-cell table:number-columns-repeated="2" table:style-name="ce79" office:value-type="string" calcext:value-type="string">
            <text:p>ALL</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10">
          <table:table-cell/>
          <table:table-cell table:style-name="ce79" office:value-type="string" calcext:value-type="string">
            <text:p>ip access-list standard &lt;acl name&gt;</text:p>
            <text:p> remark BLOCK_ADDRESSES RFC 1918</text:p>
            <text:p><text:span text:style-name="T5"> deny &lt;ip address&gt; &lt;wildcard mask&gt;</text:span> log-input</text:p>
            <text:p><text:span text:style-name="T1"/></text:p>
            <text:p><text:span text:style-name="T30">interface &lt;interface name&gt; &lt;interface id&gt;</text:span></text:p>
            <text:p><text:span text:style-name="T30"> ip access-group &lt;acl name&gt; in</text:span></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table:style-name="ce80" office:value-type="string" calcext:value-type="string">
            <text:p>Data</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9">
          <table:table-cell/>
          <table:table-cell table:style-name="ce79" office:value-type="string" calcext:value-type="string">
            <text:p><text:span text:style-name="T5"/></text:p>
            <text:p><text:span text:style-name="T98">ipv6 access-list &lt;acl name&gt;</text:span></text:p>
            <text:p><text:span text:style-name="T2"> remark BLOCK_ADDRESSES RFC 5156</text:span></text:p>
            <text:p><text:span text:style-name="T104"> deny &lt;ipv6 address&gt; &lt;prefix&gt; any log-input</text:span></text:p>
            <text:p/>
            <text:p><text:span text:style-name="T30">interface &lt;interface name&gt; &lt;interface id&gt;</text:span></text:p>
            <text:p><text:span text:style-name="T30"> ipv6 traffic-filter &lt;acl name&gt; in</text:span></text:p>
          </table:table-cell>
          <table:table-cell table:style-name="ce80" office:value-type="string" calcext:value-type="string">
            <text:p>ACL to forbid and log IPv6 special addresses from RFC 5156 / Špecifikácia ACL na zakázanie a logovanie špeciálnych IPv6 adries z RFC 5156</text:p>
          </table:table-cell>
          <table:table-cell table:style-name="ce80" office:value-type="string" calcext:value-type="string">
            <text:p>IP spoofing</text:p>
          </table:table-cell>
          <table:table-cell table:style-name="ce80" office:value-type="string" calcext:value-type="string">
            <text:p>Data</text:p>
          </table:table-cell>
          <table:table-cell table:style-name="ce80" office:value-type="string" calcext:value-type="string">
            <text:p>IPv6</text:p>
          </table:table-cell>
          <table:table-cell table:style-name="ce80" office:value-type="string" calcext:value-type="string">
            <text:p>HIGH</text:p>
          </table:table-cell>
          <table:table-cell table:style-name="ce80" office:value-type="string" calcext:value-type="string">
            <text:p>R, L3SW</text:p>
          </table:table-cell>
          <table:table-cell table:style-name="ce80" office:value-type="string" calcext:value-type="string">
            <text:p>CORE/EDGE, COLLAPSED COREDIST, COLLAPSED ALL</text:p>
          </table:table-cell>
          <table:table-cell table:style-name="ce91" office:value-type="string" calcext:value-type="string">
            <text:p><text:span text:style-name="T5">Network Security Auditing</text:span></text:p>
            <text:p>Cisco Guide to Harden Cisco IOS Devices</text:p>
            <text:p><text:span text:style-name="T6"><text:a xlink:href="https://www.cisco.com/c/en/us/support/docs/ip/access-lists/13608-21.html" xlink:type="simple">https://www.cisco.com/c/en/us/support/docs/ip/access-lists/13608-21.html</text:a></text:span></text:p>
            <text:p><text:span text:style-name="T5">CIS Cisco IOS 15 Benchmark v4.0.0 </text:span></text:p>
            <text:p><text:span text:style-name="T6"><text:a xlink:href="https://www.cisecurity.org/cis-benchmarks/#cisco" xlink:type="simple">https://www.cisecurity.org/cis-benchmarks/#cisco</text:a></text:span></text:p>
          </table:table-cell>
          <table:table-cell table:number-columns-repeated="1014"/>
        </table:table-row>
        <table:table-row table:style-name="ro5">
          <table:table-cell/>
          <table:table-cell table:style-name="ce123" office:value-type="string" calcext:value-type="string">
            <text:p><text:span text:style-name="T105">interface &lt;interface name&gt; &lt;interface id&gt;</text:span></text:p>
            <text:p><text:span text:style-name="T105"> spanning-tree rootguard</text:span></text:p>
            <text:p><text:span text:style-name="T105"> spanning-tree guard root</text:span></text:p>
          </table:table-cell>
          <table:table-cell table:style-name="ce147" office:value-type="string" calcext:value-type="string">
            <text:p>Rogue root bridge protection (root guard)</text:p>
          </table:table-cell>
          <table:table-cell table:style-name="ce79" office:value-type="string" calcext:value-type="string">
            <text:p>Rogue root bridge </text:p>
          </table:table-cell>
          <table:table-cell table:style-name="ce79" office:value-type="string" calcext:value-type="string">
            <text:p>Data</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table:table-cell table:style-name="ce124" office:value-type="string" calcext:value-type="string">
            <text:p>spanning-tree portfast bpduguard default</text:p>
            <text:p/>
            <text:p>or</text:p>
            <text:p/>
            <text:p><text:span text:style-name="T30">interface &lt;interface name&gt; &lt;interface id&gt;</text:span></text:p>
            <text:p><text:span text:style-name="T30">  spanning-tree bpduguard enable</text:span></text:p>
            <text:p/>
            <text:p><text:span text:style-name="T30">avoid </text:span></text:p>
            <text:p/>
            <text:p><text:span text:style-name="T30">spanning-tree portfast bpdufilter enable</text:span></text:p>
            <text:p/>
            <text:p><text:span text:style-name="T30">interface &lt;interface name&gt; &lt;interface id&gt;</text:span></text:p>
            <text:p><text:span text:style-name="T30">  spanning-tree bpdufilter enable</text:span></text:p>
            <text:p/>
            <text:p/>
          </table:table-cell>
          <table:table-cell table:style-name="ce119" office:value-type="string" calcext:value-type="string">
            <text:p>BPDU protection (BPDU guard)</text:p>
          </table:table-cell>
          <table:table-cell table:style-name="ce119" office:value-type="string" calcext:value-type="string">
            <text:p>Connecting switch to edge port / Pripojenie pripínaču na koncový prístupový port</text:p>
          </table:table-cell>
          <table:table-cell table:style-name="ce79" office:value-type="string" calcext:value-type="string">
            <text:p>Data</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0">
          <table:table-cell/>
          <table:table-cell table:style-name="ce125" office:value-type="string" calcext:value-type="string">
            <text:p>spanning-tree portfast default</text:p>
            <text:p/>
            <text:p>or</text:p>
            <text:p/>
            <text:p><text:span text:style-name="T30">interface &lt;interface name&gt; &lt;interface id&gt;</text:span></text:p>
            <text:p><text:span text:style-name="T30"> spanning-tree portfast</text:span></text:p>
          </table:table-cell>
          <table:table-cell table:style-name="ce147" office:value-type="string" calcext:value-type="string">
            <text:p>All access ports should not participate in STP process / Všetky prístupové porty by sa nemali podielať na STP procese</text:p>
          </table:table-cell>
          <table:table-cell table:style-name="ce79" office:value-type="string" calcext:value-type="string">
            <text:p>Speed of convergence / Rýchlosť konvergencie</text:p>
          </table:table-cell>
          <table:table-cell table:style-name="ce79" office:value-type="string" calcext:value-type="string">
            <text:p>Control</text:p>
          </table:table-cell>
          <table:table-cell table:style-name="ce79" office:value-type="string" calcext:value-type="string">
            <text:p>STP</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10">
          <table:table-cell/>
          <table:table-cell table:style-name="ce126" office:value-type="string" calcext:value-type="string">
            <text:p>spanning-tree loopguard default</text:p>
            <text:p/>
            <text:p>or </text:p>
            <text:p/>
            <text:p><text:span text:style-name="T106">interface &lt;interface name&gt; &lt;interface id&gt;</text:span></text:p>
            <text:p><text:span text:style-name="T106"> spanning-tree guard loop</text:span></text:p>
          </table:table-cell>
          <table:table-cell table:style-name="ce147" office:value-type="string" calcext:value-type="string">
            <text:p>Special loop free STP configurations / <text:s/>Špeciálne konfigurácie zaisťujúce bezslučkovú topológiu pomocou STP</text:p>
          </table:table-cell>
          <table:table-cell table:style-name="ce79" office:value-type="string" calcext:value-type="string">
            <text:p>Unidirectional communication between switches / Jednosmerná komunikácia medzi prepínačmi</text:p>
          </table:table-cell>
          <table:table-cell table:style-name="ce79" office:value-type="string" calcext:value-type="string">
            <text:p>Control</text:p>
          </table:table-cell>
          <table:table-cell table:style-name="ce79" office:value-type="string" calcext:value-type="string">
            <text:p>S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49"/>
          <table:table-cell table:number-columns-repeated="1014"/>
        </table:table-row>
        <table:table-row table:style-name="ro3">
          <table:table-cell/>
          <table:table-cell table:style-name="ce124" office:value-type="string" calcext:value-type="string">
            <text:p>vlan &lt;id&gt;</text:p>
            <text:p> name &lt;name&gt;</text:p>
          </table:table-cell>
          <table:table-cell table:style-name="ce147" office:value-type="string" calcext:value-type="string">
            <text:p>Add name for each VLAN / Pridanie mena k VLAN</text:p>
          </table:table-cell>
          <table:table-cell table:style-name="ce79" office:value-type="string" calcext:value-type="string">
            <text:p>Hard identification of VLAN</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LOW</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3">
          <table:table-cell/>
          <table:table-cell table:style-name="ce125" office:value-type="string" calcext:value-type="string">
            <text:p>vlan &lt;id&gt;  </text:p>
            <text:p>name MANAGEMENT_VLAN</text:p>
          </table:table-cell>
          <table:table-cell table:style-name="ce147" office:value-type="string" calcext:value-type="string">
            <text:p>Create management VLAN / Vytvorenie separátnej VLAN pre manažment</text:p>
          </table:table-cell>
          <table:table-cell table:style-name="ce79" office:value-type="string" calcext:value-type="string">
            <text:p>NONE / NIE JE</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8">
          <table:table-cell/>
          <table:table-cell table:style-name="ce125" office:value-type="string" calcext:value-type="string">
            <text:p>vlan &lt;id&gt;  </text:p>
            <text:p>name BLACKHOLE_VLAN</text:p>
          </table:table-cell>
          <table:table-cell table:style-name="ce147" office:value-type="string" calcext:value-type="string">
            <text:p>Create special black hole VLAN for unused ports/ Vytvorenie špeciálnej black hole VLAN pre nevyužité porty</text:p>
          </table:table-cell>
          <table:table-cell table:style-name="ce79"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8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9">
          <table:table-cell/>
          <table:table-cell table:style-name="ce123" office:value-type="string" calcext:value-type="string">
            <text:p><text:span text:style-name="T30">interface &lt;interface name&gt; &lt;interface id&gt;</text:span></text:p>
            <text:p><text:span text:style-name="T30"> switchport mode access</text:span></text:p>
            <text:p><text:span text:style-name="T30"> switchport access vlan &lt;id&gt;</text:span></text:p>
          </table:table-cell>
          <table:table-cell table:style-name="ce147" office:value-type="string" calcext:value-type="string">
            <text:p>Unassign all ports from default VLAN / Odobrať všetky porty z opredvolenej VLAN</text:p>
          </table:table-cell>
          <table:table-cell table:style-name="ce79"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9">
          <table:table-cell/>
          <table:table-cell table:style-name="ce125" office:value-type="string" calcext:value-type="string">
            <text:p><text:span text:style-name="T107">vlan &lt;id&gt;  </text:span></text:p>
            <text:p><text:span text:style-name="T107">name NATIVE_VLAN</text:span></text:p>
            <text:p/>
            <text:p><text:span text:style-name="T30">interface &lt;interface name&gt; &lt;interface id&gt;</text:span></text:p>
            <text:p><text:span text:style-name="T30"> switchport mode trunk</text:span></text:p>
            <text:p><text:span text:style-name="T30"> switchport trunk native vlan &lt;id&gt;</text:span></text:p>
            <text:p><text:span text:style-name="T30"> switchport trunk allowed vlan &lt;id&gt;</text:span></text:p>
          </table:table-cell>
          <table:table-cell table:style-name="ce147"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79" office:value-type="string" calcext:value-type="string">
            <text:p>Default VLAN is allowed to be switches to every port, VLAN hopping, double tagging / Predvolenej VLAN je povolené byť prepnutá na akýkoľvek port, VLAN hopping, double tagging</text:p>
          </table:table-cell>
          <table:table-cell table:style-name="ce90" office:value-type="string" calcext:value-type="string">
            <text:p>Data</text:p>
          </table:table-cell>
          <table:table-cell table:style-name="ce79" office:value-type="string" calcext:value-type="string">
            <text:p>NONE</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SAFE Reference Guide</text:p>
          </table:table-cell>
          <table:table-cell table:number-columns-repeated="1014"/>
        </table:table-row>
        <table:table-row table:style-name="ro9">
          <table:table-cell/>
          <table:table-cell table:style-name="ce125" office:value-type="string" calcext:value-type="string">
            <text:p/>
            <text:p><text:span text:style-name="T30">interface &lt;interface name&gt; &lt;interface id&gt;</text:span></text:p>
            <text:p><text:span text:style-name="T30"> switchport mode trunk</text:span></text:p>
            <text:p><text:span text:style-name="T30"> no switchport mode dynamic desirable</text:span></text:p>
            <text:p><text:span text:style-name="T30"> no switchport mode dynamic auto</text:span></text:p>
            <text:p><text:span text:style-name="T30"> switchport nonegotiate</text:span></text:p>
            <text:p/>
          </table:table-cell>
          <table:table-cell table:style-name="ce119" office:value-type="string" calcext:value-type="string">
            <text:p>Turn of dynamic trunking protocol and explicitly set access and trunk ports / Vypnutie dynamického trunkovacieho protokolu a explicitne určiť porty ako prístupové a trunk</text:p>
          </table:table-cell>
          <table:table-cell table:style-name="ce119" office:value-type="string" calcext:value-type="string">
            <text:p>DTP attack, Switch spoofing attack / DTP útok, Switch spoofing útok</text:p>
          </table:table-cell>
          <table:table-cell table:style-name="ce119" office:value-type="string" calcext:value-type="string">
            <text:p>Data</text:p>
          </table:table-cell>
          <table:table-cell table:style-name="ce119" office:value-type="string" calcext:value-type="string">
            <text:p>DT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51"/>
          <table:table-cell table:number-columns-repeated="1014"/>
        </table:table-row>
        <table:table-row table:style-name="ro9">
          <table:table-cell/>
          <table:table-cell table:style-name="ce125" office:value-type="string" calcext:value-type="string">
            <text:p/>
            <text:p><text:span text:style-name="T30">interface &lt;interface name&gt; &lt;interface id&gt;</text:span></text:p>
            <text:p><text:span text:style-name="T108"> </text:span><text:span text:style-name="T109">switchport port-security maximum 1</text:span></text:p>
            <text:p><text:span text:style-name="T110"> switchport port-security mac-address sticky</text:span></text:p>
            <text:p><text:span text:style-name="T110"> or</text:span></text:p>
            <text:p><text:span text:style-name="T110"> switchport port-security mac-address static &lt;mac address&gt;</text:span></text:p>
            <text:p><text:span text:style-name="T110"> switchport port-security</text:span></text:p>
          </table:table-cell>
          <table:table-cell table:style-name="ce147" office:value-type="string" calcext:value-type="string">
            <text:p>Define maximum 1 MAC address to port, assign MAC address to port / Definovanie maximálne 1 MAC adresy na port, priradenie MAC adresy na port</text:p>
          </table:table-cell>
          <table:table-cell table:style-name="ce79" office:value-type="string" calcext:value-type="string">
            <text:p>MAC Spoofing, MAC Flooding </text:p>
          </table:table-cell>
          <table:table-cell table:style-name="ce119" office:value-type="string" calcext:value-type="string">
            <text:p>Data</text:p>
          </table:table-cell>
          <table:table-cell table:style-name="ce79" office:value-type="string" calcext:value-type="string">
            <text:p>LLC</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2">
          <table:table-cell/>
          <table:table-cell table:style-name="ce123" office:value-type="string" calcext:value-type="string">
            <text:p><text:span text:style-name="T105">interface &lt;interface name&gt; &lt;interface id&gt;</text:span></text:p>
            <text:p><text:span text:style-name="T108"> </text:span><text:span text:style-name="T109">switchport port-security violation mode shutdown</text:span></text:p>
            <text:p><text:span text:style-name="T108"> </text:span><text:span text:style-name="T109">switchport port-security violation mode restrict</text:span></text:p>
            <text:p><text:span text:style-name="T111"> no</text:span><text:span text:style-name="T112"> </text:span><text:span text:style-name="T113">switchport port-security violation mode protect</text:span></text:p>
          </table:table-cell>
          <table:table-cell table:style-name="ce147"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79" office:value-type="string" calcext:value-type="string">
            <text:p>MAC Spoofing, MAC Flooding </text:p>
          </table:table-cell>
          <table:table-cell table:style-name="ce119" office:value-type="string" calcext:value-type="string">
            <text:p>Data</text:p>
          </table:table-cell>
          <table:table-cell table:style-name="ce79" office:value-type="string" calcext:value-type="string">
            <text:p>LLC</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98"/>
          <table:table-cell table:number-columns-repeated="1014"/>
        </table:table-row>
        <table:table-row table:style-name="ro13">
          <table:table-cell/>
          <table:table-cell table:style-name="ce125" office:value-type="string" calcext:value-type="string">
            <text:p>vtp mode transparent</text:p>
            <text:p/>
            <text:p>or</text:p>
            <text:p/>
            <text:p>vtp off</text:p>
          </table:table-cell>
          <table:table-cell table:style-name="ce86" office:value-type="string" calcext:value-type="string">
            <text:p>Disable MVRP. MRP, GARP, VTP after successful VLAN propagation / Vypnutie MVRP. MRP, GARP, VTP po úspešnej propagácií VLAN</text:p>
          </table:table-cell>
          <table:table-cell table:style-name="ce79" office:value-type="string" calcext:value-type="string">
            <text:p>New switch with higher revision number but improper VLAN database can propagate false VLAN IDs and break network, many VTP attacks due to vulnerabilities / Nový prepínač s vyšším číslom revízií, ale nesprávnou VLAN databázou môže šíriť falošné VLAN identifikátory a spôsobiť nefunkčnosť siete, veľa možnćh VTP útokov kvǒli zraniteľnostiam </text:p>
          </table:table-cell>
          <table:table-cell table:style-name="ce79" office:value-type="string" calcext:value-type="string">
            <text:p>Control</text:p>
          </table:table-cell>
          <table:table-cell table:style-name="ce79" office:value-type="string" calcext:value-type="string">
            <text:p>VTP</text:p>
            <text:p>MVRP</text:p>
            <text:p>MRP</text:p>
            <text:p>GARP</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79" office:value-type="string" calcext:value-type="string">
            <text:p>Use VTP v3 with set password and enable VTP prunning/ Uprednostniť VTP verzie 3, špecifikovať skryté heslo a zapnúť VTP prunning</text:p>
          </table:table-cell>
          <table:table-cell table:style-name="ce79" office:value-type="string" calcext:value-type="string">
            <text:p>VTP must be used / VTP musí byť používané</text:p>
          </table:table-cell>
          <table:table-cell table:style-name="ce79" office:value-type="string" calcext:value-type="string">
            <text:p>Control</text:p>
          </table:table-cell>
          <table:table-cell table:style-name="ce79" office:value-type="string" calcext:value-type="string">
            <text:p>VTP</text:p>
            <text:p>MVRP</text:p>
            <text:p>MRP</text:p>
            <text:p>GARP</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11">storm-control broadcast level &lt;top level&gt; &lt;down level&gt;</text:span></text:p>
            <text:p><text:span text:style-name="T11">storm-control multicast level &lt;top level&gt; &lt;down level&gt;</text:span></text:p>
            <text:p><text:span text:style-name="T11">storm-control action trap</text:span></text:p>
          </table:table-cell>
          <table:table-cell table:style-name="ce119" office:value-type="string" calcext:value-type="string">
            <text:p>Send notification message when link reaches load threshold / Poslanie notifikácie pri prekročení prahovej hodnoty zaťaženia linky</text:p>
          </table:table-cell>
          <table:table-cell table:style-name="ce79" office:value-type="string" calcext:value-type="string">
            <text:p>High load of link / Vysoké zaťaženie linky</text:p>
          </table:table-cell>
          <table:table-cell table:style-name="ce79" office:value-type="string" calcext:value-type="string">
            <text:p>Data</text:p>
          </table:table-cell>
          <table:table-cell table:style-name="ce79" office:value-type="string" calcext:value-type="string">
            <text:p>NONE</text:p>
          </table:table-cell>
          <table:table-cell table:style-name="ce79" office:value-type="string" calcext:value-type="string">
            <text:p>MEDIUM</text:p>
          </table:table-cell>
          <table:table-cell table:number-columns-repeated="2" table:style-name="ce79" office:value-type="string" calcext:value-type="string">
            <text:p>ALL</text:p>
          </table:table-cell>
          <table:table-cell table:style-name="ce79"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4">
          <table:table-cell/>
          <table:table-cell table:style-name="ce119" office:value-type="string" calcext:value-type="string">
            <text:p><text:span text:style-name="T5">dot1x system-auth-control</text:span></text:p>
            <text:p><text:span text:style-name="T5">identity profile default</text:span></text:p>
            <text:p><text:span text:style-name="T30">interface &lt;interface name&gt; &lt;interface id&gt;</text:span></text:p>
            <text:p><text:span text:style-name="T30">  dot1x port-control auto</text:span></text:p>
            <text:p><text:span text:style-name="T30">  </text:span></text:p>
            <text:p><text:span text:style-name="T30">  or</text:span></text:p>
            <text:p/>
            <text:p><text:span text:style-name="T30">  access-session port-control auto</text:span></text:p>
            <text:p/>
            <text:p><text:span text:style-name="T30">  or</text:span></text:p>
            <text:p/>
            <text:p><text:span text:style-name="T30">  authentication port-control auto</text:span></text:p>
            <text:p><text:span text:style-name="T30">  dot1x pae authenticator|supplicant </text:span></text:p>
            <text:p/>
            <text:p><text:span text:style-name="T108">  no dot1x </text:span><text:span text:style-name="T114">port-control force-authorized</text:span></text:p>
            <text:p/>
            <text:p><text:span text:style-name="T115">  or</text:span></text:p>
            <text:p><text:span text:style-name="T30">  </text:span></text:p>
            <text:p><text:span text:style-name="T108">  no access-session </text:span><text:span text:style-name="T114">port-control force-authorized</text:span></text:p>
            <text:p/>
            <text:p><text:span text:style-name="T115">  or</text:span></text:p>
            <text:p/>
            <text:p><text:span text:style-name="T116">  no authentication</text:span><text:span text:style-name="T112"> </text:span><text:span text:style-name="T117">port-control force-authorized</text:span></text:p>
            <text:p/>
          </table:table-cell>
          <table:table-cell table:style-name="ce119" office:value-type="string" calcext:value-type="string">
            <text:p>Enable 802.1x <text:s/>/ Zapnutie 802.1x </text:p>
          </table:table-cell>
          <table:table-cell table:style-name="ce119" office:value-type="string" calcext:value-type="string">
            <text:p>Unauthorized users uses network / Využívanie siete nepovolenými používateľmi</text:p>
          </table:table-cell>
          <table:table-cell table:style-name="ce79" office:value-type="string" calcext:value-type="string">
            <text:p>Control</text:p>
          </table:table-cell>
          <table:table-cell table:style-name="ce79" office:value-type="string" calcext:value-type="string">
            <text:p>EAP</text:p>
            <text:p>PEAP</text:p>
            <text:p>EAPOL</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Cisco IOS 11 - IEEE 802.1x, autentizace k portu, MS IAS</text:p>
            <text:p><text:span text:style-name="T8"><text:a xlink:href="https://www.samuraj-cz.com/clanek/cisco-ios-11-ieee-802-1x-autentizace-k-portu-ms-ias/" xlink:type="simple">https://www.samuraj-cz.com/clanek/cisco-ios-11-ieee-802-1x-autentizace-k-portu-ms-ias/</text:a></text:span><text:span text:style-name="T8">Cisco IOS 12 - IEEE 802.1x a pokročilejší funkce  </text:span><text:span text:style-name="T8"><text:a xlink:href="https://www.samuraj-cz.com/clanek/cisco-ios-12-ieee-802-1x-a-pokrocilejsi-funkce/" xlink:type="simple">https://www.samuraj-cz.com/clanek/cisco-ios-12-ieee-802-1x-a-pokrocilejsi-funkce/</text:a></text:span></text:p>
          </table:table-cell>
          <table:table-cell table:style-name="ce79" office:value-type="string" calcext:value-type="string">
            <text:p>Enabled AAA and defined Radius server / Zapnuté AAA a definovaný Radius server</text:p>
          </table:table-cell>
          <table:table-cell table:style-name="ce79" table:number-columns-repeated="2"/>
          <table:table-cell table:number-columns-repeated="1011"/>
        </table:table-row>
        <table:table-row table:style-name="ro7">
          <table:table-cell/>
          <table:table-cell table:style-name="ce127" office:value-type="string" calcext:value-type="string">
            <text:p>dot1x auth-fail max-attempts &lt;number&gt;</text:p>
          </table:table-cell>
          <table:table-cell table:style-name="ce119" office:value-type="string" calcext:value-type="string">
            <text:p>Limit maximal failed 802.1x authentication attempts / Limitovanie maximálneho počtu neúspešných pokusov o autentizáciu 802.1x</text:p>
          </table:table-cell>
          <table:table-cell table:style-name="ce119" office:value-type="string" calcext:value-type="string">
            <text:p>Brute force guessing credentials for 802.1x / Útok hrubou silou hádaním prístupových údajov pre 802.1x </text:p>
          </table:table-cell>
          <table:table-cell table:style-name="ce79" office:value-type="string" calcext:value-type="string">
            <text:p>Control</text:p>
          </table:table-cell>
          <table:table-cell table:style-name="ce79" office:value-type="string" calcext:value-type="string">
            <text:p>EAP</text:p>
            <text:p>PEAP</text:p>
            <text:p>EAPOL</text:p>
          </table:table-cell>
          <table:table-cell table:style-name="ce79" office:value-type="string" calcext:value-type="string">
            <text:p>HIGH</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8">Cisco IOS 12 - IEEE 802.1x a pokročilejší funkce  </text:span><text:span text:style-name="T8"><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5">
          <table:table-cell/>
          <table:table-cell table:style-name="ce128" office:value-type="string" calcext:value-type="string">
            <text:p><text:span text:style-name="T5">ipv6 nd inspection policy &lt;policy name&gt;</text:span></text:p>
            <text:p><text:span text:style-name="T5"> drop unsecure</text:span></text:p>
            <text:p><text:span text:style-name="T5"> device-role monitor</text:span></text:p>
            <text:p><text:span text:style-name="T5"> tracking disable stale-lifetime infinite</text:span></text:p>
            <text:p><text:span text:style-name="T5"> trusted-port</text:span></text:p>
            <text:p><text:span text:style-name="T30">interface &lt;interface name&gt; &lt;interface id&gt;</text:span></text:p>
            <text:p><text:span text:style-name="T30"> ipv6 nd inspection attach-policy  &lt;policy name&gt;</text:span></text:p>
          </table:table-cell>
          <table:table-cell table:style-name="ce119" office:value-type="string" calcext:value-type="string">
            <text:p>IPv6 ND Inspection</text:p>
          </table:table-cell>
          <table:table-cell table:style-name="ce119" office:value-type="string" calcext:value-type="string">
            <text:p>IPv6 ND Spoofing</text:p>
          </table:table-cell>
          <table:table-cell table:style-name="ce79" office:value-type="string" calcext:value-type="string">
            <text:p>Control</text:p>
          </table:table-cell>
          <table:table-cell table:style-name="ce79" office:value-type="string" calcext:value-type="string">
            <text:p>IPv6</text:p>
            <text:p>ND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
            <text:p><text:span text:style-name="T5">Bezpečné IPv6: zkrocení zlých směrovačů</text:span></text:p>
            <text:p><text:span text:style-name="T6"><text:a xlink:href="https://www.root.cz/clanky/bezpecne-ipv6-zkroceni-zlych-smerovacu/" xlink:type="simple">https://www.root.cz/clanky/bezpecne-ipv6-zkroceni-zlych-smerovacu/</text:a></text:span></text:p>
            <text:p><text:span text:style-name="T5">Bezpečné IPv6 : směrovač se hlásí</text:span></text:p>
            <text:p><text:span text:style-name="T5"><text:a xlink:href="https://www.root.cz/clanky/bezpecne" xlink:type="simple">https://www.root.cz/clanky/bezpecne</text:a></text:span><text:span text:style-name="T5">-ipv6-smerovac-se-hlasi/</text:span></text:p>
            <text:p><text:span text:style-name="T5">IPv6 First-Hop Security Configuration Guide</text:span></text:p>
          </table:table-cell>
          <table:table-cell table:style-name="ce79" office:value-type="string" calcext:value-type="string">
            <text:p>IPv6 support</text:p>
            <text:p>IPv6 enabled</text:p>
          </table:table-cell>
          <table:table-cell table:style-name="ce79" table:number-columns-repeated="2"/>
          <table:table-cell table:style-name="ce79"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30"> ipv6 nd inspection attach-policy  &lt;policy name&gt; for all vlans</text:span></text:p>
            <text:p/>
            <text:p><text:span text:style-name="T5">ND SNOOPING – TOFU</text:span></text:p>
            <text:p><text:span text:style-name="T5">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2">
          <table:table-cell/>
          <table:table-cell table:style-name="ce134" office:value-type="string" calcext:value-type="string">
            <text:p><text:span text:style-name="T118">ipv6 nd raguard policy &lt;polic name&gt;</text:span></text:p>
            <text:p><text:span text:style-name="T118"> device-role host|router</text:span></text:p>
            <text:p><text:span text:style-name="T118"> hop-limit maximu &lt;number&gt;</text:span></text:p>
            <text:p><text:span text:style-name="T118"> managed-config-flag on|off</text:span></text:p>
            <text:p><text:span text:style-name="T119"> other-config-flag on|off</text:span></text:p>
            <text:p><text:span text:style-name="T119"> match ipv6 access-list &lt;acl name&gt;</text:span></text:p>
            <text:p><text:span text:style-name="T119"> match ra prefix-list &lt;prefix list name&gt;</text:span></text:p>
            <text:p><text:span text:style-name="T119"> trusted-port</text:span></text:p>
            <text:p><text:span text:style-name="T30">interface &lt;interface name&gt; &lt;interface id&gt;</text:span></text:p>
            <text:p><text:span text:style-name="T120"> </text:span><text:span text:style-name="T121">ipv6 nd raguard attach-policy &lt;policy name&gt;</text:span></text:p>
          </table:table-cell>
          <table:table-cell table:style-name="ce119" office:value-type="string" calcext:value-type="string">
            <text:p>RA Guard</text:p>
          </table:table-cell>
          <table:table-cell table:style-name="ce119" office:value-type="string" calcext:value-type="string">
            <text:p>Rogue RA</text:p>
            <text:p>RA Flood</text:p>
            <text:p><text:span text:style-name="T5">Route Information Option injection</text:span></text:p>
            <text:p><text:span text:style-name="T5">RA RouterLifeTime=0</text:span></text:p>
            <text:p/>
          </table:table-cell>
          <table:table-cell table:style-name="ce79" office:value-type="string" calcext:value-type="string">
            <text:p>Control</text:p>
          </table:table-cell>
          <table:table-cell table:style-name="ce79" office:value-type="string" calcext:value-type="string">
            <text:p>IPv6</text:p>
            <text:p>ND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
            <text:p><text:span text:style-name="T5">Bezpečné IPv6: zkrocení zlých směrovačů</text:span></text:p>
            <text:p><text:span text:style-name="T6"><text:a xlink:href="https://www.root.cz/clanky/bezpecne-ipv6-zkroceni-zlych-smerovacu/" xlink:type="simple">https://www.root.cz/clanky/bezpecne-ipv6-zkroceni-zlych-smerovacu/</text:a></text:span></text:p>
            <text:p><text:span text:style-name="T5">Bezpečné IPv6 : směrovač se hlásí</text:span></text:p>
            <text:p><text:span text:style-name="T5"><text:a xlink:href="https://www.root.cz/clanky/bezpecne" xlink:type="simple">https://www.root.cz/clanky/bezpecne</text:a></text:span><text:span text:style-name="T5">-ipv6-smerovac-se-hlasi/</text:span></text:p>
            <text:p><text:span text:style-name="T5">IPv6 First-Hop Security Configuration Guide</text:span></text:p>
          </table:table-cell>
          <table:table-cell table:style-name="ce79" table:number-columns-repeated="3"/>
          <table:table-cell table:style-name="ce79" office:value-type="string" calcext:value-type="string">
            <text:p><text:span text:style-name="T13">RA FLOOD – There can be legitimate RA in filtered advert messages </text:span></text:p>
            <text:p><text:span text:style-name="T13">Route Information Option – More routes can be inject by one RA messages</text:span></text:p>
            <text:p><text:span text:style-name="T13">RA RouterLifeTime=0 – Route can bedeleted by RA message where route life time is zero, no default gateway is present</text:span></text:p>
            <text:p/>
            <text:p/>
            <text:p><text:span text:style-name="T13">ak ostatne nedam trusted-port su implicitne untrusted?</text:span></text:p>
          </table:table-cell>
          <table:table-cell table:number-columns-repeated="1010"/>
        </table:table-row>
        <table:table-row table:style-name="ro7">
          <table:table-cell/>
          <table:table-cell office:value-type="string" calcext:value-type="string">
            <text:p>ip dhcp snooping</text:p>
            <text:p>ip dhcp snooping vlan &lt;vlan-id&gt; </text:p>
            <text:p><text:span text:style-name="T30">interface &lt;interface name&gt; &lt;interface id&gt;</text:span></text:p>
            <text:p> ip dhcp snooping trust</text:p>
            <text:p> no ip dhcp snooping trust</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table:number-columns-repeated="3"/>
          <table:table-cell office:value-type="string" calcext:value-type="string">
            <text:p><text:span text:style-name="T8">in case dhcp relay see </text:span><text:span text:style-name="T8"><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11">ipv6 snooping policy &lt;policy name&gt;</text:span></text:p>
            <text:p><text:span text:style-name="T11">  ipv6 snooping attach-policy &lt;policy name&gt;</text:span></text:p>
            <text:p><text:span text:style-name="T11">  prefix-glean</text:span></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table:number-columns-repeated="1014"/>
        </table:table-row>
        <table:table-row table:style-name="ro12">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30">interface &lt;interface name&gt; &lt;interface id&gt;</text:span></text:p>
            <text:p><text:span text:style-name="T30"> ipv6 dhcp guard attach-policy &lt;policy name&gt;</text:span></text:p>
          </table:table-cell>
          <table:table-cell table:style-name="ce79" office:value-type="string" calcext:value-type="string">
            <text:p>DHCP snooping, IPv6 Snooping, DHCPv6 Guard</text:p>
          </table:table-cell>
          <table:table-cell table:style-name="ce79" office:value-type="string" calcext:value-type="string">
            <text:p>DHCP spoofing</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Lan Switch Security</text:p>
            <text:p><text:span text:style-name="T5">Cisco Guide to Harden Cisco IOS Devices</text:span></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35" office:value-type="string" calcext:value-type="string">
            <text:p>ip dhcp snooping limit rate 100 </text:p>
          </table:table-cell>
          <table:table-cell office:value-type="string" calcext:value-type="string">
            <text:p>Limit DHCP packet / Odmedziť počet DHCP paketov</text:p>
          </table:table-cell>
          <table:table-cell office:value-type="string" calcext:value-type="string">
            <text:p>Too many DHCP packets, DHCP Flood / Příliš veľa DHCP paketov, zaplavenie DHCP paketmi</text:p>
          </table:table-cell>
          <table:table-cell table:style-name="ce79" office:value-type="string" calcext:value-type="string">
            <text:p>Control</text:p>
          </table:table-cell>
          <table:table-cell table:style-name="ce79" office:value-type="string" calcext:value-type="string">
            <text:p>DHCP</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154"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79" office:value-type="string" calcext:value-type="string">
            <text:p>DHCP Snooping</text:p>
          </table:table-cell>
          <table:table-cell table:style-name="ce79" table:number-columns-repeated="2"/>
          <table:table-cell table:number-columns-repeated="1011"/>
        </table:table-row>
        <table:table-row table:style-name="ro8">
          <table:table-cell/>
          <table:table-cell table:style-name="ce138" office:value-type="string" calcext:value-type="string">
            <text:p><text:span text:style-name="T122">ip arp inspection vlan &lt;vlan id&gt; </text:span></text:p>
            <text:p><text:span text:style-name="T123">ip arp inspection validate src-mac dst-mac ip</text:span></text:p>
            <text:p/>
            <text:p><text:span text:style-name="T123">on uplink</text:span></text:p>
            <text:p/>
            <text:p><text:span text:style-name="T15">ip arp inspection trust</text:span></text:p>
            <text:p/>
            <text:p/>
            <text:p/>
          </table:table-cell>
          <table:table-cell table:style-name="ce80" office:value-type="string" calcext:value-type="string">
            <text:p>Dynamic ARP Inspection</text:p>
          </table:table-cell>
          <table:table-cell table:style-name="ce79" office:value-type="string" calcext:value-type="string">
            <text:p>ARP Spoofing</text:p>
          </table:table-cell>
          <table:table-cell table:style-name="ce79" office:value-type="string" calcext:value-type="string">
            <text:p>Control</text:p>
          </table:table-cell>
          <table:table-cell table:style-name="ce79" office:value-type="string" calcext:value-type="string">
            <text:p>LLC</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CCNA SECURITY STUDY GUIDE</text:p>
          </table:table-cell>
          <table:table-cell table:style-name="ce79" office:value-type="string" calcext:value-type="string">
            <text:p>DHCP Snooping</text:p>
          </table:table-cell>
          <table:table-cell table:style-name="ce79" table:number-columns-repeated="2"/>
          <table:table-cell table:number-columns-repeated="1011"/>
        </table:table-row>
        <table:table-row table:style-name="ro6">
          <table:table-cell/>
          <table:table-cell table:style-name="ce138" office:value-type="string" calcext:value-type="string">
            <text:p><text:span text:style-name="T122">ip verify source port-security</text:span></text:p>
            <text:p><text:span text:style-name="T122">ip verify source</text:span></text:p>
            <text:p><text:span text:style-name="T122">ip verify source vlan dhcp-snooping</text:span></text:p>
            <text:p><text:span text:style-name="T122">ip verify source vlan dhcp-snooping port-security</text:span></text:p>
            <text:p/>
            <text:p><text:span text:style-name="T122">ipv6 source-guard policy &lt;policy name&gt;</text:span></text:p>
            <text:p><text:span text:style-name="T122"> permit link-local</text:span></text:p>
            <text:p><text:span text:style-name="T122"> deny global-autoconf</text:span></text:p>
            <text:p><text:span text:style-name="T122"> trusted</text:span></text:p>
            <text:p><text:span text:style-name="T30">interface &lt;interface name&gt; &lt;interface id&gt;</text:span></text:p>
            <text:p><text:span text:style-name="T30"> ipv6 source-guard attach-policy &lt;policy name&gt;</text:span></text:p>
          </table:table-cell>
          <table:table-cell table:style-name="ce80" office:value-type="string" calcext:value-type="string">
            <text:p>IPv4 IPv6 Source Guard</text:p>
          </table:table-cell>
          <table:table-cell table:style-name="ce79" office:value-type="string" calcext:value-type="string">
            <text:p>IP spoofing</text:p>
          </table:table-cell>
          <table:table-cell table:style-name="ce79" office:value-type="string" calcext:value-type="string">
            <text:p>Control</text:p>
          </table:table-cell>
          <table:table-cell table:style-name="ce79" office:value-type="string" calcext:value-type="string">
            <text:p>IPv4</text:p>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80" office:value-type="string" calcext:value-type="string">
            <text:p>Cisco Guide to Harden Cisco IOS Devices</text:p>
            <text:p><text:span text:style-name="T6"><text:a xlink:href="https://www.cisco.com/c/en/us/support/docs/ip/access-lists/13608-21.html" xlink:type="simple">https://www.cisco.com/c/en/us/support/docs/ip/access-lists/13608-21.html</text:a></text:span></text:p>
            <text:p><text:span text:style-name="T5">IPv6 First-Hop Security Configuration Guide</text:span></text:p>
          </table:table-cell>
          <table:table-cell table:style-name="ce79" office:value-type="string" calcext:value-type="string">
            <text:p>DHCP Snooping</text:p>
            <text:p>DHCPv6 Snooping</text:p>
            <text:p>IPv6 Snooping</text:p>
          </table:table-cell>
          <table:table-cell table:style-name="ce79"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10"><text:a xlink:href="https://networklessons.com/cisco/ccie-routing-switching-written/ipv6-source-guard" xlink:type="simple">https://networklessons.com/cisco/ccie-routing-switching-written/ipv6-source-guard</text:a></text:span><text:span text:style-name="T10">, </text:span><text:span text:style-name="T10"><text:a xlink:href="https://www.cisco.com/c/en/us/td/docs/ios-xml/ios/ipv6_fhsec/configuration/xe-3s/ip6f-xe-3s-book/ip6-src-guard.html" xlink:type="simple">https://www.cisco.com/c/en/us/td/docs/ios-xml/ios/ipv6_fhsec/configuration/xe-3s/ip6f-xe-3s-book/ip6-src-guard.html</text:a></text:span><text:span text:style-name="T10">,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79" office:value-type="string" calcext:value-type="string">
            <text:p>ACL to block unrecognizable extended headers / ACL blokujúce nerozpoznateľne rozšírené hlavičky</text:p>
          </table:table-cell>
          <table:table-cell table:style-name="ce79" office:value-type="string" calcext:value-type="string">
            <text:p>IPv6 Next Header and IPv6 Fragmentation attack / IPv6 Next Header <text:s/>a IPv6 Fragmentation útok</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number-columns-repeated="2" table:style-name="ce79" office:value-type="string" calcext:value-type="string">
            <text:p>ALL</text:p>
          </table:table-cell>
          <table:table-cell table:style-name="ce79"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79" table:number-columns-repeated="3"/>
          <table:table-cell table:style-name="ce79" office:value-type="string" calcext:value-type="string">
            <text:p><text:span text:style-name="T5">Otazka ci na vsetkych zariadeniach</text:span></text:p>
            <text:p><text:span text:style-name="T5">ACL – Partially (legitime traffic can be dropped, L2 can ignore ACL)</text:span></text:p>
            <text:p><text:span text:style-name="T5">ACL – deny undetermined transport, unrecognised headers will be dropped</text:span></text:p>
            <text:p><text:span text:style-name="T5">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5">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8">
          <table:table-cell/>
          <table:table-cell table:style-name="ce82"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24"> remark deny mld query</text:span></text:p>
            <text:p><text:span text:style-name="T125"> deny </text:span><text:span text:style-name="T126">icmp any any mld-query</text:span></text:p>
          </table:table-cell>
          <table:table-cell table:style-name="ce79" office:value-type="string" calcext:value-type="string">
            <text:p>ACL to block ICMP echo request and MLD Query on access ports/ <text:s/>ACL blokujúce ICMP echo request a MLD Query na prístupových portoch</text:p>
          </table:table-cell>
          <table:table-cell table:style-name="ce79"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79" office:value-type="string" calcext:value-type="string">
            <text:p>Control</text:p>
          </table:table-cell>
          <table:table-cell table:style-name="ce79" office:value-type="string" calcext:value-type="string">
            <text:p>IPv4</text:p>
            <text:p>IPv6</text:p>
          </table:table-cell>
          <table:table-cell table:style-name="ce79" office:value-type="string" calcext:value-type="string">
            <text:p>MEDIUM</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5">Bezpečné IPv6: trable s multicastem</text:span></text:p>
            <text:p><text:span text:style-name="T5"><text:a xlink:href="https://www.root.cz/clanky/bezpecne-ipv6-trable-s-multicastem/" xlink:type="simple">https://www.root.cz/clanky/bezpecne-ipv6-trable-s-multicastem/</text:a></text:span><text:span text:style-name="T5">MLD Considered Harmful</text:span></text:p>
            <text:p><text:span text:style-name="T6"><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26">
          <table:table-cell/>
          <table:table-cell table:style-name="ce82"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5"> ipv6 nd ra-throttle attach-policy &lt;policy name&gt;</text:span></text:p>
            <text:p/>
            <text:p><text:span text:style-name="T15">or </text:span></text:p>
            <text:p/>
            <text:p><text:span text:style-name="T30">interface &lt;interface name&gt; &lt;interface id&gt;</text:span></text:p>
            <text:p><text:span text:style-name="T15"> ipv6 nd ra-throttle policy &lt;policy name&gt;</text:span></text:p>
          </table:table-cell>
          <table:table-cell table:style-name="ce79" office:value-type="string" calcext:value-type="string">
            <text:p>RA Throttling</text:p>
          </table:table-cell>
          <table:table-cell table:style-name="ce79"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LOW</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text:span text:style-name="T5">Bezpečné IPv6: trable s multicastem</text:span></text:p>
            <text:p><text:span text:style-name="T6"><text:a xlink:href="https://www.root.cz/clanky/bezpecne-ipv6-trable-s-multicastem/" xlink:type="simple">https://www.root.cz/clanky/bezpecne-ipv6-trable-s-multicastem/</text:a></text:span></text:p>
            <text:p><text:span text:style-name="T5">ND on wireless links and/or with sleeping nodes   </text:span></text:p>
            <text:p><text:span text:style-name="T5">https://www.ipv6council.be/IMG/pdf/20141212-08_vyncke_-_ipv6_multicast_issues-pptx.pdf</text:span></text:p>
          </table:table-cell>
          <table:table-cell table:number-columns-repeated="1014"/>
        </table:table-row>
        <table:table-row table:style-name="ro26">
          <table:table-cell/>
          <table:table-cell table:style-name="ce139" office:value-type="string" calcext:value-type="string">
            <text:p><text:span text:style-name="T115">key chain &lt;key chain&gt;</text:span></text:p>
            <text:p><text:span text:style-name="T115"> key &lt;id&gt;</text:span></text:p>
            <text:p><text:span text:style-name="T115">  key-string &lt;key string&gt;</text:span></text:p>
            <text:p><text:span text:style-name="T127">track &lt;value&gt; interface &lt;interface name&gt; &lt;interface id&gt; line-protocol</text:span></text:p>
            <text:p><text:span text:style-name="T127">interface &lt;interface name&gt; &lt;interface id&gt;</text:span></text:p>
            <text:p><text:span text:style-name="T127"> vrrp &lt;group id&gt; ip &lt;ip  address&gt;</text:span></text:p>
            <text:p><text:span text:style-name="T127"> vrrp priority &lt;value&gt;</text:span></text:p>
            <text:p><text:span text:style-name="T127"> vrrp &lt;group id&gt; track &lt;value&gt; decrement &lt;value&gt;</text:span></text:p>
            <text:p><text:span text:style-name="T30"> vrrp &lt;group id&gt; authentication md5 key-string &lt;key&gt;</text:span></text:p>
            <text:p/>
            <text:p><text:span text:style-name="T30"> or</text:span></text:p>
            <text:p/>
            <text:p><text:span text:style-name="T30"> &lt;group id&gt; authentication md5 key-chain &lt;key chain&gt;</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25">
          <table:table-cell/>
          <table:table-cell table:style-name="ce123" office:value-type="string" calcext:value-type="string">
            <text:p><text:span text:style-name="T115">key chain &lt;key chain&gt;</text:span></text:p>
            <text:p><text:span text:style-name="T115"> key &lt;id&gt;</text:span></text:p>
            <text:p><text:span text:style-name="T115">  key-string &lt;key string&gt;</text:span></text:p>
            <text:p><text:span text:style-name="T30">interface &lt;interface name&gt; &lt;interface id&gt;</text:span></text:p>
            <text:p><text:span text:style-name="T30"> standby &lt;group id&gt; ip &lt;ip address&gt;</text:span></text:p>
            <text:p><text:span text:style-name="T30"> standby &lt;group id&gt; priority &lt;value&gt;</text:span></text:p>
            <text:p><text:span text:style-name="T30"> standby &lt;group id&gt; preempt</text:span></text:p>
            <text:p><text:span text:style-name="T30"> standby &lt;group id&gt; authentication md5 key-string &lt;key&gt;</text:span></text:p>
            <text:p><text:span text:style-name="T30"> </text:span></text:p>
            <text:p><text:span text:style-name="T30"> or</text:span></text:p>
            <text:p><text:span text:style-name="T30"> </text:span></text:p>
            <text:p><text:span text:style-name="T30"> standby &lt;group id&gt; authentication md5 key-chain &lt;key chain&gt;</text:span></text:p>
            <text:p/>
            <text:p><text:span text:style-name="T30">track &lt;id&gt;  interface &lt;interface name&gt; &lt;interface id&gt;</text:span></text:p>
            <text:p><text:span text:style-name="T30">interface &lt;interface name&gt; &lt;interface id&gt;</text:span></text:p>
            <text:p><text:span text:style-name="T30">  standby &lt;group id&gt; track &lt;id&gt; decrement &lt;value&gt;</text:span></text:p>
            <text:p><text:span text:style-name="T30"> </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13">
          <table:table-cell/>
          <table:table-cell table:style-name="ce139" office:value-type="string" calcext:value-type="string">
            <text:p><text:span text:style-name="T115">key chain &lt;key chain&gt;</text:span></text:p>
            <text:p><text:span text:style-name="T115"> key &lt;id&gt;</text:span></text:p>
            <text:p><text:span text:style-name="T115">  key-string &lt;key string&gt;</text:span></text:p>
            <text:p><text:span text:style-name="T127">track &lt;value&gt; interface &lt;interface name&gt; &lt;interface id&gt; line-protocol</text:span></text:p>
            <text:p><text:span text:style-name="T127">interface &lt;interface name&gt; &lt;interface id&gt;</text:span></text:p>
            <text:p><text:span text:style-name="T127"> glbp &lt;group id&gt; ip &lt;ip  address&gt;</text:span></text:p>
            <text:p><text:span text:style-name="T128"> glbp &lt;group id&gt; </text:span><text:span text:style-name="T129">priority &lt;value&gt;</text:span></text:p>
            <text:p><text:span text:style-name="T30"> glbp &lt;group id&gt; preempt</text:span></text:p>
            <text:p><text:span text:style-name="T128"> glbp &lt;group id&gt; weighting &lt;value&gt; lower &lt;value&gt; upper &lt;value&gt;</text:span><text:span text:style-name="T129"> </text:span></text:p>
            <text:p><text:span text:style-name="T127"> glbp &lt;group id&gt; weighting track &lt;value&gt; decrement &lt;value&gt;</text:span></text:p>
            <text:p><text:span text:style-name="T30"> glbp &lt;group id&gt; authentication md5 key-string &lt;key&gt;</text:span></text:p>
            <text:p/>
            <text:p><text:span text:style-name="T30"> or</text:span></text:p>
            <text:p/>
            <text:p><text:span text:style-name="T30"> glbp &lt;group id&gt; authentication md5 key-chain &lt;key chain&gt;</text:span></text:p>
          </table:table-cell>
          <table:table-cell table:style-name="ce80" office:value-type="string" calcext:value-type="string">
            <text:p>Enable FHRP / Povolenie FHRP</text:p>
          </table:table-cell>
          <table:table-cell table:style-name="ce79" office:value-type="string" calcext:value-type="string">
            <text:p>Failing device or link would lead to network malfunction / Zlyhanie zariadenia alebo linky môže viest k nefunkčnosti siete </text:p>
          </table:table-cell>
          <table:table-cell table:style-name="ce79" office:value-type="string" calcext:value-type="string">
            <text:p>Control</text:p>
          </table:table-cell>
          <table:table-cell table:style-name="ce79" office:value-type="string" calcext:value-type="string">
            <text:p>VRRP</text:p>
            <text:p>HSRP</text:p>
            <text:p>GLBP</text:p>
          </table:table-cell>
          <table:table-cell table:style-name="ce79" office:value-type="string" calcext:value-type="string">
            <text:p>MEDIUM</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number-columns-repeated="1015"/>
        </table:table-row>
        <table:table-row table:style-name="ro7">
          <table:table-cell/>
          <table:table-cell office:value-type="string" calcext:value-type="string">
            <text:p>ipv6 neighbor &lt;ipv6 address&gt; vlan &lt;vlan id&gt; &lt;mac address&gt;</text:p>
          </table:table-cell>
          <table:table-cell table:style-name="ce15" office:value-type="string" calcext:value-type="string">
            <text:p>Static records for critical devices (servers) / Statický záznam pre kritické zariadenia (servery)</text:p>
            <text:p/>
          </table:table-cell>
          <table:table-cell table:style-name="ce79" office:value-type="string" calcext:value-type="string">
            <text:p>Neighbor cache exhaustion / Vyčerpanie cache susedov</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88">interface &lt;interface name&gt; &lt;interface id&gt;</text:span></text:p>
            <text:p><text:span text:style-name="T130"> ipv6 traffic-filter &lt;acl name&gt; in</text:span></text:p>
          </table:table-cell>
          <table:table-cell table:style-name="ce15" office:value-type="string" calcext:value-type="string">
            <text:p>To mitigate a remote attack from internet, setup ACL to permit only our destination IPv6  connected networks / Na zabránenie vzdialeného útoku cez internet je potreba nastaviť ACL, kde povolujeme iba komunikáciu s cieľovými IPv6 adresami, ktoré sa nachádzajú v našej sieti</text:p>
            <text:p/>
          </table:table-cell>
          <table:table-cell table:style-name="ce79" office:value-type="string" calcext:value-type="string">
            <text:p>Neighbor cache exhaustion / Vyčerpanie cache susedov</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style-name="ce79" office:value-type="string" calcext:value-type="string">
            <text:p>R, L3SW</text:p>
          </table:table-cell>
          <table:table-cell table:style-name="ce80" office:value-type="string" calcext:value-type="string">
            <text:p>CORE/EDGE, COLLAPSED COREDIST, COLLAPSED ALL</text:p>
          </table:table-cell>
          <table:table-cell table:style-name="ce79"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0">
          <table:table-cell/>
          <table:table-cell table:style-name="ce60" office:value-type="string" calcext:value-type="string">
            <text:p>ipv6 destination-guard policy &lt;policy name&gt;</text:p>
            <text:p>  enforcement always</text:p>
            <text:p><text:span text:style-name="T79">interface &lt;interface name&gt; &lt;interface id&gt;</text:span></text:p>
            <text:p><text:span text:style-name="T131"> ipv6 destination-guard attach-policy &lt;policy name&gt;</text:span></text:p>
            <text:p/>
            <text:p/>
          </table:table-cell>
          <table:table-cell table:style-name="ce80" office:value-type="string" calcext:value-type="string">
            <text:p><text:span text:style-name="T1">IP destination Guard (First Hop Security)</text:span></text:p>
            <text:p><text:span text:style-name="T1"/></text:p>
            <text:p/>
            <text:p/>
          </table:table-cell>
          <table:table-cell table:style-name="ce79" office:value-type="string" calcext:value-type="string">
            <text:p>Neighbor cache exhaustion / Vyčerpanie cache susedov</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19">
          <table:table-cell/>
          <table:table-cell office:value-type="string" calcext:value-type="string">
            <text:p><text:span text:style-name="T79">interface &lt;interface name&gt; &lt;interface id&gt;</text:span></text:p>
            <text:p> ipv6 neighbors max-learning-num &lt;num&gt;</text:p>
          </table:table-cell>
          <table:table-cell table:style-name="ce85" office:value-type="string" calcext:value-type="string">
            <text:p><text:span text:style-name="T2">Limit IPv6 addresses in neighbor cache / Limitovanie počtu IPv6 adries v cache susedov</text:span></text:p>
            <text:p><text:span text:style-name="T3"/></text:p>
            <text:p><text:span text:style-name="T4"/></text:p>
            <text:p/>
          </table:table-cell>
          <table:table-cell table:style-name="ce79" office:value-type="string" calcext:value-type="string">
            <text:p>Neighbor cache exhaustion / Vyčerpanie cache susedov</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61" office:value-type="string" calcext:value-type="string">
            <text:p>ipv6 nd cache expire &lt;time in seconds&gt;</text:p>
          </table:table-cell>
          <table:table-cell table:style-name="ce85" office:value-type="string" calcext:value-type="string">
            <text:p>Limit time of IPv6 address in neighbor cache / Limitovanie času IPv6 adresy v cache susedov</text:p>
          </table:table-cell>
          <table:table-cell table:style-name="ce79" office:value-type="string" calcext:value-type="string">
            <text:p>Neighbor cache exhaustion / Vyčerpanie cache susedov</text:p>
          </table:table-cell>
          <table:table-cell table:style-name="ce79" office:value-type="string" calcext:value-type="string">
            <text:p>Control</text:p>
          </table:table-cell>
          <table:table-cell table:style-name="ce79" office:value-type="string" calcext:value-type="string">
            <text:p>IPv6</text:p>
          </table:table-cell>
          <table:table-cell table:style-name="ce79" office:value-type="string" calcext:value-type="string">
            <text:p>CRITICAL</text:p>
          </table:table-cell>
          <table:table-cell table:style-name="ce79" office:value-type="string" calcext:value-type="string">
            <text:p>L3SW, L2SW</text:p>
          </table:table-cell>
          <table:table-cell table:style-name="ce79" office:value-type="string" calcext:value-type="string">
            <text:p>DISTRIBUTION, COLLAPSED DISTACC, ACCESS</text:p>
          </table:table-cell>
          <table:table-cell table:style-name="ce79"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14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85" office:value-type="string" calcext:value-type="string">
            <text:p>Setup Firewall interception / Nastavenie zachytávanie firewallom</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80" office:value-type="string" calcext:value-type="string">
            <text:p>CORE/EDGE, COLLAPSED COREDIST, COLLAPSED ALL</text:p>
          </table:table-cell>
          <table:table-cell table:style-name="ce79" office:value-type="string" calcext:value-type="string">
            <text:p>Cisco router configuration handbook</text:p>
          </table:table-cell>
          <table:table-cell table:number-columns-repeated="1014"/>
        </table:table-row>
        <table:table-row table:style-name="ro7">
          <table:table-cell/>
          <table:table-cell table:style-name="ce85" office:value-type="string" calcext:value-type="string">
            <text:p>ip ips sdf location &lt;signature location&gt;</text:p>
            <text:p>ip ips fail  open|close</text:p>
            <text:p><text:span text:style-name="T5">ip ips &lt;signature</text:span> name&gt; list &lt;alc name&gt;</text:p>
            <text:p>ip ips &lt;signature name&gt; in|out</text:p>
          </table:table-cell>
          <table:table-cell table:style-name="ce85" office:value-type="string" calcext:value-type="string">
            <text:p>Setup IDS/IPS / Nastavenie IDS/IPS</text:p>
          </table:table-cell>
          <table:table-cell table:style-name="ce85" office:value-type="string" calcext:value-type="string">
            <text:p>Complex security threats and policy violations / Komplexné bezpečnostné hrozby a narošenie bezpečnosti</text:p>
          </table:table-cell>
          <table:table-cell table:style-name="ce79" office:value-type="string" calcext:value-type="string">
            <text:p>Control</text:p>
          </table:table-cell>
          <table:table-cell table:style-name="ce79" office:value-type="string" calcext:value-type="string">
            <text:p>NONE</text:p>
          </table:table-cell>
          <table:table-cell table:style-name="ce79" office:value-type="string" calcext:value-type="string">
            <text:p>HIGH</text:p>
          </table:table-cell>
          <table:table-cell office:value-type="string" calcext:value-type="string">
            <text:p>R, L3SW</text:p>
          </table:table-cell>
          <table:table-cell table:style-name="ce80" office:value-type="string" calcext:value-type="string">
            <text:p>CORE/EDGE, COLLAPSED COREDIST, COLLAPSED ALL</text:p>
          </table:table-cell>
          <table:table-cell table:style-name="ce79" office:value-type="string" calcext:value-type="string">
            <text:p>Cisco router configuration handbook</text:p>
          </table:table-cell>
          <table:table-cell table:number-columns-repeated="1014"/>
        </table:table-row>
        <table:table-row table:style-name="ro11" table:number-rows-repeated="28">
          <table:table-cell table:number-columns-repeated="1024"/>
        </table:table-row>
        <table:table-row table:style-name="ro11">
          <table:table-cell/>
          <table:table-cell table:style-name="ce145"/>
          <table:table-cell table:number-columns-repeated="1022"/>
        </table:table-row>
        <table:table-row table:style-name="ro11" table:number-rows-repeated="3">
          <table:table-cell table:number-columns-repeated="1024"/>
        </table:table-row>
        <table:table-row table:style-name="ro11">
          <table:table-cell/>
          <table:table-cell table:style-name="ce145"/>
          <table:table-cell table:number-columns-repeated="1022"/>
        </table:table-row>
        <table:table-row table:style-name="ro11">
          <table:table-cell table:number-columns-repeated="1024"/>
        </table:table-row>
        <table:table-row table:style-name="ro11">
          <table:table-cell/>
          <table:table-cell table:style-name="ce124"/>
          <table:table-cell table:number-columns-repeated="1022"/>
        </table:table-row>
        <table:table-row table:style-name="ro11">
          <table:table-cell table:number-columns-repeated="1024"/>
        </table:table-row>
        <table:table-row table:style-name="ro11" table:number-rows-repeated="8">
          <table:table-cell/>
          <table:table-cell table:style-name="ce124"/>
          <table:table-cell table:number-columns-repeated="1022"/>
        </table:table-row>
        <table:table-row table:style-name="ro11">
          <table:table-cell/>
          <table:table-cell table:style-name="ce124"/>
          <table:table-cell/>
          <table:table-cell table:style-name="ce125"/>
          <table:table-cell table:number-columns-repeated="1020"/>
        </table:table-row>
        <table:table-row table:style-name="ro11">
          <table:table-cell/>
          <table:table-cell table:style-name="ce124"/>
          <table:table-cell table:number-columns-repeated="1022"/>
        </table:table-row>
        <table:table-row table:style-name="ro11" table:number-rows-repeated="3">
          <table:table-cell table:number-columns-repeated="1024"/>
        </table:table-row>
        <table:table-row table:style-name="ro11" table:number-rows-repeated="3">
          <table:table-cell/>
          <table:table-cell table:style-name="ce125"/>
          <table:table-cell table:number-columns-repeated="1022"/>
        </table:table-row>
        <table:table-row table:style-name="ro11">
          <table:table-cell table:number-columns-repeated="1024"/>
        </table:table-row>
        <table:table-row table:style-name="ro11">
          <table:table-cell/>
          <table:table-cell table:style-name="ce124"/>
          <table:table-cell table:number-columns-repeated="1022"/>
        </table:table-row>
        <table:table-row table:style-name="ro11" table:number-rows-repeated="52">
          <table:table-cell table:number-columns-repeated="1024"/>
        </table:table-row>
        <table:table-row table:style-name="ro11">
          <table:table-cell/>
          <table:table-cell table:style-name="ce125"/>
          <table:table-cell table:number-columns-repeated="1022"/>
        </table:table-row>
        <table:table-row table:style-name="ro11" table:number-rows-repeated="16">
          <table:table-cell table:number-columns-repeated="1024"/>
        </table:table-row>
        <table:table-row table:style-name="ro11">
          <table:table-cell table:number-columns-repeated="3"/>
          <table:table-cell table:style-name="ce128"/>
          <table:table-cell table:number-columns-repeated="1020"/>
        </table:table-row>
        <table:table-row table:style-name="ro11">
          <table:table-cell/>
          <table:table-cell table:style-name="ce124"/>
          <table:table-cell table:number-columns-repeated="1022"/>
        </table:table-row>
        <table:table-row table:style-name="ro11" table:number-rows-repeated="3">
          <table:table-cell table:number-columns-repeated="1024"/>
        </table:table-row>
        <table:table-row table:style-name="ro11">
          <table:table-cell table:number-columns-repeated="2"/>
          <table:table-cell table:style-name="ce104"/>
          <table:table-cell table:number-columns-repeated="1021"/>
        </table:table-row>
        <table:table-row table:style-name="ro11" table:number-rows-repeated="1048296">
          <table:table-cell table:number-columns-repeated="1024"/>
        </table:table-row>
        <table:table-row table:style-name="ro11">
          <table:table-cell table:number-columns-repeated="1024"/>
        </table:table-row>
      </table:table>
      <table:table table:name="Prehlad utokov tabulka" table:style-name="ta1">
        <table:table-column table:style-name="co16" table:default-cell-style-name="ce71"/>
        <table:table-column table:style-name="co6" table:number-columns-repeated="3" table:default-cell-style-name="ce71"/>
        <table:table-column table:style-name="co6" table:number-columns-repeated="3" table:default-cell-style-name="Default"/>
        <table:table-row table:style-name="ro3">
          <table:table-cell table:style-name="ce193" office:value-type="string" calcext:value-type="string">
            <text:p> </text:p>
          </table:table-cell>
          <table:table-cell table:style-name="ce197" office:value-type="string" calcext:value-type="string">
            <text:p>RA-Guard</text:p>
          </table:table-cell>
          <table:table-cell table:style-name="ce197" office:value-type="string" calcext:value-type="string">
            <text:p>ACL/PACL</text:p>
          </table:table-cell>
          <table:table-cell table:style-name="ce197" office:value-type="string" calcext:value-type="string">
            <text:p>ND-Snooping</text:p>
          </table:table-cell>
          <table:table-cell table:style-name="ce197" office:value-type="string" calcext:value-type="string">
            <text:p>SEND</text:p>
          </table:table-cell>
          <table:table-cell table:style-name="ce197" office:value-type="string" calcext:value-type="string">
            <text:p>Deaktivace IPv6</text:p>
          </table:table-cell>
          <table:table-cell table:style-name="ce197" office:value-type="string" calcext:value-type="string">
            <text:p>Blokování IPv6</text:p>
          </table:table-cell>
        </table:table-row>
        <table:table-row table:style-name="ro11">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71" office:value-type="string" calcext:value-type="string">
            <text:p> </text:p>
          </table:table-cell>
          <table:table-cell table:number-columns-repeated="2" table:style-name="ce71" office:value-type="string" calcext:value-type="string">
            <text:p>✔</text:p>
          </table:table-cell>
        </table:table-row>
        <table:table-row table:style-name="ro11">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71" office:value-type="string" calcext:value-type="string">
            <text:p>✔</text:p>
          </table:table-cell>
        </table:table-row>
        <table:table-row table:style-name="ro11">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71" office:value-type="string" calcext:value-type="string">
            <text:p>✔</text:p>
          </table:table-cell>
        </table:table-row>
        <table:table-row table:style-name="ro11">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71" office:value-type="string" calcext:value-type="string">
            <text:p> </text:p>
          </table:table-cell>
          <table:table-cell table:number-columns-repeated="2" table:style-name="ce71" office:value-type="string" calcext:value-type="string">
            <text:p>✔</text:p>
          </table:table-cell>
        </table:table-row>
        <table:table-row table:style-name="ro11">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71" office:value-type="string" calcext:value-type="string">
            <text:p> </text:p>
          </table:table-cell>
          <table:table-cell table:number-columns-repeated="2" table:style-name="ce71" office:value-type="string" calcext:value-type="string">
            <text:p>✔</text:p>
          </table:table-cell>
        </table:table-row>
        <table:table-row table:style-name="ro11">
          <table:table-cell office:value-type="string" calcext:value-type="string" table:number-columns-spanned="7" table:number-rows-spanned="1">
            <text:p> </text:p>
          </table:table-cell>
          <table:covered-table-cell table:number-columns-repeated="6" table:style-name="ce72"/>
        </table:table-row>
        <table:table-row table:style-name="ro11">
          <table:table-cell office:value-type="string" calcext:value-type="string">
            <text:p>Vyžaduje podporu na síťových prvcích</text:p>
          </table:table-cell>
          <table:table-cell table:number-columns-repeated="3" office:value-type="string" calcext:value-type="string">
            <text:p>✔</text:p>
          </table:table-cell>
          <table:table-cell table:style-name="ce71" office:value-type="string" calcext:value-type="string">
            <text:p>✔1</text:p>
          </table:table-cell>
          <table:table-cell table:style-name="ce71" office:value-type="string" calcext:value-type="string">
            <text:p> </text:p>
          </table:table-cell>
          <table:table-cell table:style-name="ce71" office:value-type="string" calcext:value-type="string">
            <text:p>✔</text:p>
          </table:table-cell>
        </table:table-row>
        <table:table-row table:style-name="ro11">
          <table:table-cell table:style-name="ce72" table:number-columns-repeated="7"/>
        </table:table-row>
        <table:table-row table:style-name="ro11">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71" office:value-type="string" calcext:value-type="string">
            <text:p>✔</text:p>
          </table:table-cell>
          <table:table-cell table:style-name="ce71" office:value-type="string" calcext:value-type="string">
            <text:p> </text:p>
          </table:table-cell>
        </table:table-row>
        <table:table-row table:style-name="ro11">
          <table:table-cell table:style-name="ce196"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1" table:number-rows-repeated="2">
          <table:table-cell table:style-name="Default" table:number-columns-repeated="4"/>
          <table:table-cell table:number-columns-repeated="3"/>
        </table:table-row>
        <table:table-row table:style-name="ro3">
          <table:table-cell table:style-name="ce72"/>
          <table:table-cell table:style-name="ce197" office:value-type="string" calcext:value-type="string">
            <text:p>DHCP snooping</text:p>
          </table:table-cell>
          <table:table-cell table:style-name="ce197" office:value-type="string" calcext:value-type="string">
            <text:p>ARP inspection</text:p>
          </table:table-cell>
          <table:table-cell table:style-name="ce197" office:value-type="string" calcext:value-type="string">
            <text:p>IP source guard</text:p>
          </table:table-cell>
          <table:table-cell table:number-columns-repeated="3"/>
        </table:table-row>
        <table:table-row table:style-name="ro11">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1">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1">
          <table:table-cell office:value-type="string" calcext:value-type="string">
            <text:p>Vynucení DHCP</text:p>
          </table:table-cell>
          <table:table-cell table:style-name="ce198" office:value-type="string" calcext:value-type="string">
            <text:p> </text:p>
          </table:table-cell>
          <table:table-cell table:number-columns-repeated="2" office:value-type="string" calcext:value-type="string">
            <text:p>✔</text:p>
          </table:table-cell>
          <table:table-cell table:number-columns-repeated="3"/>
        </table:table-row>
        <table:table-row table:style-name="ro11">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1">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1" table:number-rows-repeated="8">
          <table:table-cell table:style-name="Default" table:number-columns-repeated="4"/>
          <table:table-cell table:number-columns-repeated="3"/>
        </table:table-row>
        <table:table-row table:style-name="ro5">
          <table:table-cell table:style-name="ce197"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5">
          <table:table-cell table:style-name="ce197"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3">
          <table:table-cell table:style-name="ce197"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7"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5">
          <table:table-cell table:style-name="ce197"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7"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20:47:57.2050672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03T17:34:29.562531343</dc:date>
    <meta:editing-duration>P7DT14H28M44S</meta:editing-duration>
    <meta:editing-cycles>530</meta:editing-cycles>
    <meta:document-statistic meta:table-count="3" meta:cell-count="2586" meta:object-count="0"/>
  </office:meta>
</office:document-meta>
</file>